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([.A1]-[.F$2])^2" office:value-type="float" office:value="0.398161">
            <text:p>0.398161</text:p>
          </table:table-cell>
          <table:table-cell table:formula="of:=([.B1]-[.G$2])^2" office:value-type="float" office:value="46.267204">
            <text:p>46.26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2]-[.F$2])^2" office:value-type="float" office:value="0.398161">
            <text:p>0.398161</text:p>
          </table:table-cell>
          <table:table-cell table:formula="of:=([.B2]-[.G$2])^2" office:value-type="float" office:value="0.0392040000000002">
            <text:p>0.039204</text:p>
          </table:table-cell>
          <table:table-cell/>
          <table:table-cell table:formula="of:=SUM([.A1:.A1000])/1000" office:value-type="float" office:value="10.631">
            <text:p>10.631</text:p>
          </table:table-cell>
          <table:table-cell table:formula="of:=SUM([.B1:.B1000])/1000" office:value-type="float" office:value="26.198">
            <text:p>26.198</text:p>
          </table:table-cell>
          <table:table-cell/>
          <table:table-cell table:formula="of:=SUM([.C1:.C1000])/999" office:value-type="float" office:value="11.3622012012011">
            <text:p>11.3622012012</text:p>
          </table:table-cell>
          <table:table-cell table:formula="of:=SUM([.D1:.D1000])/999" office:value-type="float" office:value="35.5343303303304">
            <text:p>35.534330330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]-[.F$2])^2" office:value-type="float" office:value="2.660161">
            <text:p>2.660161</text:p>
          </table:table-cell>
          <table:table-cell table:formula="of:=([.B3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]-[.F$2])^2" office:value-type="float" office:value="2.660161">
            <text:p>2.660161</text:p>
          </table:table-cell>
          <table:table-cell table:formula="of:=([.B4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]-[.F$2])^2" office:value-type="float" office:value="0.136161">
            <text:p>0.136161</text:p>
          </table:table-cell>
          <table:table-cell table:formula="of:=([.B5]-[.G$2])^2" office:value-type="float" office:value="7.851204">
            <text:p>7.851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A6]-[.F$2])^2" office:value-type="float" office:value="5.612161">
            <text:p>5.612161</text:p>
          </table:table-cell>
          <table:table-cell table:formula="of:=([.B6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7]-[.F$2])^2" office:value-type="float" office:value="0.136161">
            <text:p>0.136161</text:p>
          </table:table-cell>
          <table:table-cell table:formula="of:=([.B7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8]-[.F$2])^2" office:value-type="float" office:value="0.398161">
            <text:p>0.398161</text:p>
          </table:table-cell>
          <table:table-cell table:formula="of:=([.B8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([.A9]-[.F$2])^2" office:value-type="float" office:value="2.660161">
            <text:p>2.660161</text:p>
          </table:table-cell>
          <table:table-cell table:formula="of:=([.B9]-[.G$2])^2" office:value-type="float" office:value="23.059204">
            <text:p>23.059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f:=([.A10]-[.F$2])^2" office:value-type="float" office:value="1.874161">
            <text:p>1.874161</text:p>
          </table:table-cell>
          <table:table-cell table:formula="of:=([.B10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formula="of:=([.A11]-[.F$2])^2" office:value-type="float" office:value="2.660161">
            <text:p>2.660161</text:p>
          </table:table-cell>
          <table:table-cell table:formula="of:=([.B11]-[.G$2])^2" office:value-type="float" office:value="77.475204">
            <text:p>77.47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([.A12]-[.F$2])^2" office:value-type="float" office:value="0.398161">
            <text:p>0.398161</text:p>
          </table:table-cell>
          <table:table-cell table:formula="of:=([.B12]-[.G$2])^2" office:value-type="float" office:value="46.267204">
            <text:p>46.26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13]-[.F$2])^2" office:value-type="float" office:value="0.398161">
            <text:p>0.398161</text:p>
          </table:table-cell>
          <table:table-cell table:formula="of:=([.B13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14]-[.F$2])^2" office:value-type="float" office:value="0.398161">
            <text:p>0.398161</text:p>
          </table:table-cell>
          <table:table-cell table:formula="of:=([.B14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15]-[.F$2])^2" office:value-type="float" office:value="0.398161">
            <text:p>0.398161</text:p>
          </table:table-cell>
          <table:table-cell table:formula="of:=([.B15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table:formula="of:=([.A16]-[.F$2])^2" office:value-type="float" office:value="1.874161">
            <text:p>1.874161</text:p>
          </table:table-cell>
          <table:table-cell table:formula="of:=([.B16]-[.G$2])^2" office:value-type="float" office:value="615.139204">
            <text:p>615.1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17]-[.F$2])^2" office:value-type="float" office:value="0.398161">
            <text:p>0.398161</text:p>
          </table:table-cell>
          <table:table-cell table:formula="of:=([.B17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18]-[.F$2])^2" office:value-type="float" office:value="2.660161">
            <text:p>2.660161</text:p>
          </table:table-cell>
          <table:table-cell table:formula="of:=([.B18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19]-[.F$2])^2" office:value-type="float" office:value="0.398161">
            <text:p>0.398161</text:p>
          </table:table-cell>
          <table:table-cell table:formula="of:=([.B19]-[.G$2])^2" office:value-type="float" office:value="7.851204">
            <text:p>7.85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0]-[.F$2])^2" office:value-type="float" office:value="2.660161">
            <text:p>2.660161</text:p>
          </table:table-cell>
          <table:table-cell table:formula="of:=([.B20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21]-[.F$2])^2" office:value-type="float" office:value="0.136161">
            <text:p>0.136161</text:p>
          </table:table-cell>
          <table:table-cell table:formula="of:=([.B21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22]-[.F$2])^2" office:value-type="float" office:value="0.398161">
            <text:p>0.398161</text:p>
          </table:table-cell>
          <table:table-cell table:formula="of:=([.B22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23]-[.F$2])^2" office:value-type="float" office:value="0.398161">
            <text:p>0.398161</text:p>
          </table:table-cell>
          <table:table-cell table:formula="of:=([.B23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24]-[.F$2])^2" office:value-type="float" office:value="6.922161">
            <text:p>6.922161</text:p>
          </table:table-cell>
          <table:table-cell table:formula="of:=([.B24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25]-[.F$2])^2" office:value-type="float" office:value="2.660161">
            <text:p>2.660161</text:p>
          </table:table-cell>
          <table:table-cell table:formula="of:=([.B25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26]-[.F$2])^2" office:value-type="float" office:value="6.922161">
            <text:p>6.922161</text:p>
          </table:table-cell>
          <table:table-cell table:formula="of:=([.B26]-[.G$2])^2" office:value-type="float" office:value="27.019204">
            <text:p>27.0192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27]-[.F$2])^2" office:value-type="float" office:value="19.088161">
            <text:p>19.088161</text:p>
          </table:table-cell>
          <table:table-cell table:formula="of:=([.B27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28]-[.F$2])^2" office:value-type="float" office:value="0.398161">
            <text:p>0.398161</text:p>
          </table:table-cell>
          <table:table-cell table:formula="of:=([.B28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29]-[.F$2])^2" office:value-type="float" office:value="6.922161">
            <text:p>6.922161</text:p>
          </table:table-cell>
          <table:table-cell table:formula="of:=([.B29]-[.G$2])^2" office:value-type="float" office:value="27.019204">
            <text:p>27.01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30]-[.F$2])^2" office:value-type="float" office:value="2.660161">
            <text:p>2.660161</text:p>
          </table:table-cell>
          <table:table-cell table:formula="of:=([.B30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31]-[.F$2])^2" office:value-type="float" office:value="2.660161">
            <text:p>2.660161</text:p>
          </table:table-cell>
          <table:table-cell table:formula="of:=([.B31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2]-[.F$2])^2" office:value-type="float" office:value="0.398161">
            <text:p>0.398161</text:p>
          </table:table-cell>
          <table:table-cell table:formula="of:=([.B32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33]-[.F$2])^2" office:value-type="float" office:value="0.136161">
            <text:p>0.136161</text:p>
          </table:table-cell>
          <table:table-cell table:formula="of:=([.B33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34]-[.F$2])^2" office:value-type="float" office:value="0.398161">
            <text:p>0.398161</text:p>
          </table:table-cell>
          <table:table-cell table:formula="of:=([.B34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([.A35]-[.F$2])^2" office:value-type="float" office:value="0.136161">
            <text:p>0.136161</text:p>
          </table:table-cell>
          <table:table-cell table:formula="of:=([.B35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A36]-[.F$2])^2" office:value-type="float" office:value="5.612161">
            <text:p>5.612161</text:p>
          </table:table-cell>
          <table:table-cell table:formula="of:=([.B36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37]-[.F$2])^2" office:value-type="float" office:value="0.398161">
            <text:p>0.398161</text:p>
          </table:table-cell>
          <table:table-cell table:formula="of:=([.B37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8]-[.F$2])^2" office:value-type="float" office:value="0.398161">
            <text:p>0.398161</text:p>
          </table:table-cell>
          <table:table-cell table:formula="of:=([.B38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39]-[.F$2])^2" office:value-type="float" office:value="13.184161">
            <text:p>13.184161</text:p>
          </table:table-cell>
          <table:table-cell table:formula="of:=([.B39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40]-[.F$2])^2" office:value-type="float" office:value="2.660161">
            <text:p>2.660161</text:p>
          </table:table-cell>
          <table:table-cell table:formula="of:=([.B40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41]-[.F$2])^2" office:value-type="float" office:value="2.660161">
            <text:p>2.660161</text:p>
          </table:table-cell>
          <table:table-cell table:formula="of:=([.B41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42]-[.F$2])^2" office:value-type="float" office:value="13.184161">
            <text:p>13.184161</text:p>
          </table:table-cell>
          <table:table-cell table:formula="of:=([.B42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43]-[.F$2])^2" office:value-type="float" office:value="2.660161">
            <text:p>2.660161</text:p>
          </table:table-cell>
          <table:table-cell table:formula="of:=([.B43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table:formula="of:=([.A44]-[.F$2])^2" office:value-type="float" office:value="11.350161">
            <text:p>11.350161</text:p>
          </table:table-cell>
          <table:table-cell table:formula="of:=([.B44]-[.G$2])^2" office:value-type="float" office:value="615.139204">
            <text:p>615.139204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([.A45]-[.F$2])^2" office:value-type="float" office:value="21.446161">
            <text:p>21.446161</text:p>
          </table:table-cell>
          <table:table-cell table:formula="of:=([.B45]-[.G$2])^2" office:value-type="float" office:value="103.999204">
            <text:p>103.99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46]-[.F$2])^2" office:value-type="float" office:value="0.398161">
            <text:p>0.398161</text:p>
          </table:table-cell>
          <table:table-cell table:formula="of:=([.B46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47]-[.F$2])^2" office:value-type="float" office:value="0.398161">
            <text:p>0.398161</text:p>
          </table:table-cell>
          <table:table-cell table:formula="of:=([.B47]-[.G$2])^2" office:value-type="float" office:value="7.851204">
            <text:p>7.851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([.A48]-[.F$2])^2" office:value-type="float" office:value="1.874161">
            <text:p>1.874161</text:p>
          </table:table-cell>
          <table:table-cell table:formula="of:=([.B48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9]-[.F$2])^2" office:value-type="float" office:value="2.660161">
            <text:p>2.660161</text:p>
          </table:table-cell>
          <table:table-cell table:formula="of:=([.B49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50]-[.F$2])^2" office:value-type="float" office:value="0.398161">
            <text:p>0.398161</text:p>
          </table:table-cell>
          <table:table-cell table:formula="of:=([.B50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formula="of:=([.A51]-[.F$2])^2" office:value-type="float" office:value="0.398161">
            <text:p>0.398161</text:p>
          </table:table-cell>
          <table:table-cell table:formula="of:=([.B51]-[.G$2])^2" office:value-type="float" office:value="353.515204">
            <text:p>353.51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formula="of:=([.A52]-[.F$2])^2" office:value-type="float" office:value="0.136161">
            <text:p>0.136161</text:p>
          </table:table-cell>
          <table:table-cell table:formula="of:=([.B52]-[.G$2])^2" office:value-type="float" office:value="139.287204">
            <text:p>139.287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53]-[.F$2])^2" office:value-type="float" office:value="13.184161">
            <text:p>13.184161</text:p>
          </table:table-cell>
          <table:table-cell table:formula="of:=([.B53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4]-[.F$2])^2" office:value-type="float" office:value="0.398161">
            <text:p>0.398161</text:p>
          </table:table-cell>
          <table:table-cell table:formula="of:=([.B54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5]-[.F$2])^2" office:value-type="float" office:value="0.398161">
            <text:p>0.398161</text:p>
          </table:table-cell>
          <table:table-cell table:formula="of:=([.B55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formula="of:=([.A56]-[.F$2])^2" office:value-type="float" office:value="107.516161">
            <text:p>107.516161</text:p>
          </table:table-cell>
          <table:table-cell table:formula="of:=([.B56]-[.G$2])^2" office:value-type="float" office:value="46.267204">
            <text:p>46.26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57]-[.F$2])^2" office:value-type="float" office:value="0.398161">
            <text:p>0.398161</text:p>
          </table:table-cell>
          <table:table-cell table:formula="of:=([.B57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58]-[.F$2])^2" office:value-type="float" office:value="2.660161">
            <text:p>2.660161</text:p>
          </table:table-cell>
          <table:table-cell table:formula="of:=([.B58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59]-[.F$2])^2" office:value-type="float" office:value="2.660161">
            <text:p>2.660161</text:p>
          </table:table-cell>
          <table:table-cell table:formula="of:=([.B5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table:formula="of:=([.A60]-[.F$2])^2" office:value-type="float" office:value="5.612161">
            <text:p>5.612161</text:p>
          </table:table-cell>
          <table:table-cell table:formula="of:=([.B60]-[.G$2])^2" office:value-type="float" office:value="432.723204">
            <text:p>432.72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61]-[.F$2])^2" office:value-type="float" office:value="2.660161">
            <text:p>2.660161</text:p>
          </table:table-cell>
          <table:table-cell table:formula="of:=([.B61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62]-[.F$2])^2" office:value-type="float" office:value="0.398161">
            <text:p>0.398161</text:p>
          </table:table-cell>
          <table:table-cell table:formula="of:=([.B62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63]-[.F$2])^2" office:value-type="float" office:value="2.660161">
            <text:p>2.660161</text:p>
          </table:table-cell>
          <table:table-cell table:formula="of:=([.B63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64]-[.F$2])^2" office:value-type="float" office:value="6.922161">
            <text:p>6.922161</text:p>
          </table:table-cell>
          <table:table-cell table:formula="of:=([.B64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65]-[.F$2])^2" office:value-type="float" office:value="2.660161">
            <text:p>2.660161</text:p>
          </table:table-cell>
          <table:table-cell table:formula="of:=([.B65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66]-[.F$2])^2" office:value-type="float" office:value="2.660161">
            <text:p>2.660161</text:p>
          </table:table-cell>
          <table:table-cell table:formula="of:=([.B66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67]-[.F$2])^2" office:value-type="float" office:value="0.398161">
            <text:p>0.398161</text:p>
          </table:table-cell>
          <table:table-cell table:formula="of:=([.B67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68]-[.F$2])^2" office:value-type="float" office:value="0.398161">
            <text:p>0.398161</text:p>
          </table:table-cell>
          <table:table-cell table:formula="of:=([.B68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69]-[.F$2])^2" office:value-type="float" office:value="6.922161">
            <text:p>6.922161</text:p>
          </table:table-cell>
          <table:table-cell table:formula="of:=([.B69]-[.G$2])^2" office:value-type="float" office:value="103.999204">
            <text:p>103.99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70]-[.F$2])^2" office:value-type="float" office:value="0.398161">
            <text:p>0.398161</text:p>
          </table:table-cell>
          <table:table-cell table:formula="of:=([.B70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71]-[.F$2])^2" office:value-type="float" office:value="0.398161">
            <text:p>0.398161</text:p>
          </table:table-cell>
          <table:table-cell table:formula="of:=([.B71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([.A72]-[.F$2])^2" office:value-type="float" office:value="0.398161">
            <text:p>0.398161</text:p>
          </table:table-cell>
          <table:table-cell table:formula="of:=([.B72]-[.G$2])^2" office:value-type="float" office:value="33.663204">
            <text:p>33.66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73]-[.F$2])^2" office:value-type="float" office:value="0.398161">
            <text:p>0.398161</text:p>
          </table:table-cell>
          <table:table-cell table:formula="of:=([.B73]-[.G$2])^2" office:value-type="float" office:value="7.851204">
            <text:p>7.851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table:formula="of:=([.A74]-[.F$2])^2" office:value-type="float" office:value="0.136161">
            <text:p>0.136161</text:p>
          </table:table-cell>
          <table:table-cell table:formula="of:=([.B74]-[.G$2])^2" office:value-type="float" office:value="219.099204">
            <text:p>219.09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75]-[.F$2])^2" office:value-type="float" office:value="0.398161">
            <text:p>0.398161</text:p>
          </table:table-cell>
          <table:table-cell table:formula="of:=([.B75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76]-[.F$2])^2" office:value-type="float" office:value="6.922161">
            <text:p>6.922161</text:p>
          </table:table-cell>
          <table:table-cell table:formula="of:=([.B76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77]-[.F$2])^2" office:value-type="float" office:value="6.922161">
            <text:p>6.922161</text:p>
          </table:table-cell>
          <table:table-cell table:formula="of:=([.B77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78]-[.F$2])^2" office:value-type="float" office:value="54.302161">
            <text:p>54.302161</text:p>
          </table:table-cell>
          <table:table-cell table:formula="of:=([.B78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79]-[.F$2])^2" office:value-type="float" office:value="2.660161">
            <text:p>2.660161</text:p>
          </table:table-cell>
          <table:table-cell table:formula="of:=([.B79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80]-[.F$2])^2" office:value-type="float" office:value="0.398161">
            <text:p>0.398161</text:p>
          </table:table-cell>
          <table:table-cell table:formula="of:=([.B80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81]-[.F$2])^2" office:value-type="float" office:value="0.398161">
            <text:p>0.398161</text:p>
          </table:table-cell>
          <table:table-cell table:formula="of:=([.B81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table:formula="of:=([.A82]-[.F$2])^2" office:value-type="float" office:value="1.874161">
            <text:p>1.874161</text:p>
          </table:table-cell>
          <table:table-cell table:formula="of:=([.B82]-[.G$2])^2" office:value-type="float" office:value="615.139204">
            <text:p>615.1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83]-[.F$2])^2" office:value-type="float" office:value="2.660161">
            <text:p>2.660161</text:p>
          </table:table-cell>
          <table:table-cell table:formula="of:=([.B83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84]-[.F$2])^2" office:value-type="float" office:value="0.398161">
            <text:p>0.398161</text:p>
          </table:table-cell>
          <table:table-cell table:formula="of:=([.B84]-[.G$2])^2" office:value-type="float" office:value="77.475204">
            <text:p>77.47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5]-[.F$2])^2" office:value-type="float" office:value="2.660161">
            <text:p>2.660161</text:p>
          </table:table-cell>
          <table:table-cell table:formula="of:=([.B85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table:formula="of:=([.A86]-[.F$2])^2" office:value-type="float" office:value="5.612161">
            <text:p>5.612161</text:p>
          </table:table-cell>
          <table:table-cell table:formula="of:=([.B86]-[.G$2])^2" office:value-type="float" office:value="219.099204">
            <text:p>219.099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formula="of:=([.A87]-[.F$2])^2" office:value-type="float" office:value="1.874161">
            <text:p>1.874161</text:p>
          </table:table-cell>
          <table:table-cell table:formula="of:=([.B87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8]-[.F$2])^2" office:value-type="float" office:value="0.398161">
            <text:p>0.398161</text:p>
          </table:table-cell>
          <table:table-cell table:formula="of:=([.B88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89]-[.F$2])^2" office:value-type="float" office:value="6.922161">
            <text:p>6.922161</text:p>
          </table:table-cell>
          <table:table-cell table:formula="of:=([.B89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90]-[.F$2])^2" office:value-type="float" office:value="0.398161">
            <text:p>0.398161</text:p>
          </table:table-cell>
          <table:table-cell table:formula="of:=([.B90]-[.G$2])^2" office:value-type="float" office:value="60.871204">
            <text:p>60.87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91]-[.F$2])^2" office:value-type="float" office:value="0.398161">
            <text:p>0.398161</text:p>
          </table:table-cell>
          <table:table-cell table:formula="of:=([.B91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92]-[.F$2])^2" office:value-type="float" office:value="0.398161">
            <text:p>0.398161</text:p>
          </table:table-cell>
          <table:table-cell table:formula="of:=([.B92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93]-[.F$2])^2" office:value-type="float" office:value="0.398161">
            <text:p>0.398161</text:p>
          </table:table-cell>
          <table:table-cell table:formula="of:=([.B93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94]-[.F$2])^2" office:value-type="float" office:value="0.398161">
            <text:p>0.398161</text:p>
          </table:table-cell>
          <table:table-cell table:formula="of:=([.B94]-[.G$2])^2" office:value-type="float" office:value="60.871204">
            <text:p>60.871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formula="of:=([.A95]-[.F$2])^2" office:value-type="float" office:value="1.874161">
            <text:p>1.874161</text:p>
          </table:table-cell>
          <table:table-cell table:formula="of:=([.B95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96]-[.F$2])^2" office:value-type="float" office:value="2.660161">
            <text:p>2.660161</text:p>
          </table:table-cell>
          <table:table-cell table:formula="of:=([.B96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97]-[.F$2])^2" office:value-type="float" office:value="2.660161">
            <text:p>2.660161</text:p>
          </table:table-cell>
          <table:table-cell table:formula="of:=([.B97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98]-[.F$2])^2" office:value-type="float" office:value="2.660161">
            <text:p>2.660161</text:p>
          </table:table-cell>
          <table:table-cell table:formula="of:=([.B98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99]-[.F$2])^2" office:value-type="float" office:value="2.660161">
            <text:p>2.660161</text:p>
          </table:table-cell>
          <table:table-cell table:formula="of:=([.B99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([.A100]-[.F$2])^2" office:value-type="float" office:value="21.446161">
            <text:p>21.446161</text:p>
          </table:table-cell>
          <table:table-cell table:formula="of:=([.B100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table:formula="of:=([.A101]-[.F$2])^2" office:value-type="float" office:value="11.350161">
            <text:p>11.350161</text:p>
          </table:table-cell>
          <table:table-cell table:formula="of:=([.B101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formula="of:=([.A102]-[.F$2])^2" office:value-type="float" office:value="28.826161">
            <text:p>28.826161</text:p>
          </table:table-cell>
          <table:table-cell table:formula="of:=([.B102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03]-[.F$2])^2" office:value-type="float" office:value="0.398161">
            <text:p>0.398161</text:p>
          </table:table-cell>
          <table:table-cell table:formula="of:=([.B103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104]-[.F$2])^2" office:value-type="float" office:value="13.184161">
            <text:p>13.184161</text:p>
          </table:table-cell>
          <table:table-cell table:formula="of:=([.B104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105]-[.F$2])^2" office:value-type="float" office:value="0.398161">
            <text:p>0.398161</text:p>
          </table:table-cell>
          <table:table-cell table:formula="of:=([.B105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06]-[.F$2])^2" office:value-type="float" office:value="0.398161">
            <text:p>0.398161</text:p>
          </table:table-cell>
          <table:table-cell table:formula="of:=([.B106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107]-[.F$2])^2" office:value-type="float" office:value="0.398161">
            <text:p>0.398161</text:p>
          </table:table-cell>
          <table:table-cell table:formula="of:=([.B107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([.A108]-[.F$2])^2" office:value-type="float" office:value="5.612161">
            <text:p>5.612161</text:p>
          </table:table-cell>
          <table:table-cell table:formula="of:=([.B108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09]-[.F$2])^2" office:value-type="float" office:value="2.660161">
            <text:p>2.660161</text:p>
          </table:table-cell>
          <table:table-cell table:formula="of:=([.B10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10]-[.F$2])^2" office:value-type="float" office:value="0.398161">
            <text:p>0.398161</text:p>
          </table:table-cell>
          <table:table-cell table:formula="of:=([.B110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111]-[.F$2])^2" office:value-type="float" office:value="0.398161">
            <text:p>0.398161</text:p>
          </table:table-cell>
          <table:table-cell table:formula="of:=([.B111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([.A112]-[.F$2])^2" office:value-type="float" office:value="178.730161">
            <text:p>178.730161</text:p>
          </table:table-cell>
          <table:table-cell table:formula="of:=([.B112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113]-[.F$2])^2" office:value-type="float" office:value="6.922161">
            <text:p>6.922161</text:p>
          </table:table-cell>
          <table:table-cell table:formula="of:=([.B113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14]-[.F$2])^2" office:value-type="float" office:value="2.660161">
            <text:p>2.660161</text:p>
          </table:table-cell>
          <table:table-cell table:formula="of:=([.B114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formula="of:=([.A115]-[.F$2])^2" office:value-type="float" office:value="70.040161">
            <text:p>70.040161</text:p>
          </table:table-cell>
          <table:table-cell table:formula="of:=([.B115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table:formula="of:=([.A116]-[.F$2])^2" office:value-type="float" office:value="5.612161">
            <text:p>5.612161</text:p>
          </table:table-cell>
          <table:table-cell table:formula="of:=([.B116]-[.G$2])^2" office:value-type="float" office:value="475.327204">
            <text:p>475.32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117]-[.F$2])^2" office:value-type="float" office:value="2.660161">
            <text:p>2.660161</text:p>
          </table:table-cell>
          <table:table-cell table:formula="of:=([.B117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18]-[.F$2])^2" office:value-type="float" office:value="2.660161">
            <text:p>2.660161</text:p>
          </table:table-cell>
          <table:table-cell table:formula="of:=([.B118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119]-[.F$2])^2" office:value-type="float" office:value="2.660161">
            <text:p>2.660161</text:p>
          </table:table-cell>
          <table:table-cell table:formula="of:=([.B119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120]-[.F$2])^2" office:value-type="float" office:value="0.136161">
            <text:p>0.136161</text:p>
          </table:table-cell>
          <table:table-cell table:formula="of:=([.B120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121]-[.F$2])^2" office:value-type="float" office:value="2.660161">
            <text:p>2.660161</text:p>
          </table:table-cell>
          <table:table-cell table:formula="of:=([.B121]-[.G$2])^2" office:value-type="float" office:value="7.851204">
            <text:p>7.85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122]-[.F$2])^2" office:value-type="float" office:value="2.660161">
            <text:p>2.660161</text:p>
          </table:table-cell>
          <table:table-cell table:formula="of:=([.B122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123]-[.F$2])^2" office:value-type="float" office:value="1.874161">
            <text:p>1.874161</text:p>
          </table:table-cell>
          <table:table-cell table:formula="of:=([.B123]-[.G$2])^2" office:value-type="float" office:value="77.475204">
            <text:p>77.47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24]-[.F$2])^2" office:value-type="float" office:value="0.398161">
            <text:p>0.398161</text:p>
          </table:table-cell>
          <table:table-cell table:formula="of:=([.B124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formula="of:=([.A125]-[.F$2])^2" office:value-type="float" office:value="2.660161">
            <text:p>2.660161</text:p>
          </table:table-cell>
          <table:table-cell table:formula="of:=([.B125]-[.G$2])^2" office:value-type="float" office:value="77.475204">
            <text:p>77.47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126]-[.F$2])^2" office:value-type="float" office:value="0.398161">
            <text:p>0.398161</text:p>
          </table:table-cell>
          <table:table-cell table:formula="of:=([.B126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([.A127]-[.F$2])^2" office:value-type="float" office:value="0.136161">
            <text:p>0.136161</text:p>
          </table:table-cell>
          <table:table-cell table:formula="of:=([.B127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128]-[.F$2])^2" office:value-type="float" office:value="0.136161">
            <text:p>0.136161</text:p>
          </table:table-cell>
          <table:table-cell table:formula="of:=([.B128]-[.G$2])^2" office:value-type="float" office:value="23.059204">
            <text:p>23.05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129]-[.F$2])^2" office:value-type="float" office:value="0.398161">
            <text:p>0.398161</text:p>
          </table:table-cell>
          <table:table-cell table:formula="of:=([.B129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130]-[.F$2])^2" office:value-type="float" office:value="40.564161">
            <text:p>40.564161</text:p>
          </table:table-cell>
          <table:table-cell table:formula="of:=([.B130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131]-[.F$2])^2" office:value-type="float" office:value="6.922161">
            <text:p>6.922161</text:p>
          </table:table-cell>
          <table:table-cell table:formula="of:=([.B131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132]-[.F$2])^2" office:value-type="float" office:value="2.660161">
            <text:p>2.660161</text:p>
          </table:table-cell>
          <table:table-cell table:formula="of:=([.B132]-[.G$2])^2" office:value-type="float" office:value="7.851204">
            <text:p>7.85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33]-[.F$2])^2" office:value-type="float" office:value="2.660161">
            <text:p>2.660161</text:p>
          </table:table-cell>
          <table:table-cell table:formula="of:=([.B133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134]-[.F$2])^2" office:value-type="float" office:value="0.398161">
            <text:p>0.398161</text:p>
          </table:table-cell>
          <table:table-cell table:formula="of:=([.B134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135]-[.F$2])^2" office:value-type="float" office:value="0.398161">
            <text:p>0.398161</text:p>
          </table:table-cell>
          <table:table-cell table:formula="of:=([.B135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136]-[.F$2])^2" office:value-type="float" office:value="2.660161">
            <text:p>2.660161</text:p>
          </table:table-cell>
          <table:table-cell table:formula="of:=([.B136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137]-[.F$2])^2" office:value-type="float" office:value="0.398161">
            <text:p>0.398161</text:p>
          </table:table-cell>
          <table:table-cell table:formula="of:=([.B137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138]-[.F$2])^2" office:value-type="float" office:value="2.660161">
            <text:p>2.660161</text:p>
          </table:table-cell>
          <table:table-cell table:formula="of:=([.B138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39]-[.F$2])^2" office:value-type="float" office:value="2.660161">
            <text:p>2.660161</text:p>
          </table:table-cell>
          <table:table-cell table:formula="of:=([.B13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140]-[.F$2])^2" office:value-type="float" office:value="6.922161">
            <text:p>6.922161</text:p>
          </table:table-cell>
          <table:table-cell table:formula="of:=([.B140]-[.G$2])^2" office:value-type="float" office:value="103.999204">
            <text:p>103.99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141]-[.F$2])^2" office:value-type="float" office:value="0.398161">
            <text:p>0.398161</text:p>
          </table:table-cell>
          <table:table-cell table:formula="of:=([.B141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42]-[.F$2])^2" office:value-type="float" office:value="2.660161">
            <text:p>2.660161</text:p>
          </table:table-cell>
          <table:table-cell table:formula="of:=([.B142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143]-[.F$2])^2" office:value-type="float" office:value="0.398161">
            <text:p>0.398161</text:p>
          </table:table-cell>
          <table:table-cell table:formula="of:=([.B143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144]-[.F$2])^2" office:value-type="float" office:value="2.660161">
            <text:p>2.660161</text:p>
          </table:table-cell>
          <table:table-cell table:formula="of:=([.B144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45]-[.F$2])^2" office:value-type="float" office:value="0.398161">
            <text:p>0.398161</text:p>
          </table:table-cell>
          <table:table-cell table:formula="of:=([.B145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146]-[.F$2])^2" office:value-type="float" office:value="0.398161">
            <text:p>0.398161</text:p>
          </table:table-cell>
          <table:table-cell table:formula="of:=([.B146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table:formula="of:=([.A147]-[.F$2])^2" office:value-type="float" office:value="19.088161">
            <text:p>19.088161</text:p>
          </table:table-cell>
          <table:table-cell table:formula="of:=([.B147]-[.G$2])^2" office:value-type="float" office:value="96.079204">
            <text:p>96.07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48]-[.F$2])^2" office:value-type="float" office:value="0.398161">
            <text:p>0.398161</text:p>
          </table:table-cell>
          <table:table-cell table:formula="of:=([.B148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149]-[.F$2])^2" office:value-type="float" office:value="0.136161">
            <text:p>0.136161</text:p>
          </table:table-cell>
          <table:table-cell table:formula="of:=([.B149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50]-[.F$2])^2" office:value-type="float" office:value="2.660161">
            <text:p>2.660161</text:p>
          </table:table-cell>
          <table:table-cell table:formula="of:=([.B150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151]-[.F$2])^2" office:value-type="float" office:value="0.398161">
            <text:p>0.398161</text:p>
          </table:table-cell>
          <table:table-cell table:formula="of:=([.B151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152]-[.F$2])^2" office:value-type="float" office:value="2.660161">
            <text:p>2.660161</text:p>
          </table:table-cell>
          <table:table-cell table:formula="of:=([.B152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153]-[.F$2])^2" office:value-type="float" office:value="2.660161">
            <text:p>2.660161</text:p>
          </table:table-cell>
          <table:table-cell table:formula="of:=([.B153]-[.G$2])^2" office:value-type="float" office:value="27.019204">
            <text:p>27.01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54]-[.F$2])^2" office:value-type="float" office:value="2.660161">
            <text:p>2.660161</text:p>
          </table:table-cell>
          <table:table-cell table:formula="of:=([.B154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155]-[.F$2])^2" office:value-type="float" office:value="0.398161">
            <text:p>0.398161</text:p>
          </table:table-cell>
          <table:table-cell table:formula="of:=([.B155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156]-[.F$2])^2" office:value-type="float" office:value="129.254161">
            <text:p>129.254161</text:p>
          </table:table-cell>
          <table:table-cell table:formula="of:=([.B156]-[.G$2])^2" office:value-type="float" office:value="27.019204">
            <text:p>27.01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57]-[.F$2])^2" office:value-type="float" office:value="0.136161">
            <text:p>0.136161</text:p>
          </table:table-cell>
          <table:table-cell table:formula="of:=([.B157]-[.G$2])^2" office:value-type="float" office:value="7.851204">
            <text:p>7.85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([.A158]-[.F$2])^2" office:value-type="float" office:value="2.660161">
            <text:p>2.660161</text:p>
          </table:table-cell>
          <table:table-cell table:formula="of:=([.B158]-[.G$2])^2" office:value-type="float" office:value="14.455204">
            <text:p>14.45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159]-[.F$2])^2" office:value-type="float" office:value="2.660161">
            <text:p>2.660161</text:p>
          </table:table-cell>
          <table:table-cell table:formula="of:=([.B159]-[.G$2])^2" office:value-type="float" office:value="27.019204">
            <text:p>27.019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160]-[.F$2])^2" office:value-type="float" office:value="6.922161">
            <text:p>6.922161</text:p>
          </table:table-cell>
          <table:table-cell table:formula="of:=([.B160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([.A161]-[.F$2])^2" office:value-type="float" office:value="0.398161">
            <text:p>0.398161</text:p>
          </table:table-cell>
          <table:table-cell table:formula="of:=([.B161]-[.G$2])^2" office:value-type="float" office:value="33.663204">
            <text:p>33.66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162]-[.F$2])^2" office:value-type="float" office:value="0.398161">
            <text:p>0.398161</text:p>
          </table:table-cell>
          <table:table-cell table:formula="of:=([.B162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163]-[.F$2])^2" office:value-type="float" office:value="2.660161">
            <text:p>2.660161</text:p>
          </table:table-cell>
          <table:table-cell table:formula="of:=([.B163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164]-[.F$2])^2" office:value-type="float" office:value="0.398161">
            <text:p>0.398161</text:p>
          </table:table-cell>
          <table:table-cell table:formula="of:=([.B164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65]-[.F$2])^2" office:value-type="float" office:value="0.398161">
            <text:p>0.398161</text:p>
          </table:table-cell>
          <table:table-cell table:formula="of:=([.B165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166]-[.F$2])^2" office:value-type="float" office:value="0.136161">
            <text:p>0.136161</text:p>
          </table:table-cell>
          <table:table-cell table:formula="of:=([.B166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167]-[.F$2])^2" office:value-type="float" office:value="0.136161">
            <text:p>0.136161</text:p>
          </table:table-cell>
          <table:table-cell table:formula="of:=([.B167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formula="of:=([.A168]-[.F$2])^2" office:value-type="float" office:value="0.136161">
            <text:p>0.136161</text:p>
          </table:table-cell>
          <table:table-cell table:formula="of:=([.B168]-[.G$2])^2" office:value-type="float" office:value="27.019204">
            <text:p>27.01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169]-[.F$2])^2" office:value-type="float" office:value="2.660161">
            <text:p>2.660161</text:p>
          </table:table-cell>
          <table:table-cell table:formula="of:=([.B169]-[.G$2])^2" office:value-type="float" office:value="27.019204">
            <text:p>27.01920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formula="of:=([.A170]-[.F$2])^2" office:value-type="float" office:value="87.778161">
            <text:p>87.778161</text:p>
          </table:table-cell>
          <table:table-cell table:formula="of:=([.B170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171]-[.F$2])^2" office:value-type="float" office:value="2.660161">
            <text:p>2.660161</text:p>
          </table:table-cell>
          <table:table-cell table:formula="of:=([.B171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172]-[.F$2])^2" office:value-type="float" office:value="0.398161">
            <text:p>0.398161</text:p>
          </table:table-cell>
          <table:table-cell table:formula="of:=([.B172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formula="of:=([.A173]-[.F$2])^2" office:value-type="float" office:value="40.564161">
            <text:p>40.564161</text:p>
          </table:table-cell>
          <table:table-cell table:formula="of:=([.B173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74]-[.F$2])^2" office:value-type="float" office:value="2.660161">
            <text:p>2.660161</text:p>
          </table:table-cell>
          <table:table-cell table:formula="of:=([.B174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([.A175]-[.F$2])^2" office:value-type="float" office:value="13.184161">
            <text:p>13.184161</text:p>
          </table:table-cell>
          <table:table-cell table:formula="of:=([.B175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176]-[.F$2])^2" office:value-type="float" office:value="0.398161">
            <text:p>0.398161</text:p>
          </table:table-cell>
          <table:table-cell table:formula="of:=([.B176]-[.G$2])^2" office:value-type="float" office:value="14.455204">
            <text:p>14.455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177]-[.F$2])^2" office:value-type="float" office:value="13.184161">
            <text:p>13.184161</text:p>
          </table:table-cell>
          <table:table-cell table:formula="of:=([.B177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table:formula="of:=([.A178]-[.F$2])^2" office:value-type="float" office:value="54.302161">
            <text:p>54.302161</text:p>
          </table:table-cell>
          <table:table-cell table:formula="of:=([.B178]-[.G$2])^2" office:value-type="float" office:value="77.475204">
            <text:p>77.47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79]-[.F$2])^2" office:value-type="float" office:value="2.660161">
            <text:p>2.660161</text:p>
          </table:table-cell>
          <table:table-cell table:formula="of:=([.B17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([.A180]-[.F$2])^2" office:value-type="float" office:value="0.398161">
            <text:p>0.398161</text:p>
          </table:table-cell>
          <table:table-cell table:formula="of:=([.B180]-[.G$2])^2" office:value-type="float" office:value="46.267204">
            <text:p>46.26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181]-[.F$2])^2" office:value-type="float" office:value="2.660161">
            <text:p>2.660161</text:p>
          </table:table-cell>
          <table:table-cell table:formula="of:=([.B181]-[.G$2])^2" office:value-type="float" office:value="7.851204">
            <text:p>7.85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82]-[.F$2])^2" office:value-type="float" office:value="2.660161">
            <text:p>2.660161</text:p>
          </table:table-cell>
          <table:table-cell table:formula="of:=([.B182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183]-[.F$2])^2" office:value-type="float" office:value="13.184161">
            <text:p>13.184161</text:p>
          </table:table-cell>
          <table:table-cell table:formula="of:=([.B183]-[.G$2])^2" office:value-type="float" office:value="103.999204">
            <text:p>103.99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84]-[.F$2])^2" office:value-type="float" office:value="2.660161">
            <text:p>2.660161</text:p>
          </table:table-cell>
          <table:table-cell table:formula="of:=([.B184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185]-[.F$2])^2" office:value-type="float" office:value="0.136161">
            <text:p>0.136161</text:p>
          </table:table-cell>
          <table:table-cell table:formula="of:=([.B185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86]-[.F$2])^2" office:value-type="float" office:value="0.398161">
            <text:p>0.398161</text:p>
          </table:table-cell>
          <table:table-cell table:formula="of:=([.B186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187]-[.F$2])^2" office:value-type="float" office:value="0.136161">
            <text:p>0.136161</text:p>
          </table:table-cell>
          <table:table-cell table:formula="of:=([.B187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188]-[.F$2])^2" office:value-type="float" office:value="0.398161">
            <text:p>0.398161</text:p>
          </table:table-cell>
          <table:table-cell table:formula="of:=([.B188]-[.G$2])^2" office:value-type="float" office:value="60.871204">
            <text:p>60.87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189]-[.F$2])^2" office:value-type="float" office:value="0.398161">
            <text:p>0.398161</text:p>
          </table:table-cell>
          <table:table-cell table:formula="of:=([.B189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190]-[.F$2])^2" office:value-type="float" office:value="0.136161">
            <text:p>0.136161</text:p>
          </table:table-cell>
          <table:table-cell table:formula="of:=([.B190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191]-[.F$2])^2" office:value-type="float" office:value="0.398161">
            <text:p>0.398161</text:p>
          </table:table-cell>
          <table:table-cell table:formula="of:=([.B191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92]-[.F$2])^2" office:value-type="float" office:value="0.398161">
            <text:p>0.398161</text:p>
          </table:table-cell>
          <table:table-cell table:formula="of:=([.B192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193]-[.F$2])^2" office:value-type="float" office:value="2.660161">
            <text:p>2.660161</text:p>
          </table:table-cell>
          <table:table-cell table:formula="of:=([.B193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194]-[.F$2])^2" office:value-type="float" office:value="0.398161">
            <text:p>0.398161</text:p>
          </table:table-cell>
          <table:table-cell table:formula="of:=([.B194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([.A195]-[.F$2])^2" office:value-type="float" office:value="2.660161">
            <text:p>2.660161</text:p>
          </table:table-cell>
          <table:table-cell table:formula="of:=([.B195]-[.G$2])^2" office:value-type="float" office:value="23.059204">
            <text:p>23.05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196]-[.F$2])^2" office:value-type="float" office:value="0.398161">
            <text:p>0.398161</text:p>
          </table:table-cell>
          <table:table-cell table:formula="of:=([.B196]-[.G$2])^2" office:value-type="float" office:value="14.455204">
            <text:p>14.45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197]-[.F$2])^2" office:value-type="float" office:value="0.136161">
            <text:p>0.136161</text:p>
          </table:table-cell>
          <table:table-cell table:formula="of:=([.B197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formula="of:=([.A198]-[.F$2])^2" office:value-type="float" office:value="13.184161">
            <text:p>13.184161</text:p>
          </table:table-cell>
          <table:table-cell table:formula="of:=([.B198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99]-[.F$2])^2" office:value-type="float" office:value="0.136161">
            <text:p>0.136161</text:p>
          </table:table-cell>
          <table:table-cell table:formula="of:=([.B199]-[.G$2])^2" office:value-type="float" office:value="14.455204">
            <text:p>14.45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formula="of:=([.A200]-[.F$2])^2" office:value-type="float" office:value="2.660161">
            <text:p>2.660161</text:p>
          </table:table-cell>
          <table:table-cell table:formula="of:=([.B200]-[.G$2])^2" office:value-type="float" office:value="219.099204">
            <text:p>219.09920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table:formula="of:=([.A201]-[.F$2])^2" office:value-type="float" office:value="301.682161">
            <text:p>301.682161</text:p>
          </table:table-cell>
          <table:table-cell table:formula="of:=([.B201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02]-[.F$2])^2" office:value-type="float" office:value="0.398161">
            <text:p>0.398161</text:p>
          </table:table-cell>
          <table:table-cell table:formula="of:=([.B202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([.A203]-[.F$2])^2" office:value-type="float" office:value="2.660161">
            <text:p>2.660161</text:p>
          </table:table-cell>
          <table:table-cell table:formula="of:=([.B203]-[.G$2])^2" office:value-type="float" office:value="23.059204">
            <text:p>23.05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04]-[.F$2])^2" office:value-type="float" office:value="0.398161">
            <text:p>0.398161</text:p>
          </table:table-cell>
          <table:table-cell table:formula="of:=([.B204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205]-[.F$2])^2" office:value-type="float" office:value="2.660161">
            <text:p>2.660161</text:p>
          </table:table-cell>
          <table:table-cell table:formula="of:=([.B205]-[.G$2])^2" office:value-type="float" office:value="7.851204">
            <text:p>7.85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06]-[.F$2])^2" office:value-type="float" office:value="2.660161">
            <text:p>2.660161</text:p>
          </table:table-cell>
          <table:table-cell table:formula="of:=([.B206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207]-[.F$2])^2" office:value-type="float" office:value="0.398161">
            <text:p>0.398161</text:p>
          </table:table-cell>
          <table:table-cell table:formula="of:=([.B207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08]-[.F$2])^2" office:value-type="float" office:value="2.660161">
            <text:p>2.660161</text:p>
          </table:table-cell>
          <table:table-cell table:formula="of:=([.B208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09]-[.F$2])^2" office:value-type="float" office:value="2.660161">
            <text:p>2.660161</text:p>
          </table:table-cell>
          <table:table-cell table:formula="of:=([.B20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formula="of:=([.A210]-[.F$2])^2" office:value-type="float" office:value="6.922161">
            <text:p>6.922161</text:p>
          </table:table-cell>
          <table:table-cell table:formula="of:=([.B210]-[.G$2])^2" office:value-type="float" office:value="7.851204">
            <text:p>7.85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211]-[.F$2])^2" office:value-type="float" office:value="0.398161">
            <text:p>0.398161</text:p>
          </table:table-cell>
          <table:table-cell table:formula="of:=([.B211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table:formula="of:=([.A212]-[.F$2])^2" office:value-type="float" office:value="267.944161">
            <text:p>267.944161</text:p>
          </table:table-cell>
          <table:table-cell table:formula="of:=([.B212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13]-[.F$2])^2" office:value-type="float" office:value="0.136161">
            <text:p>0.136161</text:p>
          </table:table-cell>
          <table:table-cell table:formula="of:=([.B213]-[.G$2])^2" office:value-type="float" office:value="7.851204">
            <text:p>7.85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214]-[.F$2])^2" office:value-type="float" office:value="0.398161">
            <text:p>0.398161</text:p>
          </table:table-cell>
          <table:table-cell table:formula="of:=([.B214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15]-[.F$2])^2" office:value-type="float" office:value="0.398161">
            <text:p>0.398161</text:p>
          </table:table-cell>
          <table:table-cell table:formula="of:=([.B215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16]-[.F$2])^2" office:value-type="float" office:value="2.660161">
            <text:p>2.660161</text:p>
          </table:table-cell>
          <table:table-cell table:formula="of:=([.B216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217]-[.F$2])^2" office:value-type="float" office:value="0.136161">
            <text:p>0.136161</text:p>
          </table:table-cell>
          <table:table-cell table:formula="of:=([.B217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218]-[.F$2])^2" office:value-type="float" office:value="2.660161">
            <text:p>2.660161</text:p>
          </table:table-cell>
          <table:table-cell table:formula="of:=([.B218]-[.G$2])^2" office:value-type="float" office:value="103.999204">
            <text:p>103.99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219]-[.F$2])^2" office:value-type="float" office:value="2.660161">
            <text:p>2.660161</text:p>
          </table:table-cell>
          <table:table-cell table:formula="of:=([.B219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220]-[.F$2])^2" office:value-type="float" office:value="0.136161">
            <text:p>0.136161</text:p>
          </table:table-cell>
          <table:table-cell table:formula="of:=([.B220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table:formula="of:=([.A221]-[.F$2])^2" office:value-type="float" office:value="11.350161">
            <text:p>11.350161</text:p>
          </table:table-cell>
          <table:table-cell table:formula="of:=([.B221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222]-[.F$2])^2" office:value-type="float" office:value="0.398161">
            <text:p>0.398161</text:p>
          </table:table-cell>
          <table:table-cell table:formula="of:=([.B222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223]-[.F$2])^2" office:value-type="float" office:value="0.398161">
            <text:p>0.398161</text:p>
          </table:table-cell>
          <table:table-cell table:formula="of:=([.B223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24]-[.F$2])^2" office:value-type="float" office:value="0.136161">
            <text:p>0.136161</text:p>
          </table:table-cell>
          <table:table-cell table:formula="of:=([.B224]-[.G$2])^2" office:value-type="float" office:value="23.059204">
            <text:p>23.05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225]-[.F$2])^2" office:value-type="float" office:value="2.660161">
            <text:p>2.660161</text:p>
          </table:table-cell>
          <table:table-cell table:formula="of:=([.B225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table:formula="of:=([.A226]-[.F$2])^2" office:value-type="float" office:value="1.874161">
            <text:p>1.874161</text:p>
          </table:table-cell>
          <table:table-cell table:formula="of:=([.B226]-[.G$2])^2" office:value-type="float" office:value="353.515204">
            <text:p>353.51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227]-[.F$2])^2" office:value-type="float" office:value="0.398161">
            <text:p>0.398161</text:p>
          </table:table-cell>
          <table:table-cell table:formula="of:=([.B227]-[.G$2])^2" office:value-type="float" office:value="23.059204">
            <text:p>23.05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228]-[.F$2])^2" office:value-type="float" office:value="0.136161">
            <text:p>0.136161</text:p>
          </table:table-cell>
          <table:table-cell table:formula="of:=([.B228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229]-[.F$2])^2" office:value-type="float" office:value="0.136161">
            <text:p>0.136161</text:p>
          </table:table-cell>
          <table:table-cell table:formula="of:=([.B22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([.A230]-[.F$2])^2" office:value-type="float" office:value="5.612161">
            <text:p>5.612161</text:p>
          </table:table-cell>
          <table:table-cell table:formula="of:=([.B230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([.A231]-[.F$2])^2" office:value-type="float" office:value="28.826161">
            <text:p>28.826161</text:p>
          </table:table-cell>
          <table:table-cell table:formula="of:=([.B231]-[.G$2])^2" office:value-type="float" office:value="77.475204">
            <text:p>77.47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232]-[.F$2])^2" office:value-type="float" office:value="0.398161">
            <text:p>0.398161</text:p>
          </table:table-cell>
          <table:table-cell table:formula="of:=([.B232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6">
            <text:p>26</text:p>
          </table:table-cell>
          <table:table-cell table:formula="of:=([.A233]-[.F$2])^2" office:value-type="float" office:value="236.206161">
            <text:p>236.206161</text:p>
          </table:table-cell>
          <table:table-cell table:formula="of:=([.B233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234]-[.F$2])^2" office:value-type="float" office:value="6.922161">
            <text:p>6.922161</text:p>
          </table:table-cell>
          <table:table-cell table:formula="of:=([.B234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235]-[.F$2])^2" office:value-type="float" office:value="0.398161">
            <text:p>0.398161</text:p>
          </table:table-cell>
          <table:table-cell table:formula="of:=([.B235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36]-[.F$2])^2" office:value-type="float" office:value="2.660161">
            <text:p>2.660161</text:p>
          </table:table-cell>
          <table:table-cell table:formula="of:=([.B236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237]-[.F$2])^2" office:value-type="float" office:value="0.398161">
            <text:p>0.398161</text:p>
          </table:table-cell>
          <table:table-cell table:formula="of:=([.B237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238]-[.F$2])^2" office:value-type="float" office:value="0.398161">
            <text:p>0.398161</text:p>
          </table:table-cell>
          <table:table-cell table:formula="of:=([.B238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239]-[.F$2])^2" office:value-type="float" office:value="2.660161">
            <text:p>2.660161</text:p>
          </table:table-cell>
          <table:table-cell table:formula="of:=([.B239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240]-[.F$2])^2" office:value-type="float" office:value="0.136161">
            <text:p>0.136161</text:p>
          </table:table-cell>
          <table:table-cell table:formula="of:=([.B240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241]-[.F$2])^2" office:value-type="float" office:value="0.398161">
            <text:p>0.398161</text:p>
          </table:table-cell>
          <table:table-cell table:formula="of:=([.B241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242]-[.F$2])^2" office:value-type="float" office:value="13.184161">
            <text:p>13.184161</text:p>
          </table:table-cell>
          <table:table-cell table:formula="of:=([.B242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243]-[.F$2])^2" office:value-type="float" office:value="0.398161">
            <text:p>0.398161</text:p>
          </table:table-cell>
          <table:table-cell table:formula="of:=([.B243]-[.G$2])^2" office:value-type="float" office:value="23.059204">
            <text:p>23.05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formula="of:=([.A244]-[.F$2])^2" office:value-type="float" office:value="2.660161">
            <text:p>2.660161</text:p>
          </table:table-cell>
          <table:table-cell table:formula="of:=([.B244]-[.G$2])^2" office:value-type="float" office:value="77.475204">
            <text:p>77.47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245]-[.F$2])^2" office:value-type="float" office:value="0.136161">
            <text:p>0.136161</text:p>
          </table:table-cell>
          <table:table-cell table:formula="of:=([.B245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246]-[.F$2])^2" office:value-type="float" office:value="2.660161">
            <text:p>2.660161</text:p>
          </table:table-cell>
          <table:table-cell table:formula="of:=([.B246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47]-[.F$2])^2" office:value-type="float" office:value="0.398161">
            <text:p>0.398161</text:p>
          </table:table-cell>
          <table:table-cell table:formula="of:=([.B247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248]-[.F$2])^2" office:value-type="float" office:value="0.398161">
            <text:p>0.398161</text:p>
          </table:table-cell>
          <table:table-cell table:formula="of:=([.B248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49]-[.F$2])^2" office:value-type="float" office:value="2.660161">
            <text:p>2.660161</text:p>
          </table:table-cell>
          <table:table-cell table:formula="of:=([.B24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250]-[.F$2])^2" office:value-type="float" office:value="0.398161">
            <text:p>0.398161</text:p>
          </table:table-cell>
          <table:table-cell table:formula="of:=([.B250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251]-[.F$2])^2" office:value-type="float" office:value="2.660161">
            <text:p>2.660161</text:p>
          </table:table-cell>
          <table:table-cell table:formula="of:=([.B251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252]-[.F$2])^2" office:value-type="float" office:value="0.398161">
            <text:p>0.398161</text:p>
          </table:table-cell>
          <table:table-cell table:formula="of:=([.B252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53]-[.F$2])^2" office:value-type="float" office:value="2.660161">
            <text:p>2.660161</text:p>
          </table:table-cell>
          <table:table-cell table:formula="of:=([.B253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54]-[.F$2])^2" office:value-type="float" office:value="2.660161">
            <text:p>2.660161</text:p>
          </table:table-cell>
          <table:table-cell table:formula="of:=([.B254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255]-[.F$2])^2" office:value-type="float" office:value="0.398161">
            <text:p>0.398161</text:p>
          </table:table-cell>
          <table:table-cell table:formula="of:=([.B255]-[.G$2])^2" office:value-type="float" office:value="23.059204">
            <text:p>23.05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56]-[.F$2])^2" office:value-type="float" office:value="0.398161">
            <text:p>0.398161</text:p>
          </table:table-cell>
          <table:table-cell table:formula="of:=([.B256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57]-[.F$2])^2" office:value-type="float" office:value="2.660161">
            <text:p>2.660161</text:p>
          </table:table-cell>
          <table:table-cell table:formula="of:=([.B257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table:formula="of:=([.A258]-[.F$2])^2" office:value-type="float" office:value="11.350161">
            <text:p>11.350161</text:p>
          </table:table-cell>
          <table:table-cell table:formula="of:=([.B258]-[.G$2])^2" office:value-type="float" office:value="353.515204">
            <text:p>353.51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59]-[.F$2])^2" office:value-type="float" office:value="2.660161">
            <text:p>2.660161</text:p>
          </table:table-cell>
          <table:table-cell table:formula="of:=([.B25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260]-[.F$2])^2" office:value-type="float" office:value="0.398161">
            <text:p>0.398161</text:p>
          </table:table-cell>
          <table:table-cell table:formula="of:=([.B260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61]-[.F$2])^2" office:value-type="float" office:value="2.660161">
            <text:p>2.660161</text:p>
          </table:table-cell>
          <table:table-cell table:formula="of:=([.B261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262]-[.F$2])^2" office:value-type="float" office:value="2.660161">
            <text:p>2.660161</text:p>
          </table:table-cell>
          <table:table-cell table:formula="of:=([.B262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63]-[.F$2])^2" office:value-type="float" office:value="2.660161">
            <text:p>2.660161</text:p>
          </table:table-cell>
          <table:table-cell table:formula="of:=([.B263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64]-[.F$2])^2" office:value-type="float" office:value="2.660161">
            <text:p>2.660161</text:p>
          </table:table-cell>
          <table:table-cell table:formula="of:=([.B264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65]-[.F$2])^2" office:value-type="float" office:value="0.398161">
            <text:p>0.398161</text:p>
          </table:table-cell>
          <table:table-cell table:formula="of:=([.B265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([.A266]-[.F$2])^2" office:value-type="float" office:value="178.730161">
            <text:p>178.730161</text:p>
          </table:table-cell>
          <table:table-cell table:formula="of:=([.B266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267]-[.F$2])^2" office:value-type="float" office:value="0.398161">
            <text:p>0.398161</text:p>
          </table:table-cell>
          <table:table-cell table:formula="of:=([.B267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68]-[.F$2])^2" office:value-type="float" office:value="0.398161">
            <text:p>0.398161</text:p>
          </table:table-cell>
          <table:table-cell table:formula="of:=([.B268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69]-[.F$2])^2" office:value-type="float" office:value="2.660161">
            <text:p>2.660161</text:p>
          </table:table-cell>
          <table:table-cell table:formula="of:=([.B269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70]-[.F$2])^2" office:value-type="float" office:value="2.660161">
            <text:p>2.660161</text:p>
          </table:table-cell>
          <table:table-cell table:formula="of:=([.B270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271]-[.F$2])^2" office:value-type="float" office:value="13.184161">
            <text:p>13.184161</text:p>
          </table:table-cell>
          <table:table-cell table:formula="of:=([.B271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272]-[.F$2])^2" office:value-type="float" office:value="0.398161">
            <text:p>0.398161</text:p>
          </table:table-cell>
          <table:table-cell table:formula="of:=([.B272]-[.G$2])^2" office:value-type="float" office:value="27.019204">
            <text:p>27.01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273]-[.F$2])^2" office:value-type="float" office:value="2.660161">
            <text:p>2.660161</text:p>
          </table:table-cell>
          <table:table-cell table:formula="of:=([.B273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74]-[.F$2])^2" office:value-type="float" office:value="0.136161">
            <text:p>0.136161</text:p>
          </table:table-cell>
          <table:table-cell table:formula="of:=([.B274]-[.G$2])^2" office:value-type="float" office:value="23.059204">
            <text:p>23.05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275]-[.F$2])^2" office:value-type="float" office:value="2.660161">
            <text:p>2.660161</text:p>
          </table:table-cell>
          <table:table-cell table:formula="of:=([.B275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76]-[.F$2])^2" office:value-type="float" office:value="2.660161">
            <text:p>2.660161</text:p>
          </table:table-cell>
          <table:table-cell table:formula="of:=([.B276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277]-[.F$2])^2" office:value-type="float" office:value="0.398161">
            <text:p>0.398161</text:p>
          </table:table-cell>
          <table:table-cell table:formula="of:=([.B277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278]-[.F$2])^2" office:value-type="float" office:value="0.398161">
            <text:p>0.398161</text:p>
          </table:table-cell>
          <table:table-cell table:formula="of:=([.B278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79]-[.F$2])^2" office:value-type="float" office:value="2.660161">
            <text:p>2.660161</text:p>
          </table:table-cell>
          <table:table-cell table:formula="of:=([.B279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80]-[.F$2])^2" office:value-type="float" office:value="2.660161">
            <text:p>2.660161</text:p>
          </table:table-cell>
          <table:table-cell table:formula="of:=([.B280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81]-[.F$2])^2" office:value-type="float" office:value="0.398161">
            <text:p>0.398161</text:p>
          </table:table-cell>
          <table:table-cell table:formula="of:=([.B281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282]-[.F$2])^2" office:value-type="float" office:value="0.136161">
            <text:p>0.136161</text:p>
          </table:table-cell>
          <table:table-cell table:formula="of:=([.B282]-[.G$2])^2" office:value-type="float" office:value="33.663204">
            <text:p>33.66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83]-[.F$2])^2" office:value-type="float" office:value="2.660161">
            <text:p>2.660161</text:p>
          </table:table-cell>
          <table:table-cell table:formula="of:=([.B283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284]-[.F$2])^2" office:value-type="float" office:value="0.398161">
            <text:p>0.398161</text:p>
          </table:table-cell>
          <table:table-cell table:formula="of:=([.B284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formula="of:=([.A285]-[.F$2])^2" office:value-type="float" office:value="0.136161">
            <text:p>0.136161</text:p>
          </table:table-cell>
          <table:table-cell table:formula="of:=([.B285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formula="of:=([.A286]-[.F$2])^2" office:value-type="float" office:value="1.874161">
            <text:p>1.874161</text:p>
          </table:table-cell>
          <table:table-cell table:formula="of:=([.B286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287]-[.F$2])^2" office:value-type="float" office:value="0.398161">
            <text:p>0.398161</text:p>
          </table:table-cell>
          <table:table-cell table:formula="of:=([.B287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88]-[.F$2])^2" office:value-type="float" office:value="2.660161">
            <text:p>2.660161</text:p>
          </table:table-cell>
          <table:table-cell table:formula="of:=([.B288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([.A289]-[.F$2])^2" office:value-type="float" office:value="21.446161">
            <text:p>21.446161</text:p>
          </table:table-cell>
          <table:table-cell table:formula="of:=([.B289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290]-[.F$2])^2" office:value-type="float" office:value="0.398161">
            <text:p>0.398161</text:p>
          </table:table-cell>
          <table:table-cell table:formula="of:=([.B290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91]-[.F$2])^2" office:value-type="float" office:value="0.398161">
            <text:p>0.398161</text:p>
          </table:table-cell>
          <table:table-cell table:formula="of:=([.B291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92]-[.F$2])^2" office:value-type="float" office:value="0.398161">
            <text:p>0.398161</text:p>
          </table:table-cell>
          <table:table-cell table:formula="of:=([.B292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293]-[.F$2])^2" office:value-type="float" office:value="0.398161">
            <text:p>0.398161</text:p>
          </table:table-cell>
          <table:table-cell table:formula="of:=([.B293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formula="of:=([.A294]-[.F$2])^2" office:value-type="float" office:value="70.040161">
            <text:p>70.040161</text:p>
          </table:table-cell>
          <table:table-cell table:formula="of:=([.B294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95]-[.F$2])^2" office:value-type="float" office:value="2.660161">
            <text:p>2.660161</text:p>
          </table:table-cell>
          <table:table-cell table:formula="of:=([.B295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296]-[.F$2])^2" office:value-type="float" office:value="2.660161">
            <text:p>2.660161</text:p>
          </table:table-cell>
          <table:table-cell table:formula="of:=([.B296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297]-[.F$2])^2" office:value-type="float" office:value="6.922161">
            <text:p>6.922161</text:p>
          </table:table-cell>
          <table:table-cell table:formula="of:=([.B297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298]-[.F$2])^2" office:value-type="float" office:value="0.398161">
            <text:p>0.398161</text:p>
          </table:table-cell>
          <table:table-cell table:formula="of:=([.B298]-[.G$2])^2" office:value-type="float" office:value="60.871204">
            <text:p>60.87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299]-[.F$2])^2" office:value-type="float" office:value="0.398161">
            <text:p>0.398161</text:p>
          </table:table-cell>
          <table:table-cell table:formula="of:=([.B299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00]-[.F$2])^2" office:value-type="float" office:value="2.660161">
            <text:p>2.660161</text:p>
          </table:table-cell>
          <table:table-cell table:formula="of:=([.B300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301]-[.F$2])^2" office:value-type="float" office:value="2.660161">
            <text:p>2.660161</text:p>
          </table:table-cell>
          <table:table-cell table:formula="of:=([.B301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302]-[.F$2])^2" office:value-type="float" office:value="0.398161">
            <text:p>0.398161</text:p>
          </table:table-cell>
          <table:table-cell table:formula="of:=([.B302]-[.G$2])^2" office:value-type="float" office:value="103.999204">
            <text:p>103.99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03]-[.F$2])^2" office:value-type="float" office:value="0.398161">
            <text:p>0.398161</text:p>
          </table:table-cell>
          <table:table-cell table:formula="of:=([.B303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([.A304]-[.F$2])^2" office:value-type="float" office:value="0.136161">
            <text:p>0.136161</text:p>
          </table:table-cell>
          <table:table-cell table:formula="of:=([.B304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305]-[.F$2])^2" office:value-type="float" office:value="40.564161">
            <text:p>40.564161</text:p>
          </table:table-cell>
          <table:table-cell table:formula="of:=([.B305]-[.G$2])^2" office:value-type="float" office:value="125.395204">
            <text:p>125.395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formula="of:=([.A306]-[.F$2])^2" office:value-type="float" office:value="5.612161">
            <text:p>5.612161</text:p>
          </table:table-cell>
          <table:table-cell table:formula="of:=([.B306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307]-[.F$2])^2" office:value-type="float" office:value="2.660161">
            <text:p>2.660161</text:p>
          </table:table-cell>
          <table:table-cell table:formula="of:=([.B307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308]-[.F$2])^2" office:value-type="float" office:value="0.398161">
            <text:p>0.398161</text:p>
          </table:table-cell>
          <table:table-cell table:formula="of:=([.B308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309]-[.F$2])^2" office:value-type="float" office:value="2.660161">
            <text:p>2.660161</text:p>
          </table:table-cell>
          <table:table-cell table:formula="of:=([.B309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310]-[.F$2])^2" office:value-type="float" office:value="0.398161">
            <text:p>0.398161</text:p>
          </table:table-cell>
          <table:table-cell table:formula="of:=([.B310]-[.G$2])^2" office:value-type="float" office:value="96.079204">
            <text:p>96.07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311]-[.F$2])^2" office:value-type="float" office:value="0.398161">
            <text:p>0.398161</text:p>
          </table:table-cell>
          <table:table-cell table:formula="of:=([.B311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312]-[.F$2])^2" office:value-type="float" office:value="0.136161">
            <text:p>0.136161</text:p>
          </table:table-cell>
          <table:table-cell table:formula="of:=([.B312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313]-[.F$2])^2" office:value-type="float" office:value="0.398161">
            <text:p>0.398161</text:p>
          </table:table-cell>
          <table:table-cell table:formula="of:=([.B313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314]-[.F$2])^2" office:value-type="float" office:value="0.398161">
            <text:p>0.398161</text:p>
          </table:table-cell>
          <table:table-cell table:formula="of:=([.B314]-[.G$2])^2" office:value-type="float" office:value="60.871204">
            <text:p>60.8712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315]-[.F$2])^2" office:value-type="float" office:value="11.350161">
            <text:p>11.350161</text:p>
          </table:table-cell>
          <table:table-cell table:formula="of:=([.B315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16]-[.F$2])^2" office:value-type="float" office:value="2.660161">
            <text:p>2.660161</text:p>
          </table:table-cell>
          <table:table-cell table:formula="of:=([.B316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317]-[.F$2])^2" office:value-type="float" office:value="2.660161">
            <text:p>2.660161</text:p>
          </table:table-cell>
          <table:table-cell table:formula="of:=([.B317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formula="of:=([.A318]-[.F$2])^2" office:value-type="float" office:value="1.874161">
            <text:p>1.874161</text:p>
          </table:table-cell>
          <table:table-cell table:formula="of:=([.B318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319]-[.F$2])^2" office:value-type="float" office:value="13.184161">
            <text:p>13.184161</text:p>
          </table:table-cell>
          <table:table-cell table:formula="of:=([.B319]-[.G$2])^2" office:value-type="float" office:value="27.019204">
            <text:p>27.019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320]-[.F$2])^2" office:value-type="float" office:value="13.184161">
            <text:p>13.184161</text:p>
          </table:table-cell>
          <table:table-cell table:formula="of:=([.B320]-[.G$2])^2" office:value-type="float" office:value="125.395204">
            <text:p>125.39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321]-[.F$2])^2" office:value-type="float" office:value="2.660161">
            <text:p>2.660161</text:p>
          </table:table-cell>
          <table:table-cell table:formula="of:=([.B321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322]-[.F$2])^2" office:value-type="float" office:value="0.398161">
            <text:p>0.398161</text:p>
          </table:table-cell>
          <table:table-cell table:formula="of:=([.B322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table:formula="of:=([.A323]-[.F$2])^2" office:value-type="float" office:value="11.350161">
            <text:p>11.350161</text:p>
          </table:table-cell>
          <table:table-cell table:formula="of:=([.B323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324]-[.F$2])^2" office:value-type="float" office:value="0.398161">
            <text:p>0.398161</text:p>
          </table:table-cell>
          <table:table-cell table:formula="of:=([.B324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25]-[.F$2])^2" office:value-type="float" office:value="0.136161">
            <text:p>0.136161</text:p>
          </table:table-cell>
          <table:table-cell table:formula="of:=([.B325]-[.G$2])^2" office:value-type="float" office:value="14.455204">
            <text:p>14.45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326]-[.F$2])^2" office:value-type="float" office:value="0.398161">
            <text:p>0.398161</text:p>
          </table:table-cell>
          <table:table-cell table:formula="of:=([.B326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327]-[.F$2])^2" office:value-type="float" office:value="0.398161">
            <text:p>0.398161</text:p>
          </table:table-cell>
          <table:table-cell table:formula="of:=([.B327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328]-[.F$2])^2" office:value-type="float" office:value="13.184161">
            <text:p>13.184161</text:p>
          </table:table-cell>
          <table:table-cell table:formula="of:=([.B328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329]-[.F$2])^2" office:value-type="float" office:value="0.398161">
            <text:p>0.398161</text:p>
          </table:table-cell>
          <table:table-cell table:formula="of:=([.B32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formula="of:=([.A330]-[.F$2])^2" office:value-type="float" office:value="5.612161">
            <text:p>5.612161</text:p>
          </table:table-cell>
          <table:table-cell table:formula="of:=([.B330]-[.G$2])^2" office:value-type="float" office:value="519.931204">
            <text:p>519.931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formula="of:=([.A331]-[.F$2])^2" office:value-type="float" office:value="1.874161">
            <text:p>1.874161</text:p>
          </table:table-cell>
          <table:table-cell table:formula="of:=([.B331]-[.G$2])^2" office:value-type="float" office:value="116.683204">
            <text:p>116.68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32]-[.F$2])^2" office:value-type="float" office:value="0.398161">
            <text:p>0.398161</text:p>
          </table:table-cell>
          <table:table-cell table:formula="of:=([.B332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333]-[.F$2])^2" office:value-type="float" office:value="0.398161">
            <text:p>0.398161</text:p>
          </table:table-cell>
          <table:table-cell table:formula="of:=([.B333]-[.G$2])^2" office:value-type="float" office:value="7.851204">
            <text:p>7.85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34]-[.F$2])^2" office:value-type="float" office:value="2.660161">
            <text:p>2.660161</text:p>
          </table:table-cell>
          <table:table-cell table:formula="of:=([.B334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335]-[.F$2])^2" office:value-type="float" office:value="6.922161">
            <text:p>6.922161</text:p>
          </table:table-cell>
          <table:table-cell table:formula="of:=([.B335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36]-[.F$2])^2" office:value-type="float" office:value="0.398161">
            <text:p>0.398161</text:p>
          </table:table-cell>
          <table:table-cell table:formula="of:=([.B336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f:=([.A337]-[.F$2])^2" office:value-type="float" office:value="1.874161">
            <text:p>1.874161</text:p>
          </table:table-cell>
          <table:table-cell table:formula="of:=([.B337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338]-[.F$2])^2" office:value-type="float" office:value="13.184161">
            <text:p>13.184161</text:p>
          </table:table-cell>
          <table:table-cell table:formula="of:=([.B338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339]-[.F$2])^2" office:value-type="float" office:value="2.660161">
            <text:p>2.660161</text:p>
          </table:table-cell>
          <table:table-cell table:formula="of:=([.B339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340]-[.F$2])^2" office:value-type="float" office:value="2.660161">
            <text:p>2.660161</text:p>
          </table:table-cell>
          <table:table-cell table:formula="of:=([.B340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341]-[.F$2])^2" office:value-type="float" office:value="0.398161">
            <text:p>0.398161</text:p>
          </table:table-cell>
          <table:table-cell table:formula="of:=([.B341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([.A342]-[.F$2])^2" office:value-type="float" office:value="5.612161">
            <text:p>5.612161</text:p>
          </table:table-cell>
          <table:table-cell table:formula="of:=([.B342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43]-[.F$2])^2" office:value-type="float" office:value="0.398161">
            <text:p>0.398161</text:p>
          </table:table-cell>
          <table:table-cell table:formula="of:=([.B343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344]-[.F$2])^2" office:value-type="float" office:value="2.660161">
            <text:p>2.660161</text:p>
          </table:table-cell>
          <table:table-cell table:formula="of:=([.B344]-[.G$2])^2" office:value-type="float" office:value="7.851204">
            <text:p>7.85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45]-[.F$2])^2" office:value-type="float" office:value="0.398161">
            <text:p>0.398161</text:p>
          </table:table-cell>
          <table:table-cell table:formula="of:=([.B345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formula="of:=([.A346]-[.F$2])^2" office:value-type="float" office:value="0.398161">
            <text:p>0.398161</text:p>
          </table:table-cell>
          <table:table-cell table:formula="of:=([.B346]-[.G$2])^2" office:value-type="float" office:value="190.495204">
            <text:p>190.49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347]-[.F$2])^2" office:value-type="float" office:value="2.660161">
            <text:p>2.660161</text:p>
          </table:table-cell>
          <table:table-cell table:formula="of:=([.B347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formula="of:=([.A348]-[.F$2])^2" office:value-type="float" office:value="0.398161">
            <text:p>0.398161</text:p>
          </table:table-cell>
          <table:table-cell table:formula="of:=([.B348]-[.G$2])^2" office:value-type="float" office:value="353.515204">
            <text:p>353.515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349]-[.F$2])^2" office:value-type="float" office:value="13.184161">
            <text:p>13.184161</text:p>
          </table:table-cell>
          <table:table-cell table:formula="of:=([.B349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350]-[.F$2])^2" office:value-type="float" office:value="2.660161">
            <text:p>2.660161</text:p>
          </table:table-cell>
          <table:table-cell table:formula="of:=([.B350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351]-[.F$2])^2" office:value-type="float" office:value="0.398161">
            <text:p>0.398161</text:p>
          </table:table-cell>
          <table:table-cell table:formula="of:=([.B351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52]-[.F$2])^2" office:value-type="float" office:value="2.660161">
            <text:p>2.660161</text:p>
          </table:table-cell>
          <table:table-cell table:formula="of:=([.B352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353]-[.F$2])^2" office:value-type="float" office:value="6.922161">
            <text:p>6.922161</text:p>
          </table:table-cell>
          <table:table-cell table:formula="of:=([.B353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54]-[.F$2])^2" office:value-type="float" office:value="2.660161">
            <text:p>2.660161</text:p>
          </table:table-cell>
          <table:table-cell table:formula="of:=([.B354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355]-[.F$2])^2" office:value-type="float" office:value="0.398161">
            <text:p>0.398161</text:p>
          </table:table-cell>
          <table:table-cell table:formula="of:=([.B355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356]-[.F$2])^2" office:value-type="float" office:value="0.398161">
            <text:p>0.398161</text:p>
          </table:table-cell>
          <table:table-cell table:formula="of:=([.B356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([.A357]-[.F$2])^2" office:value-type="float" office:value="1.874161">
            <text:p>1.874161</text:p>
          </table:table-cell>
          <table:table-cell table:formula="of:=([.B357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358]-[.F$2])^2" office:value-type="float" office:value="0.398161">
            <text:p>0.398161</text:p>
          </table:table-cell>
          <table:table-cell table:formula="of:=([.B358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59]-[.F$2])^2" office:value-type="float" office:value="0.398161">
            <text:p>0.398161</text:p>
          </table:table-cell>
          <table:table-cell table:formula="of:=([.B359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360]-[.F$2])^2" office:value-type="float" office:value="2.660161">
            <text:p>2.660161</text:p>
          </table:table-cell>
          <table:table-cell table:formula="of:=([.B360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table:formula="of:=([.A361]-[.F$2])^2" office:value-type="float" office:value="129.254161">
            <text:p>129.254161</text:p>
          </table:table-cell>
          <table:table-cell table:formula="of:=([.B361]-[.G$2])^2" office:value-type="float" office:value="392.119204">
            <text:p>392.11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362]-[.F$2])^2" office:value-type="float" office:value="0.136161">
            <text:p>0.136161</text:p>
          </table:table-cell>
          <table:table-cell table:formula="of:=([.B362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363]-[.F$2])^2" office:value-type="float" office:value="2.660161">
            <text:p>2.660161</text:p>
          </table:table-cell>
          <table:table-cell table:formula="of:=([.B363]-[.G$2])^2" office:value-type="float" office:value="103.999204">
            <text:p>103.99920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table:formula="of:=([.A364]-[.F$2])^2" office:value-type="float" office:value="107.516161">
            <text:p>107.516161</text:p>
          </table:table-cell>
          <table:table-cell table:formula="of:=([.B364]-[.G$2])^2" office:value-type="float" office:value="116.683204">
            <text:p>116.683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365]-[.F$2])^2" office:value-type="float" office:value="0.136161">
            <text:p>0.136161</text:p>
          </table:table-cell>
          <table:table-cell table:formula="of:=([.B365]-[.G$2])^2" office:value-type="float" office:value="60.871204">
            <text:p>60.87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formula="of:=([.A366]-[.F$2])^2" office:value-type="float" office:value="0.398161">
            <text:p>0.398161</text:p>
          </table:table-cell>
          <table:table-cell table:formula="of:=([.B366]-[.G$2])^2" office:value-type="float" office:value="190.495204">
            <text:p>190.49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367]-[.F$2])^2" office:value-type="float" office:value="2.660161">
            <text:p>2.660161</text:p>
          </table:table-cell>
          <table:table-cell table:formula="of:=([.B367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368]-[.F$2])^2" office:value-type="float" office:value="0.398161">
            <text:p>0.398161</text:p>
          </table:table-cell>
          <table:table-cell table:formula="of:=([.B368]-[.G$2])^2" office:value-type="float" office:value="14.455204">
            <text:p>14.4552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A369]-[.F$2])^2" office:value-type="float" office:value="11.350161">
            <text:p>11.350161</text:p>
          </table:table-cell>
          <table:table-cell table:formula="of:=([.B369]-[.G$2])^2" office:value-type="float" office:value="33.663204">
            <text:p>33.66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370]-[.F$2])^2" office:value-type="float" office:value="0.398161">
            <text:p>0.398161</text:p>
          </table:table-cell>
          <table:table-cell table:formula="of:=([.B370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371]-[.F$2])^2" office:value-type="float" office:value="2.660161">
            <text:p>2.660161</text:p>
          </table:table-cell>
          <table:table-cell table:formula="of:=([.B371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372]-[.F$2])^2" office:value-type="float" office:value="6.922161">
            <text:p>6.922161</text:p>
          </table:table-cell>
          <table:table-cell table:formula="of:=([.B372]-[.G$2])^2" office:value-type="float" office:value="27.019204">
            <text:p>27.0192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table:formula="of:=([.A373]-[.F$2])^2" office:value-type="float" office:value="11.350161">
            <text:p>11.350161</text:p>
          </table:table-cell>
          <table:table-cell table:formula="of:=([.B373]-[.G$2])^2" office:value-type="float" office:value="116.683204">
            <text:p>116.683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374]-[.F$2])^2" office:value-type="float" office:value="6.922161">
            <text:p>6.922161</text:p>
          </table:table-cell>
          <table:table-cell table:formula="of:=([.B374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formula="of:=([.A375]-[.F$2])^2" office:value-type="float" office:value="11.350161">
            <text:p>11.350161</text:p>
          </table:table-cell>
          <table:table-cell table:formula="of:=([.B375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376]-[.F$2])^2" office:value-type="float" office:value="0.398161">
            <text:p>0.398161</text:p>
          </table:table-cell>
          <table:table-cell table:formula="of:=([.B376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77]-[.F$2])^2" office:value-type="float" office:value="2.660161">
            <text:p>2.660161</text:p>
          </table:table-cell>
          <table:table-cell table:formula="of:=([.B377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378]-[.F$2])^2" office:value-type="float" office:value="54.302161">
            <text:p>54.302161</text:p>
          </table:table-cell>
          <table:table-cell table:formula="of:=([.B378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379]-[.F$2])^2" office:value-type="float" office:value="2.660161">
            <text:p>2.660161</text:p>
          </table:table-cell>
          <table:table-cell table:formula="of:=([.B379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([.A380]-[.F$2])^2" office:value-type="float" office:value="5.612161">
            <text:p>5.612161</text:p>
          </table:table-cell>
          <table:table-cell table:formula="of:=([.B380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381]-[.F$2])^2" office:value-type="float" office:value="0.398161">
            <text:p>0.398161</text:p>
          </table:table-cell>
          <table:table-cell table:formula="of:=([.B381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382]-[.F$2])^2" office:value-type="float" office:value="0.398161">
            <text:p>0.398161</text:p>
          </table:table-cell>
          <table:table-cell table:formula="of:=([.B382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383]-[.F$2])^2" office:value-type="float" office:value="54.302161">
            <text:p>54.302161</text:p>
          </table:table-cell>
          <table:table-cell table:formula="of:=([.B383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384]-[.F$2])^2" office:value-type="float" office:value="28.826161">
            <text:p>28.826161</text:p>
          </table:table-cell>
          <table:table-cell table:formula="of:=([.B384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385]-[.F$2])^2" office:value-type="float" office:value="0.398161">
            <text:p>0.398161</text:p>
          </table:table-cell>
          <table:table-cell table:formula="of:=([.B385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86]-[.F$2])^2" office:value-type="float" office:value="2.660161">
            <text:p>2.660161</text:p>
          </table:table-cell>
          <table:table-cell table:formula="of:=([.B386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87]-[.F$2])^2" office:value-type="float" office:value="0.398161">
            <text:p>0.398161</text:p>
          </table:table-cell>
          <table:table-cell table:formula="of:=([.B387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388]-[.F$2])^2" office:value-type="float" office:value="0.398161">
            <text:p>0.398161</text:p>
          </table:table-cell>
          <table:table-cell table:formula="of:=([.B388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89]-[.F$2])^2" office:value-type="float" office:value="2.660161">
            <text:p>2.660161</text:p>
          </table:table-cell>
          <table:table-cell table:formula="of:=([.B38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390]-[.F$2])^2" office:value-type="float" office:value="2.660161">
            <text:p>2.660161</text:p>
          </table:table-cell>
          <table:table-cell table:formula="of:=([.B390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91]-[.F$2])^2" office:value-type="float" office:value="0.136161">
            <text:p>0.136161</text:p>
          </table:table-cell>
          <table:table-cell table:formula="of:=([.B391]-[.G$2])^2" office:value-type="float" office:value="14.455204">
            <text:p>14.4552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A392]-[.F$2])^2" office:value-type="float" office:value="11.350161">
            <text:p>11.350161</text:p>
          </table:table-cell>
          <table:table-cell table:formula="of:=([.B392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393]-[.F$2])^2" office:value-type="float" office:value="2.660161">
            <text:p>2.660161</text:p>
          </table:table-cell>
          <table:table-cell table:formula="of:=([.B393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94]-[.F$2])^2" office:value-type="float" office:value="2.660161">
            <text:p>2.660161</text:p>
          </table:table-cell>
          <table:table-cell table:formula="of:=([.B394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table:formula="of:=([.A395]-[.F$2])^2" office:value-type="float" office:value="19.088161">
            <text:p>19.088161</text:p>
          </table:table-cell>
          <table:table-cell table:formula="of:=([.B395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396]-[.F$2])^2" office:value-type="float" office:value="2.660161">
            <text:p>2.660161</text:p>
          </table:table-cell>
          <table:table-cell table:formula="of:=([.B396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formula="of:=([.A397]-[.F$2])^2" office:value-type="float" office:value="2.660161">
            <text:p>2.660161</text:p>
          </table:table-cell>
          <table:table-cell table:formula="of:=([.B397]-[.G$2])^2" office:value-type="float" office:value="116.683204">
            <text:p>116.68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98]-[.F$2])^2" office:value-type="float" office:value="0.398161">
            <text:p>0.398161</text:p>
          </table:table-cell>
          <table:table-cell table:formula="of:=([.B398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([.A399]-[.F$2])^2" office:value-type="float" office:value="0.136161">
            <text:p>0.136161</text:p>
          </table:table-cell>
          <table:table-cell table:formula="of:=([.B399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([.A400]-[.F$2])^2" office:value-type="float" office:value="0.398161">
            <text:p>0.398161</text:p>
          </table:table-cell>
          <table:table-cell table:formula="of:=([.B400]-[.G$2])^2" office:value-type="float" office:value="33.663204">
            <text:p>33.66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401]-[.F$2])^2" office:value-type="float" office:value="0.398161">
            <text:p>0.398161</text:p>
          </table:table-cell>
          <table:table-cell table:formula="of:=([.B401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402]-[.F$2])^2" office:value-type="float" office:value="2.660161">
            <text:p>2.660161</text:p>
          </table:table-cell>
          <table:table-cell table:formula="of:=([.B402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403]-[.F$2])^2" office:value-type="float" office:value="2.660161">
            <text:p>2.660161</text:p>
          </table:table-cell>
          <table:table-cell table:formula="of:=([.B403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table:formula="of:=([.A404]-[.F$2])^2" office:value-type="float" office:value="5.612161">
            <text:p>5.612161</text:p>
          </table:table-cell>
          <table:table-cell table:formula="of:=([.B404]-[.G$2])^2" office:value-type="float" office:value="432.723204">
            <text:p>432.7232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table:formula="of:=([.A405]-[.F$2])^2" office:value-type="float" office:value="11.350161">
            <text:p>11.350161</text:p>
          </table:table-cell>
          <table:table-cell table:formula="of:=([.B405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06]-[.F$2])^2" office:value-type="float" office:value="0.398161">
            <text:p>0.398161</text:p>
          </table:table-cell>
          <table:table-cell table:formula="of:=([.B406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07]-[.F$2])^2" office:value-type="float" office:value="0.398161">
            <text:p>0.398161</text:p>
          </table:table-cell>
          <table:table-cell table:formula="of:=([.B407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408]-[.F$2])^2" office:value-type="float" office:value="0.398161">
            <text:p>0.398161</text:p>
          </table:table-cell>
          <table:table-cell table:formula="of:=([.B408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09]-[.F$2])^2" office:value-type="float" office:value="0.398161">
            <text:p>0.398161</text:p>
          </table:table-cell>
          <table:table-cell table:formula="of:=([.B40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formula="of:=([.A410]-[.F$2])^2" office:value-type="float" office:value="21.446161">
            <text:p>21.446161</text:p>
          </table:table-cell>
          <table:table-cell table:formula="of:=([.B410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411]-[.F$2])^2" office:value-type="float" office:value="0.398161">
            <text:p>0.398161</text:p>
          </table:table-cell>
          <table:table-cell table:formula="of:=([.B411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412]-[.F$2])^2" office:value-type="float" office:value="0.398161">
            <text:p>0.398161</text:p>
          </table:table-cell>
          <table:table-cell table:formula="of:=([.B412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([.A413]-[.F$2])^2" office:value-type="float" office:value="2.660161">
            <text:p>2.660161</text:p>
          </table:table-cell>
          <table:table-cell table:formula="of:=([.B413]-[.G$2])^2" office:value-type="float" office:value="46.267204">
            <text:p>46.267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formula="of:=([.A414]-[.F$2])^2" office:value-type="float" office:value="0.136161">
            <text:p>0.136161</text:p>
          </table:table-cell>
          <table:table-cell table:formula="of:=([.B414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15]-[.F$2])^2" office:value-type="float" office:value="2.660161">
            <text:p>2.660161</text:p>
          </table:table-cell>
          <table:table-cell table:formula="of:=([.B415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formula="of:=([.A416]-[.F$2])^2" office:value-type="float" office:value="54.302161">
            <text:p>54.302161</text:p>
          </table:table-cell>
          <table:table-cell table:formula="of:=([.B416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417]-[.F$2])^2" office:value-type="float" office:value="0.398161">
            <text:p>0.398161</text:p>
          </table:table-cell>
          <table:table-cell table:formula="of:=([.B417]-[.G$2])^2" office:value-type="float" office:value="96.079204">
            <text:p>96.07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418]-[.F$2])^2" office:value-type="float" office:value="2.660161">
            <text:p>2.660161</text:p>
          </table:table-cell>
          <table:table-cell table:formula="of:=([.B418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19]-[.F$2])^2" office:value-type="float" office:value="0.398161">
            <text:p>0.398161</text:p>
          </table:table-cell>
          <table:table-cell table:formula="of:=([.B41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420]-[.F$2])^2" office:value-type="float" office:value="13.184161">
            <text:p>13.184161</text:p>
          </table:table-cell>
          <table:table-cell table:formula="of:=([.B420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421]-[.F$2])^2" office:value-type="float" office:value="2.660161">
            <text:p>2.660161</text:p>
          </table:table-cell>
          <table:table-cell table:formula="of:=([.B421]-[.G$2])^2" office:value-type="float" office:value="27.019204">
            <text:p>27.01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422]-[.F$2])^2" office:value-type="float" office:value="0.398161">
            <text:p>0.398161</text:p>
          </table:table-cell>
          <table:table-cell table:formula="of:=([.B422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23]-[.F$2])^2" office:value-type="float" office:value="2.660161">
            <text:p>2.660161</text:p>
          </table:table-cell>
          <table:table-cell table:formula="of:=([.B423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424]-[.F$2])^2" office:value-type="float" office:value="2.660161">
            <text:p>2.660161</text:p>
          </table:table-cell>
          <table:table-cell table:formula="of:=([.B424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formula="of:=([.A425]-[.F$2])^2" office:value-type="float" office:value="5.612161">
            <text:p>5.612161</text:p>
          </table:table-cell>
          <table:table-cell table:formula="of:=([.B425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table:formula="of:=([.A426]-[.F$2])^2" office:value-type="float" office:value="40.564161">
            <text:p>40.564161</text:p>
          </table:table-cell>
          <table:table-cell table:formula="of:=([.B426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formula="of:=([.A427]-[.F$2])^2" office:value-type="float" office:value="54.302161">
            <text:p>54.302161</text:p>
          </table:table-cell>
          <table:table-cell table:formula="of:=([.B427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428]-[.F$2])^2" office:value-type="float" office:value="0.136161">
            <text:p>0.136161</text:p>
          </table:table-cell>
          <table:table-cell table:formula="of:=([.B428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29]-[.F$2])^2" office:value-type="float" office:value="0.136161">
            <text:p>0.136161</text:p>
          </table:table-cell>
          <table:table-cell table:formula="of:=([.B429]-[.G$2])^2" office:value-type="float" office:value="14.455204">
            <text:p>14.455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430]-[.F$2])^2" office:value-type="float" office:value="1.874161">
            <text:p>1.874161</text:p>
          </table:table-cell>
          <table:table-cell table:formula="of:=([.B430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431]-[.F$2])^2" office:value-type="float" office:value="2.660161">
            <text:p>2.660161</text:p>
          </table:table-cell>
          <table:table-cell table:formula="of:=([.B431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432]-[.F$2])^2" office:value-type="float" office:value="2.660161">
            <text:p>2.660161</text:p>
          </table:table-cell>
          <table:table-cell table:formula="of:=([.B432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433]-[.F$2])^2" office:value-type="float" office:value="2.660161">
            <text:p>2.660161</text:p>
          </table:table-cell>
          <table:table-cell table:formula="of:=([.B433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434]-[.F$2])^2" office:value-type="float" office:value="0.136161">
            <text:p>0.136161</text:p>
          </table:table-cell>
          <table:table-cell table:formula="of:=([.B434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435]-[.F$2])^2" office:value-type="float" office:value="0.398161">
            <text:p>0.398161</text:p>
          </table:table-cell>
          <table:table-cell table:formula="of:=([.B435]-[.G$2])^2" office:value-type="float" office:value="103.999204">
            <text:p>103.99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436]-[.F$2])^2" office:value-type="float" office:value="2.660161">
            <text:p>2.660161</text:p>
          </table:table-cell>
          <table:table-cell table:formula="of:=([.B436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([.A437]-[.F$2])^2" office:value-type="float" office:value="1.874161">
            <text:p>1.874161</text:p>
          </table:table-cell>
          <table:table-cell table:formula="of:=([.B437]-[.G$2])^2" office:value-type="float" office:value="103.999204">
            <text:p>103.999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438]-[.F$2])^2" office:value-type="float" office:value="6.922161">
            <text:p>6.922161</text:p>
          </table:table-cell>
          <table:table-cell table:formula="of:=([.B438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439]-[.F$2])^2" office:value-type="float" office:value="2.660161">
            <text:p>2.660161</text:p>
          </table:table-cell>
          <table:table-cell table:formula="of:=([.B439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formula="of:=([.A440]-[.F$2])^2" office:value-type="float" office:value="0.398161">
            <text:p>0.398161</text:p>
          </table:table-cell>
          <table:table-cell table:formula="of:=([.B440]-[.G$2])^2" office:value-type="float" office:value="139.287204">
            <text:p>139.28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441]-[.F$2])^2" office:value-type="float" office:value="2.660161">
            <text:p>2.660161</text:p>
          </table:table-cell>
          <table:table-cell table:formula="of:=([.B441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442]-[.F$2])^2" office:value-type="float" office:value="0.398161">
            <text:p>0.398161</text:p>
          </table:table-cell>
          <table:table-cell table:formula="of:=([.B442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443]-[.F$2])^2" office:value-type="float" office:value="2.660161">
            <text:p>2.660161</text:p>
          </table:table-cell>
          <table:table-cell table:formula="of:=([.B443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444]-[.F$2])^2" office:value-type="float" office:value="2.660161">
            <text:p>2.660161</text:p>
          </table:table-cell>
          <table:table-cell table:formula="of:=([.B444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445]-[.F$2])^2" office:value-type="float" office:value="0.398161">
            <text:p>0.398161</text:p>
          </table:table-cell>
          <table:table-cell table:formula="of:=([.B445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([.A446]-[.F$2])^2" office:value-type="float" office:value="11.350161">
            <text:p>11.350161</text:p>
          </table:table-cell>
          <table:table-cell table:formula="of:=([.B446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47]-[.F$2])^2" office:value-type="float" office:value="0.398161">
            <text:p>0.398161</text:p>
          </table:table-cell>
          <table:table-cell table:formula="of:=([.B447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([.A448]-[.F$2])^2" office:value-type="float" office:value="206.468161">
            <text:p>206.468161</text:p>
          </table:table-cell>
          <table:table-cell table:formula="of:=([.B448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49]-[.F$2])^2" office:value-type="float" office:value="0.398161">
            <text:p>0.398161</text:p>
          </table:table-cell>
          <table:table-cell table:formula="of:=([.B44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450]-[.F$2])^2" office:value-type="float" office:value="2.660161">
            <text:p>2.660161</text:p>
          </table:table-cell>
          <table:table-cell table:formula="of:=([.B450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([.A451]-[.F$2])^2" office:value-type="float" office:value="87.778161">
            <text:p>87.778161</text:p>
          </table:table-cell>
          <table:table-cell table:formula="of:=([.B451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A452]-[.F$2])^2" office:value-type="float" office:value="5.612161">
            <text:p>5.612161</text:p>
          </table:table-cell>
          <table:table-cell table:formula="of:=([.B452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453]-[.F$2])^2" office:value-type="float" office:value="13.184161">
            <text:p>13.184161</text:p>
          </table:table-cell>
          <table:table-cell table:formula="of:=([.B453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454]-[.F$2])^2" office:value-type="float" office:value="2.660161">
            <text:p>2.660161</text:p>
          </table:table-cell>
          <table:table-cell table:formula="of:=([.B454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455]-[.F$2])^2" office:value-type="float" office:value="13.184161">
            <text:p>13.184161</text:p>
          </table:table-cell>
          <table:table-cell table:formula="of:=([.B455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456]-[.F$2])^2" office:value-type="float" office:value="2.660161">
            <text:p>2.660161</text:p>
          </table:table-cell>
          <table:table-cell table:formula="of:=([.B456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457]-[.F$2])^2" office:value-type="float" office:value="2.660161">
            <text:p>2.660161</text:p>
          </table:table-cell>
          <table:table-cell table:formula="of:=([.B457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458]-[.F$2])^2" office:value-type="float" office:value="2.660161">
            <text:p>2.660161</text:p>
          </table:table-cell>
          <table:table-cell table:formula="of:=([.B458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459]-[.F$2])^2" office:value-type="float" office:value="2.660161">
            <text:p>2.660161</text:p>
          </table:table-cell>
          <table:table-cell table:formula="of:=([.B45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([.A460]-[.F$2])^2" office:value-type="float" office:value="11.350161">
            <text:p>11.350161</text:p>
          </table:table-cell>
          <table:table-cell table:formula="of:=([.B460]-[.G$2])^2" office:value-type="float" office:value="46.267204">
            <text:p>46.26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461]-[.F$2])^2" office:value-type="float" office:value="2.660161">
            <text:p>2.660161</text:p>
          </table:table-cell>
          <table:table-cell table:formula="of:=([.B461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462]-[.F$2])^2" office:value-type="float" office:value="2.660161">
            <text:p>2.660161</text:p>
          </table:table-cell>
          <table:table-cell table:formula="of:=([.B462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463]-[.F$2])^2" office:value-type="float" office:value="54.302161">
            <text:p>54.302161</text:p>
          </table:table-cell>
          <table:table-cell table:formula="of:=([.B463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464]-[.F$2])^2" office:value-type="float" office:value="0.398161">
            <text:p>0.398161</text:p>
          </table:table-cell>
          <table:table-cell table:formula="of:=([.B464]-[.G$2])^2" office:value-type="float" office:value="77.475204">
            <text:p>77.4752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formula="of:=([.A465]-[.F$2])^2" office:value-type="float" office:value="40.564161">
            <text:p>40.564161</text:p>
          </table:table-cell>
          <table:table-cell table:formula="of:=([.B465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466]-[.F$2])^2" office:value-type="float" office:value="0.398161">
            <text:p>0.398161</text:p>
          </table:table-cell>
          <table:table-cell table:formula="of:=([.B466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67]-[.F$2])^2" office:value-type="float" office:value="0.136161">
            <text:p>0.136161</text:p>
          </table:table-cell>
          <table:table-cell table:formula="of:=([.B467]-[.G$2])^2" office:value-type="float" office:value="23.059204">
            <text:p>23.05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68]-[.F$2])^2" office:value-type="float" office:value="0.398161">
            <text:p>0.398161</text:p>
          </table:table-cell>
          <table:table-cell table:formula="of:=([.B468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469]-[.F$2])^2" office:value-type="float" office:value="0.136161">
            <text:p>0.136161</text:p>
          </table:table-cell>
          <table:table-cell table:formula="of:=([.B469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470]-[.F$2])^2" office:value-type="float" office:value="2.660161">
            <text:p>2.660161</text:p>
          </table:table-cell>
          <table:table-cell table:formula="of:=([.B470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471]-[.F$2])^2" office:value-type="float" office:value="2.660161">
            <text:p>2.660161</text:p>
          </table:table-cell>
          <table:table-cell table:formula="of:=([.B471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f:=([.A472]-[.F$2])^2" office:value-type="float" office:value="40.564161">
            <text:p>40.564161</text:p>
          </table:table-cell>
          <table:table-cell table:formula="of:=([.B472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473]-[.F$2])^2" office:value-type="float" office:value="2.660161">
            <text:p>2.660161</text:p>
          </table:table-cell>
          <table:table-cell table:formula="of:=([.B473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474]-[.F$2])^2" office:value-type="float" office:value="0.136161">
            <text:p>0.136161</text:p>
          </table:table-cell>
          <table:table-cell table:formula="of:=([.B474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475]-[.F$2])^2" office:value-type="float" office:value="2.660161">
            <text:p>2.660161</text:p>
          </table:table-cell>
          <table:table-cell table:formula="of:=([.B475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476]-[.F$2])^2" office:value-type="float" office:value="0.398161">
            <text:p>0.398161</text:p>
          </table:table-cell>
          <table:table-cell table:formula="of:=([.B476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477]-[.F$2])^2" office:value-type="float" office:value="0.398161">
            <text:p>0.398161</text:p>
          </table:table-cell>
          <table:table-cell table:formula="of:=([.B477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478]-[.F$2])^2" office:value-type="float" office:value="0.398161">
            <text:p>0.398161</text:p>
          </table:table-cell>
          <table:table-cell table:formula="of:=([.B478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79]-[.F$2])^2" office:value-type="float" office:value="0.398161">
            <text:p>0.398161</text:p>
          </table:table-cell>
          <table:table-cell table:formula="of:=([.B47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table:formula="of:=([.A480]-[.F$2])^2" office:value-type="float" office:value="0.136161">
            <text:p>0.136161</text:p>
          </table:table-cell>
          <table:table-cell table:formula="of:=([.B480]-[.G$2])^2" office:value-type="float" office:value="116.683204">
            <text:p>116.683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formula="of:=([.A481]-[.F$2])^2" office:value-type="float" office:value="5.612161">
            <text:p>5.612161</text:p>
          </table:table-cell>
          <table:table-cell table:formula="of:=([.B481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482]-[.F$2])^2" office:value-type="float" office:value="2.660161">
            <text:p>2.660161</text:p>
          </table:table-cell>
          <table:table-cell table:formula="of:=([.B482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483]-[.F$2])^2" office:value-type="float" office:value="70.040161">
            <text:p>70.040161</text:p>
          </table:table-cell>
          <table:table-cell table:formula="of:=([.B483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formula="of:=([.A484]-[.F$2])^2" office:value-type="float" office:value="2.660161">
            <text:p>2.660161</text:p>
          </table:table-cell>
          <table:table-cell table:formula="of:=([.B484]-[.G$2])^2" office:value-type="float" office:value="60.871204">
            <text:p>60.8712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([.A485]-[.F$2])^2" office:value-type="float" office:value="19.088161">
            <text:p>19.088161</text:p>
          </table:table-cell>
          <table:table-cell table:formula="of:=([.B485]-[.G$2])^2" office:value-type="float" office:value="33.663204">
            <text:p>33.66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86]-[.F$2])^2" office:value-type="float" office:value="2.660161">
            <text:p>2.660161</text:p>
          </table:table-cell>
          <table:table-cell table:formula="of:=([.B486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487]-[.F$2])^2" office:value-type="float" office:value="2.660161">
            <text:p>2.660161</text:p>
          </table:table-cell>
          <table:table-cell table:formula="of:=([.B487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488]-[.F$2])^2" office:value-type="float" office:value="2.660161">
            <text:p>2.660161</text:p>
          </table:table-cell>
          <table:table-cell table:formula="of:=([.B488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489]-[.F$2])^2" office:value-type="float" office:value="0.136161">
            <text:p>0.136161</text:p>
          </table:table-cell>
          <table:table-cell table:formula="of:=([.B48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490]-[.F$2])^2" office:value-type="float" office:value="2.660161">
            <text:p>2.660161</text:p>
          </table:table-cell>
          <table:table-cell table:formula="of:=([.B490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491]-[.F$2])^2" office:value-type="float" office:value="2.660161">
            <text:p>2.660161</text:p>
          </table:table-cell>
          <table:table-cell table:formula="of:=([.B491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492]-[.F$2])^2" office:value-type="float" office:value="0.136161">
            <text:p>0.136161</text:p>
          </table:table-cell>
          <table:table-cell table:formula="of:=([.B492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493]-[.F$2])^2" office:value-type="float" office:value="0.136161">
            <text:p>0.136161</text:p>
          </table:table-cell>
          <table:table-cell table:formula="of:=([.B493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494]-[.F$2])^2" office:value-type="float" office:value="2.660161">
            <text:p>2.660161</text:p>
          </table:table-cell>
          <table:table-cell table:formula="of:=([.B494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([.A495]-[.F$2])^2" office:value-type="float" office:value="0.136161">
            <text:p>0.136161</text:p>
          </table:table-cell>
          <table:table-cell table:formula="of:=([.B495]-[.G$2])^2" office:value-type="float" office:value="103.999204">
            <text:p>103.99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496]-[.F$2])^2" office:value-type="float" office:value="0.136161">
            <text:p>0.136161</text:p>
          </table:table-cell>
          <table:table-cell table:formula="of:=([.B496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97]-[.F$2])^2" office:value-type="float" office:value="0.398161">
            <text:p>0.398161</text:p>
          </table:table-cell>
          <table:table-cell table:formula="of:=([.B497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([.A498]-[.F$2])^2" office:value-type="float" office:value="1.874161">
            <text:p>1.874161</text:p>
          </table:table-cell>
          <table:table-cell table:formula="of:=([.B498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table:formula="of:=([.A499]-[.F$2])^2" office:value-type="float" office:value="19.088161">
            <text:p>19.088161</text:p>
          </table:table-cell>
          <table:table-cell table:formula="of:=([.B499]-[.G$2])^2" office:value-type="float" office:value="96.079204">
            <text:p>96.07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500]-[.F$2])^2" office:value-type="float" office:value="0.136161">
            <text:p>0.136161</text:p>
          </table:table-cell>
          <table:table-cell table:formula="of:=([.B500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501]-[.F$2])^2" office:value-type="float" office:value="0.398161">
            <text:p>0.398161</text:p>
          </table:table-cell>
          <table:table-cell table:formula="of:=([.B501]-[.G$2])^2" office:value-type="float" office:value="14.455204">
            <text:p>14.45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([.A502]-[.F$2])^2" office:value-type="float" office:value="0.398161">
            <text:p>0.398161</text:p>
          </table:table-cell>
          <table:table-cell table:formula="of:=([.B502]-[.G$2])^2" office:value-type="float" office:value="33.663204">
            <text:p>33.6632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503]-[.F$2])^2" office:value-type="float" office:value="70.040161">
            <text:p>70.040161</text:p>
          </table:table-cell>
          <table:table-cell table:formula="of:=([.B503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formula="of:=([.A504]-[.F$2])^2" office:value-type="float" office:value="13.184161">
            <text:p>13.184161</text:p>
          </table:table-cell>
          <table:table-cell table:formula="of:=([.B504]-[.G$2])^2" office:value-type="float" office:value="7.851204">
            <text:p>7.85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05]-[.F$2])^2" office:value-type="float" office:value="0.398161">
            <text:p>0.398161</text:p>
          </table:table-cell>
          <table:table-cell table:formula="of:=([.B505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506]-[.F$2])^2" office:value-type="float" office:value="0.398161">
            <text:p>0.398161</text:p>
          </table:table-cell>
          <table:table-cell table:formula="of:=([.B506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507]-[.F$2])^2" office:value-type="float" office:value="2.660161">
            <text:p>2.660161</text:p>
          </table:table-cell>
          <table:table-cell table:formula="of:=([.B507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508]-[.F$2])^2" office:value-type="float" office:value="2.660161">
            <text:p>2.660161</text:p>
          </table:table-cell>
          <table:table-cell table:formula="of:=([.B508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09]-[.F$2])^2" office:value-type="float" office:value="0.398161">
            <text:p>0.398161</text:p>
          </table:table-cell>
          <table:table-cell table:formula="of:=([.B509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formula="of:=([.A510]-[.F$2])^2" office:value-type="float" office:value="2.660161">
            <text:p>2.660161</text:p>
          </table:table-cell>
          <table:table-cell table:formula="of:=([.B510]-[.G$2])^2" office:value-type="float" office:value="77.475204">
            <text:p>77.47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511]-[.F$2])^2" office:value-type="float" office:value="0.398161">
            <text:p>0.398161</text:p>
          </table:table-cell>
          <table:table-cell table:formula="of:=([.B511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A512]-[.F$2])^2" office:value-type="float" office:value="5.612161">
            <text:p>5.612161</text:p>
          </table:table-cell>
          <table:table-cell table:formula="of:=([.B512]-[.G$2])^2" office:value-type="float" office:value="7.851204">
            <text:p>7.85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513]-[.F$2])^2" office:value-type="float" office:value="0.398161">
            <text:p>0.398161</text:p>
          </table:table-cell>
          <table:table-cell table:formula="of:=([.B513]-[.G$2])^2" office:value-type="float" office:value="14.455204">
            <text:p>14.45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514]-[.F$2])^2" office:value-type="float" office:value="0.398161">
            <text:p>0.398161</text:p>
          </table:table-cell>
          <table:table-cell table:formula="of:=([.B514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515]-[.F$2])^2" office:value-type="float" office:value="0.398161">
            <text:p>0.398161</text:p>
          </table:table-cell>
          <table:table-cell table:formula="of:=([.B515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516]-[.F$2])^2" office:value-type="float" office:value="2.660161">
            <text:p>2.660161</text:p>
          </table:table-cell>
          <table:table-cell table:formula="of:=([.B516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formula="of:=([.A517]-[.F$2])^2" office:value-type="float" office:value="19.088161">
            <text:p>19.088161</text:p>
          </table:table-cell>
          <table:table-cell table:formula="of:=([.B517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18]-[.F$2])^2" office:value-type="float" office:value="0.398161">
            <text:p>0.398161</text:p>
          </table:table-cell>
          <table:table-cell table:formula="of:=([.B518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table:formula="of:=([.A519]-[.F$2])^2" office:value-type="float" office:value="2.660161">
            <text:p>2.660161</text:p>
          </table:table-cell>
          <table:table-cell table:formula="of:=([.B519]-[.G$2])^2" office:value-type="float" office:value="353.515204">
            <text:p>353.51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520]-[.F$2])^2" office:value-type="float" office:value="2.660161">
            <text:p>2.660161</text:p>
          </table:table-cell>
          <table:table-cell table:formula="of:=([.B520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521]-[.F$2])^2" office:value-type="float" office:value="6.922161">
            <text:p>6.922161</text:p>
          </table:table-cell>
          <table:table-cell table:formula="of:=([.B521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522]-[.F$2])^2" office:value-type="float" office:value="13.184161">
            <text:p>13.184161</text:p>
          </table:table-cell>
          <table:table-cell table:formula="of:=([.B522]-[.G$2])^2" office:value-type="float" office:value="125.395204">
            <text:p>125.39520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formula="of:=([.A523]-[.F$2])^2" office:value-type="float" office:value="267.944161">
            <text:p>267.944161</text:p>
          </table:table-cell>
          <table:table-cell table:formula="of:=([.B523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524]-[.F$2])^2" office:value-type="float" office:value="2.660161">
            <text:p>2.660161</text:p>
          </table:table-cell>
          <table:table-cell table:formula="of:=([.B524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25]-[.F$2])^2" office:value-type="float" office:value="0.398161">
            <text:p>0.398161</text:p>
          </table:table-cell>
          <table:table-cell table:formula="of:=([.B525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526]-[.F$2])^2" office:value-type="float" office:value="2.660161">
            <text:p>2.660161</text:p>
          </table:table-cell>
          <table:table-cell table:formula="of:=([.B526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27]-[.F$2])^2" office:value-type="float" office:value="0.398161">
            <text:p>0.398161</text:p>
          </table:table-cell>
          <table:table-cell table:formula="of:=([.B527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528]-[.F$2])^2" office:value-type="float" office:value="6.922161">
            <text:p>6.922161</text:p>
          </table:table-cell>
          <table:table-cell table:formula="of:=([.B528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529]-[.F$2])^2" office:value-type="float" office:value="0.136161">
            <text:p>0.136161</text:p>
          </table:table-cell>
          <table:table-cell table:formula="of:=([.B52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530]-[.F$2])^2" office:value-type="float" office:value="2.660161">
            <text:p>2.660161</text:p>
          </table:table-cell>
          <table:table-cell table:formula="of:=([.B530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31]-[.F$2])^2" office:value-type="float" office:value="0.398161">
            <text:p>0.398161</text:p>
          </table:table-cell>
          <table:table-cell table:formula="of:=([.B531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532]-[.F$2])^2" office:value-type="float" office:value="2.660161">
            <text:p>2.660161</text:p>
          </table:table-cell>
          <table:table-cell table:formula="of:=([.B532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formula="of:=([.A533]-[.F$2])^2" office:value-type="float" office:value="11.350161">
            <text:p>11.350161</text:p>
          </table:table-cell>
          <table:table-cell table:formula="of:=([.B533]-[.G$2])^2" office:value-type="float" office:value="77.475204">
            <text:p>77.475204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([.A534]-[.F$2])^2" office:value-type="float" office:value="21.446161">
            <text:p>21.446161</text:p>
          </table:table-cell>
          <table:table-cell table:formula="of:=([.B534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A535]-[.F$2])^2" office:value-type="float" office:value="11.350161">
            <text:p>11.350161</text:p>
          </table:table-cell>
          <table:table-cell table:formula="of:=([.B535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table:formula="of:=([.A536]-[.F$2])^2" office:value-type="float" office:value="695.324161">
            <text:p>695.324161</text:p>
          </table:table-cell>
          <table:table-cell table:formula="of:=([.B536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537]-[.F$2])^2" office:value-type="float" office:value="11.350161">
            <text:p>11.350161</text:p>
          </table:table-cell>
          <table:table-cell table:formula="of:=([.B537]-[.G$2])^2" office:value-type="float" office:value="23.059204">
            <text:p>23.059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formula="of:=([.A538]-[.F$2])^2" office:value-type="float" office:value="13.184161">
            <text:p>13.184161</text:p>
          </table:table-cell>
          <table:table-cell table:formula="of:=([.B538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table:formula="of:=([.A539]-[.F$2])^2" office:value-type="float" office:value="456.634161">
            <text:p>456.634161</text:p>
          </table:table-cell>
          <table:table-cell table:formula="of:=([.B539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540]-[.F$2])^2" office:value-type="float" office:value="2.660161">
            <text:p>2.660161</text:p>
          </table:table-cell>
          <table:table-cell table:formula="of:=([.B540]-[.G$2])^2" office:value-type="float" office:value="7.851204">
            <text:p>7.85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41]-[.F$2])^2" office:value-type="float" office:value="0.398161">
            <text:p>0.398161</text:p>
          </table:table-cell>
          <table:table-cell table:formula="of:=([.B541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formula="of:=([.A542]-[.F$2])^2" office:value-type="float" office:value="5.612161">
            <text:p>5.612161</text:p>
          </table:table-cell>
          <table:table-cell table:formula="of:=([.B542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543]-[.F$2])^2" office:value-type="float" office:value="2.660161">
            <text:p>2.660161</text:p>
          </table:table-cell>
          <table:table-cell table:formula="of:=([.B543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544]-[.F$2])^2" office:value-type="float" office:value="2.660161">
            <text:p>2.660161</text:p>
          </table:table-cell>
          <table:table-cell table:formula="of:=([.B544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545]-[.F$2])^2" office:value-type="float" office:value="0.398161">
            <text:p>0.398161</text:p>
          </table:table-cell>
          <table:table-cell table:formula="of:=([.B545]-[.G$2])^2" office:value-type="float" office:value="60.871204">
            <text:p>60.871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546]-[.F$2])^2" office:value-type="float" office:value="0.136161">
            <text:p>0.136161</text:p>
          </table:table-cell>
          <table:table-cell table:formula="of:=([.B546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547]-[.F$2])^2" office:value-type="float" office:value="2.660161">
            <text:p>2.660161</text:p>
          </table:table-cell>
          <table:table-cell table:formula="of:=([.B547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formula="of:=([.A548]-[.F$2])^2" office:value-type="float" office:value="70.040161">
            <text:p>70.040161</text:p>
          </table:table-cell>
          <table:table-cell table:formula="of:=([.B548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549]-[.F$2])^2" office:value-type="float" office:value="2.660161">
            <text:p>2.660161</text:p>
          </table:table-cell>
          <table:table-cell table:formula="of:=([.B54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550]-[.F$2])^2" office:value-type="float" office:value="0.136161">
            <text:p>0.136161</text:p>
          </table:table-cell>
          <table:table-cell table:formula="of:=([.B550]-[.G$2])^2" office:value-type="float" office:value="46.267204">
            <text:p>46.26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51]-[.F$2])^2" office:value-type="float" office:value="0.398161">
            <text:p>0.398161</text:p>
          </table:table-cell>
          <table:table-cell table:formula="of:=([.B551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552]-[.F$2])^2" office:value-type="float" office:value="2.660161">
            <text:p>2.660161</text:p>
          </table:table-cell>
          <table:table-cell table:formula="of:=([.B552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53]-[.F$2])^2" office:value-type="float" office:value="0.398161">
            <text:p>0.398161</text:p>
          </table:table-cell>
          <table:table-cell table:formula="of:=([.B553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formula="of:=([.A554]-[.F$2])^2" office:value-type="float" office:value="5.612161">
            <text:p>5.612161</text:p>
          </table:table-cell>
          <table:table-cell table:formula="of:=([.B554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55]-[.F$2])^2" office:value-type="float" office:value="0.398161">
            <text:p>0.398161</text:p>
          </table:table-cell>
          <table:table-cell table:formula="of:=([.B555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556]-[.F$2])^2" office:value-type="float" office:value="0.398161">
            <text:p>0.398161</text:p>
          </table:table-cell>
          <table:table-cell table:formula="of:=([.B556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57]-[.F$2])^2" office:value-type="float" office:value="0.398161">
            <text:p>0.398161</text:p>
          </table:table-cell>
          <table:table-cell table:formula="of:=([.B557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58]-[.F$2])^2" office:value-type="float" office:value="0.398161">
            <text:p>0.398161</text:p>
          </table:table-cell>
          <table:table-cell table:formula="of:=([.B558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559]-[.F$2])^2" office:value-type="float" office:value="0.398161">
            <text:p>0.398161</text:p>
          </table:table-cell>
          <table:table-cell table:formula="of:=([.B559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formula="of:=([.A560]-[.F$2])^2" office:value-type="float" office:value="0.398161">
            <text:p>0.398161</text:p>
          </table:table-cell>
          <table:table-cell table:formula="of:=([.B560]-[.G$2])^2" office:value-type="float" office:value="353.515204">
            <text:p>353.515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f:=([.A561]-[.F$2])^2" office:value-type="float" office:value="1.874161">
            <text:p>1.874161</text:p>
          </table:table-cell>
          <table:table-cell table:formula="of:=([.B561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562]-[.F$2])^2" office:value-type="float" office:value="2.660161">
            <text:p>2.660161</text:p>
          </table:table-cell>
          <table:table-cell table:formula="of:=([.B562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563]-[.F$2])^2" office:value-type="float" office:value="0.398161">
            <text:p>0.398161</text:p>
          </table:table-cell>
          <table:table-cell table:formula="of:=([.B563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564]-[.F$2])^2" office:value-type="float" office:value="0.398161">
            <text:p>0.398161</text:p>
          </table:table-cell>
          <table:table-cell table:formula="of:=([.B564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565]-[.F$2])^2" office:value-type="float" office:value="2.660161">
            <text:p>2.660161</text:p>
          </table:table-cell>
          <table:table-cell table:formula="of:=([.B565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566]-[.F$2])^2" office:value-type="float" office:value="2.660161">
            <text:p>2.660161</text:p>
          </table:table-cell>
          <table:table-cell table:formula="of:=([.B566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567]-[.F$2])^2" office:value-type="float" office:value="13.184161">
            <text:p>13.184161</text:p>
          </table:table-cell>
          <table:table-cell table:formula="of:=([.B567]-[.G$2])^2" office:value-type="float" office:value="27.019204">
            <text:p>27.01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568]-[.F$2])^2" office:value-type="float" office:value="0.398161">
            <text:p>0.398161</text:p>
          </table:table-cell>
          <table:table-cell table:formula="of:=([.B568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([.A569]-[.F$2])^2" office:value-type="float" office:value="2.660161">
            <text:p>2.660161</text:p>
          </table:table-cell>
          <table:table-cell table:formula="of:=([.B569]-[.G$2])^2" office:value-type="float" office:value="46.267204">
            <text:p>46.267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formula="of:=([.A570]-[.F$2])^2" office:value-type="float" office:value="0.136161">
            <text:p>0.136161</text:p>
          </table:table-cell>
          <table:table-cell table:formula="of:=([.B570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([.A571]-[.F$2])^2" office:value-type="float" office:value="5.612161">
            <text:p>5.612161</text:p>
          </table:table-cell>
          <table:table-cell table:formula="of:=([.B571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572]-[.F$2])^2" office:value-type="float" office:value="0.136161">
            <text:p>0.136161</text:p>
          </table:table-cell>
          <table:table-cell table:formula="of:=([.B572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573]-[.F$2])^2" office:value-type="float" office:value="2.660161">
            <text:p>2.660161</text:p>
          </table:table-cell>
          <table:table-cell table:formula="of:=([.B573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74]-[.F$2])^2" office:value-type="float" office:value="0.398161">
            <text:p>0.398161</text:p>
          </table:table-cell>
          <table:table-cell table:formula="of:=([.B574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575]-[.F$2])^2" office:value-type="float" office:value="0.136161">
            <text:p>0.136161</text:p>
          </table:table-cell>
          <table:table-cell table:formula="of:=([.B575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576]-[.F$2])^2" office:value-type="float" office:value="13.184161">
            <text:p>13.184161</text:p>
          </table:table-cell>
          <table:table-cell table:formula="of:=([.B576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formula="of:=([.A577]-[.F$2])^2" office:value-type="float" office:value="70.040161">
            <text:p>70.040161</text:p>
          </table:table-cell>
          <table:table-cell table:formula="of:=([.B577]-[.G$2])^2" office:value-type="float" office:value="46.267204">
            <text:p>46.2672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formula="of:=([.A578]-[.F$2])^2" office:value-type="float" office:value="28.826161">
            <text:p>28.826161</text:p>
          </table:table-cell>
          <table:table-cell table:formula="of:=([.B578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79]-[.F$2])^2" office:value-type="float" office:value="0.398161">
            <text:p>0.398161</text:p>
          </table:table-cell>
          <table:table-cell table:formula="of:=([.B57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80]-[.F$2])^2" office:value-type="float" office:value="0.398161">
            <text:p>0.398161</text:p>
          </table:table-cell>
          <table:table-cell table:formula="of:=([.B580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581]-[.F$2])^2" office:value-type="float" office:value="2.660161">
            <text:p>2.660161</text:p>
          </table:table-cell>
          <table:table-cell table:formula="of:=([.B581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82]-[.F$2])^2" office:value-type="float" office:value="0.398161">
            <text:p>0.398161</text:p>
          </table:table-cell>
          <table:table-cell table:formula="of:=([.B582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583]-[.F$2])^2" office:value-type="float" office:value="2.660161">
            <text:p>2.660161</text:p>
          </table:table-cell>
          <table:table-cell table:formula="of:=([.B583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84]-[.F$2])^2" office:value-type="float" office:value="0.398161">
            <text:p>0.398161</text:p>
          </table:table-cell>
          <table:table-cell table:formula="of:=([.B584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85]-[.F$2])^2" office:value-type="float" office:value="0.398161">
            <text:p>0.398161</text:p>
          </table:table-cell>
          <table:table-cell table:formula="of:=([.B585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586]-[.F$2])^2" office:value-type="float" office:value="0.136161">
            <text:p>0.136161</text:p>
          </table:table-cell>
          <table:table-cell table:formula="of:=([.B586]-[.G$2])^2" office:value-type="float" office:value="60.871204">
            <text:p>60.87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87]-[.F$2])^2" office:value-type="float" office:value="0.398161">
            <text:p>0.398161</text:p>
          </table:table-cell>
          <table:table-cell table:formula="of:=([.B587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88]-[.F$2])^2" office:value-type="float" office:value="0.398161">
            <text:p>0.398161</text:p>
          </table:table-cell>
          <table:table-cell table:formula="of:=([.B588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589]-[.F$2])^2" office:value-type="float" office:value="0.398161">
            <text:p>0.398161</text:p>
          </table:table-cell>
          <table:table-cell table:formula="of:=([.B589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90]-[.F$2])^2" office:value-type="float" office:value="0.398161">
            <text:p>0.398161</text:p>
          </table:table-cell>
          <table:table-cell table:formula="of:=([.B590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91]-[.F$2])^2" office:value-type="float" office:value="0.398161">
            <text:p>0.398161</text:p>
          </table:table-cell>
          <table:table-cell table:formula="of:=([.B591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592]-[.F$2])^2" office:value-type="float" office:value="0.398161">
            <text:p>0.398161</text:p>
          </table:table-cell>
          <table:table-cell table:formula="of:=([.B592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([.A593]-[.F$2])^2" office:value-type="float" office:value="1.874161">
            <text:p>1.874161</text:p>
          </table:table-cell>
          <table:table-cell table:formula="of:=([.B593]-[.G$2])^2" office:value-type="float" office:value="163.891204">
            <text:p>163.89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94]-[.F$2])^2" office:value-type="float" office:value="0.398161">
            <text:p>0.398161</text:p>
          </table:table-cell>
          <table:table-cell table:formula="of:=([.B594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595]-[.F$2])^2" office:value-type="float" office:value="0.398161">
            <text:p>0.398161</text:p>
          </table:table-cell>
          <table:table-cell table:formula="of:=([.B595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596]-[.F$2])^2" office:value-type="float" office:value="2.660161">
            <text:p>2.660161</text:p>
          </table:table-cell>
          <table:table-cell table:formula="of:=([.B596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97]-[.F$2])^2" office:value-type="float" office:value="0.398161">
            <text:p>0.398161</text:p>
          </table:table-cell>
          <table:table-cell table:formula="of:=([.B597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([.A598]-[.F$2])^2" office:value-type="float" office:value="6.922161">
            <text:p>6.922161</text:p>
          </table:table-cell>
          <table:table-cell table:formula="of:=([.B598]-[.G$2])^2" office:value-type="float" office:value="23.059204">
            <text:p>23.05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599]-[.F$2])^2" office:value-type="float" office:value="2.660161">
            <text:p>2.660161</text:p>
          </table:table-cell>
          <table:table-cell table:formula="of:=([.B599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600]-[.F$2])^2" office:value-type="float" office:value="152.992161">
            <text:p>152.992161</text:p>
          </table:table-cell>
          <table:table-cell table:formula="of:=([.B600]-[.G$2])^2" office:value-type="float" office:value="103.999204">
            <text:p>103.99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formula="of:=([.A601]-[.F$2])^2" office:value-type="float" office:value="2.660161">
            <text:p>2.660161</text:p>
          </table:table-cell>
          <table:table-cell table:formula="of:=([.B601]-[.G$2])^2" office:value-type="float" office:value="60.871204">
            <text:p>60.87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602]-[.F$2])^2" office:value-type="float" office:value="0.398161">
            <text:p>0.398161</text:p>
          </table:table-cell>
          <table:table-cell table:formula="of:=([.B602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([.A603]-[.F$2])^2" office:value-type="float" office:value="0.398161">
            <text:p>0.398161</text:p>
          </table:table-cell>
          <table:table-cell table:formula="of:=([.B603]-[.G$2])^2" office:value-type="float" office:value="33.663204">
            <text:p>33.66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04]-[.F$2])^2" office:value-type="float" office:value="0.398161">
            <text:p>0.398161</text:p>
          </table:table-cell>
          <table:table-cell table:formula="of:=([.B604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605]-[.F$2])^2" office:value-type="float" office:value="6.922161">
            <text:p>6.922161</text:p>
          </table:table-cell>
          <table:table-cell table:formula="of:=([.B605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06]-[.F$2])^2" office:value-type="float" office:value="0.398161">
            <text:p>0.398161</text:p>
          </table:table-cell>
          <table:table-cell table:formula="of:=([.B606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([.A607]-[.F$2])^2" office:value-type="float" office:value="5.612161">
            <text:p>5.612161</text:p>
          </table:table-cell>
          <table:table-cell table:formula="of:=([.B607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608]-[.F$2])^2" office:value-type="float" office:value="2.660161">
            <text:p>2.660161</text:p>
          </table:table-cell>
          <table:table-cell table:formula="of:=([.B608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609]-[.F$2])^2" office:value-type="float" office:value="0.398161">
            <text:p>0.398161</text:p>
          </table:table-cell>
          <table:table-cell table:formula="of:=([.B609]-[.G$2])^2" office:value-type="float" office:value="77.475204">
            <text:p>77.47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610]-[.F$2])^2" office:value-type="float" office:value="0.398161">
            <text:p>0.398161</text:p>
          </table:table-cell>
          <table:table-cell table:formula="of:=([.B610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611]-[.F$2])^2" office:value-type="float" office:value="0.398161">
            <text:p>0.398161</text:p>
          </table:table-cell>
          <table:table-cell table:formula="of:=([.B611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612]-[.F$2])^2" office:value-type="float" office:value="1.874161">
            <text:p>1.874161</text:p>
          </table:table-cell>
          <table:table-cell table:formula="of:=([.B612]-[.G$2])^2" office:value-type="float" office:value="60.871204">
            <text:p>60.871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formula="of:=([.A613]-[.F$2])^2" office:value-type="float" office:value="1.874161">
            <text:p>1.874161</text:p>
          </table:table-cell>
          <table:table-cell table:formula="of:=([.B613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614]-[.F$2])^2" office:value-type="float" office:value="2.660161">
            <text:p>2.660161</text:p>
          </table:table-cell>
          <table:table-cell table:formula="of:=([.B614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615]-[.F$2])^2" office:value-type="float" office:value="0.398161">
            <text:p>0.398161</text:p>
          </table:table-cell>
          <table:table-cell table:formula="of:=([.B615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616]-[.F$2])^2" office:value-type="float" office:value="0.136161">
            <text:p>0.136161</text:p>
          </table:table-cell>
          <table:table-cell table:formula="of:=([.B616]-[.G$2])^2" office:value-type="float" office:value="33.663204">
            <text:p>33.66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617]-[.F$2])^2" office:value-type="float" office:value="0.398161">
            <text:p>0.398161</text:p>
          </table:table-cell>
          <table:table-cell table:formula="of:=([.B617]-[.G$2])^2" office:value-type="float" office:value="7.851204">
            <text:p>7.851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618]-[.F$2])^2" office:value-type="float" office:value="0.136161">
            <text:p>0.136161</text:p>
          </table:table-cell>
          <table:table-cell table:formula="of:=([.B618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619]-[.F$2])^2" office:value-type="float" office:value="2.660161">
            <text:p>2.660161</text:p>
          </table:table-cell>
          <table:table-cell table:formula="of:=([.B61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620]-[.F$2])^2" office:value-type="float" office:value="2.660161">
            <text:p>2.660161</text:p>
          </table:table-cell>
          <table:table-cell table:formula="of:=([.B620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621]-[.F$2])^2" office:value-type="float" office:value="0.398161">
            <text:p>0.398161</text:p>
          </table:table-cell>
          <table:table-cell table:formula="of:=([.B621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622]-[.F$2])^2" office:value-type="float" office:value="0.398161">
            <text:p>0.398161</text:p>
          </table:table-cell>
          <table:table-cell table:formula="of:=([.B622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formula="of:=([.A623]-[.F$2])^2" office:value-type="float" office:value="70.040161">
            <text:p>70.040161</text:p>
          </table:table-cell>
          <table:table-cell table:formula="of:=([.B623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624]-[.F$2])^2" office:value-type="float" office:value="2.660161">
            <text:p>2.660161</text:p>
          </table:table-cell>
          <table:table-cell table:formula="of:=([.B624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25]-[.F$2])^2" office:value-type="float" office:value="2.660161">
            <text:p>2.660161</text:p>
          </table:table-cell>
          <table:table-cell table:formula="of:=([.B625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626]-[.F$2])^2" office:value-type="float" office:value="0.398161">
            <text:p>0.398161</text:p>
          </table:table-cell>
          <table:table-cell table:formula="of:=([.B626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627]-[.F$2])^2" office:value-type="float" office:value="13.184161">
            <text:p>13.184161</text:p>
          </table:table-cell>
          <table:table-cell table:formula="of:=([.B627]-[.G$2])^2" office:value-type="float" office:value="27.019204">
            <text:p>27.019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628]-[.F$2])^2" office:value-type="float" office:value="6.922161">
            <text:p>6.922161</text:p>
          </table:table-cell>
          <table:table-cell table:formula="of:=([.B628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formula="of:=([.A629]-[.F$2])^2" office:value-type="float" office:value="0.136161">
            <text:p>0.136161</text:p>
          </table:table-cell>
          <table:table-cell table:formula="of:=([.B629]-[.G$2])^2" office:value-type="float" office:value="96.079204">
            <text:p>96.07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formula="of:=([.A630]-[.F$2])^2" office:value-type="float" office:value="0.136161">
            <text:p>0.136161</text:p>
          </table:table-cell>
          <table:table-cell table:formula="of:=([.B630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631]-[.F$2])^2" office:value-type="float" office:value="2.660161">
            <text:p>2.660161</text:p>
          </table:table-cell>
          <table:table-cell table:formula="of:=([.B631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A632]-[.F$2])^2" office:value-type="float" office:value="21.446161">
            <text:p>21.446161</text:p>
          </table:table-cell>
          <table:table-cell table:formula="of:=([.B632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633]-[.F$2])^2" office:value-type="float" office:value="2.660161">
            <text:p>2.660161</text:p>
          </table:table-cell>
          <table:table-cell table:formula="of:=([.B633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634]-[.F$2])^2" office:value-type="float" office:value="0.136161">
            <text:p>0.136161</text:p>
          </table:table-cell>
          <table:table-cell table:formula="of:=([.B634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635]-[.F$2])^2" office:value-type="float" office:value="2.660161">
            <text:p>2.660161</text:p>
          </table:table-cell>
          <table:table-cell table:formula="of:=([.B635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636]-[.F$2])^2" office:value-type="float" office:value="0.398161">
            <text:p>0.398161</text:p>
          </table:table-cell>
          <table:table-cell table:formula="of:=([.B636]-[.G$2])^2" office:value-type="float" office:value="60.871204">
            <text:p>60.871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637]-[.F$2])^2" office:value-type="float" office:value="0.136161">
            <text:p>0.136161</text:p>
          </table:table-cell>
          <table:table-cell table:formula="of:=([.B637]-[.G$2])^2" office:value-type="float" office:value="33.663204">
            <text:p>33.66320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638]-[.F$2])^2" office:value-type="float" office:value="152.992161">
            <text:p>152.992161</text:p>
          </table:table-cell>
          <table:table-cell table:formula="of:=([.B638]-[.G$2])^2" office:value-type="float" office:value="125.395204">
            <text:p>125.39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39]-[.F$2])^2" office:value-type="float" office:value="0.398161">
            <text:p>0.398161</text:p>
          </table:table-cell>
          <table:table-cell table:formula="of:=([.B639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([.A640]-[.F$2])^2" office:value-type="float" office:value="19.088161">
            <text:p>19.088161</text:p>
          </table:table-cell>
          <table:table-cell table:formula="of:=([.B640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641]-[.F$2])^2" office:value-type="float" office:value="0.398161">
            <text:p>0.398161</text:p>
          </table:table-cell>
          <table:table-cell table:formula="of:=([.B641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([.A642]-[.F$2])^2" office:value-type="float" office:value="0.136161">
            <text:p>0.136161</text:p>
          </table:table-cell>
          <table:table-cell table:formula="of:=([.B642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643]-[.F$2])^2" office:value-type="float" office:value="0.398161">
            <text:p>0.398161</text:p>
          </table:table-cell>
          <table:table-cell table:formula="of:=([.B643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644]-[.F$2])^2" office:value-type="float" office:value="107.516161">
            <text:p>107.516161</text:p>
          </table:table-cell>
          <table:table-cell table:formula="of:=([.B644]-[.G$2])^2" office:value-type="float" office:value="103.999204">
            <text:p>103.99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645]-[.F$2])^2" office:value-type="float" office:value="2.660161">
            <text:p>2.660161</text:p>
          </table:table-cell>
          <table:table-cell table:formula="of:=([.B645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formula="of:=([.A646]-[.F$2])^2" office:value-type="float" office:value="28.826161">
            <text:p>28.826161</text:p>
          </table:table-cell>
          <table:table-cell table:formula="of:=([.B646]-[.G$2])^2" office:value-type="float" office:value="96.079204">
            <text:p>96.07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647]-[.F$2])^2" office:value-type="float" office:value="0.398161">
            <text:p>0.398161</text:p>
          </table:table-cell>
          <table:table-cell table:formula="of:=([.B647]-[.G$2])^2" office:value-type="float" office:value="7.851204">
            <text:p>7.85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648]-[.F$2])^2" office:value-type="float" office:value="0.398161">
            <text:p>0.398161</text:p>
          </table:table-cell>
          <table:table-cell table:formula="of:=([.B648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649]-[.F$2])^2" office:value-type="float" office:value="2.660161">
            <text:p>2.660161</text:p>
          </table:table-cell>
          <table:table-cell table:formula="of:=([.B64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650]-[.F$2])^2" office:value-type="float" office:value="0.398161">
            <text:p>0.398161</text:p>
          </table:table-cell>
          <table:table-cell table:formula="of:=([.B650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formula="of:=([.A651]-[.F$2])^2" office:value-type="float" office:value="13.184161">
            <text:p>13.184161</text:p>
          </table:table-cell>
          <table:table-cell table:formula="of:=([.B651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652]-[.F$2])^2" office:value-type="float" office:value="0.398161">
            <text:p>0.398161</text:p>
          </table:table-cell>
          <table:table-cell table:formula="of:=([.B652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53]-[.F$2])^2" office:value-type="float" office:value="0.398161">
            <text:p>0.398161</text:p>
          </table:table-cell>
          <table:table-cell table:formula="of:=([.B653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654]-[.F$2])^2" office:value-type="float" office:value="0.136161">
            <text:p>0.136161</text:p>
          </table:table-cell>
          <table:table-cell table:formula="of:=([.B654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655]-[.F$2])^2" office:value-type="float" office:value="0.398161">
            <text:p>0.398161</text:p>
          </table:table-cell>
          <table:table-cell table:formula="of:=([.B655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656]-[.F$2])^2" office:value-type="float" office:value="0.398161">
            <text:p>0.398161</text:p>
          </table:table-cell>
          <table:table-cell table:formula="of:=([.B656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57]-[.F$2])^2" office:value-type="float" office:value="0.398161">
            <text:p>0.398161</text:p>
          </table:table-cell>
          <table:table-cell table:formula="of:=([.B657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58]-[.F$2])^2" office:value-type="float" office:value="0.398161">
            <text:p>0.398161</text:p>
          </table:table-cell>
          <table:table-cell table:formula="of:=([.B658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59]-[.F$2])^2" office:value-type="float" office:value="0.136161">
            <text:p>0.136161</text:p>
          </table:table-cell>
          <table:table-cell table:formula="of:=([.B659]-[.G$2])^2" office:value-type="float" office:value="7.851204">
            <text:p>7.85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660]-[.F$2])^2" office:value-type="float" office:value="0.398161">
            <text:p>0.398161</text:p>
          </table:table-cell>
          <table:table-cell table:formula="of:=([.B660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formula="of:=([.A661]-[.F$2])^2" office:value-type="float" office:value="2.660161">
            <text:p>2.660161</text:p>
          </table:table-cell>
          <table:table-cell table:formula="of:=([.B661]-[.G$2])^2" office:value-type="float" office:value="77.475204">
            <text:p>77.475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662]-[.F$2])^2" office:value-type="float" office:value="6.922161">
            <text:p>6.922161</text:p>
          </table:table-cell>
          <table:table-cell table:formula="of:=([.B662]-[.G$2])^2" office:value-type="float" office:value="103.999204">
            <text:p>103.99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663]-[.F$2])^2" office:value-type="float" office:value="2.660161">
            <text:p>2.660161</text:p>
          </table:table-cell>
          <table:table-cell table:formula="of:=([.B663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64]-[.F$2])^2" office:value-type="float" office:value="2.660161">
            <text:p>2.660161</text:p>
          </table:table-cell>
          <table:table-cell table:formula="of:=([.B664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665]-[.F$2])^2" office:value-type="float" office:value="13.184161">
            <text:p>13.184161</text:p>
          </table:table-cell>
          <table:table-cell table:formula="of:=([.B665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A666]-[.F$2])^2" office:value-type="float" office:value="6.922161">
            <text:p>6.922161</text:p>
          </table:table-cell>
          <table:table-cell table:formula="of:=([.B666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formula="of:=([.A667]-[.F$2])^2" office:value-type="float" office:value="2.660161">
            <text:p>2.660161</text:p>
          </table:table-cell>
          <table:table-cell table:formula="of:=([.B667]-[.G$2])^2" office:value-type="float" office:value="219.099204">
            <text:p>219.09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668]-[.F$2])^2" office:value-type="float" office:value="2.660161">
            <text:p>2.660161</text:p>
          </table:table-cell>
          <table:table-cell table:formula="of:=([.B668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formula="of:=([.A669]-[.F$2])^2" office:value-type="float" office:value="21.446161">
            <text:p>21.446161</text:p>
          </table:table-cell>
          <table:table-cell table:formula="of:=([.B669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formula="of:=([.A670]-[.F$2])^2" office:value-type="float" office:value="87.778161">
            <text:p>87.778161</text:p>
          </table:table-cell>
          <table:table-cell table:formula="of:=([.B670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671]-[.F$2])^2" office:value-type="float" office:value="2.660161">
            <text:p>2.660161</text:p>
          </table:table-cell>
          <table:table-cell table:formula="of:=([.B671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672]-[.F$2])^2" office:value-type="float" office:value="0.398161">
            <text:p>0.398161</text:p>
          </table:table-cell>
          <table:table-cell table:formula="of:=([.B672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673]-[.F$2])^2" office:value-type="float" office:value="54.302161">
            <text:p>54.302161</text:p>
          </table:table-cell>
          <table:table-cell table:formula="of:=([.B673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674]-[.F$2])^2" office:value-type="float" office:value="0.398161">
            <text:p>0.398161</text:p>
          </table:table-cell>
          <table:table-cell table:formula="of:=([.B674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675]-[.F$2])^2" office:value-type="float" office:value="6.922161">
            <text:p>6.922161</text:p>
          </table:table-cell>
          <table:table-cell table:formula="of:=([.B675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676]-[.F$2])^2" office:value-type="float" office:value="0.398161">
            <text:p>0.398161</text:p>
          </table:table-cell>
          <table:table-cell table:formula="of:=([.B676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677]-[.F$2])^2" office:value-type="float" office:value="87.778161">
            <text:p>87.778161</text:p>
          </table:table-cell>
          <table:table-cell table:formula="of:=([.B677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678]-[.F$2])^2" office:value-type="float" office:value="2.660161">
            <text:p>2.660161</text:p>
          </table:table-cell>
          <table:table-cell table:formula="of:=([.B678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formula="of:=([.A679]-[.F$2])^2" office:value-type="float" office:value="40.564161">
            <text:p>40.564161</text:p>
          </table:table-cell>
          <table:table-cell table:formula="of:=([.B679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([.A680]-[.F$2])^2" office:value-type="float" office:value="2.660161">
            <text:p>2.660161</text:p>
          </table:table-cell>
          <table:table-cell table:formula="of:=([.B680]-[.G$2])^2" office:value-type="float" office:value="23.059204">
            <text:p>23.05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681]-[.F$2])^2" office:value-type="float" office:value="2.660161">
            <text:p>2.660161</text:p>
          </table:table-cell>
          <table:table-cell table:formula="of:=([.B681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682]-[.F$2])^2" office:value-type="float" office:value="2.660161">
            <text:p>2.660161</text:p>
          </table:table-cell>
          <table:table-cell table:formula="of:=([.B682]-[.G$2])^2" office:value-type="float" office:value="27.019204">
            <text:p>27.019204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A683]-[.F$2])^2" office:value-type="float" office:value="21.446161">
            <text:p>21.446161</text:p>
          </table:table-cell>
          <table:table-cell table:formula="of:=([.B683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formula="of:=([.A684]-[.F$2])^2" office:value-type="float" office:value="2.660161">
            <text:p>2.660161</text:p>
          </table:table-cell>
          <table:table-cell table:formula="of:=([.B684]-[.G$2])^2" office:value-type="float" office:value="77.475204">
            <text:p>77.475204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([.A685]-[.F$2])^2" office:value-type="float" office:value="21.446161">
            <text:p>21.446161</text:p>
          </table:table-cell>
          <table:table-cell table:formula="of:=([.B685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86]-[.F$2])^2" office:value-type="float" office:value="0.398161">
            <text:p>0.398161</text:p>
          </table:table-cell>
          <table:table-cell table:formula="of:=([.B686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687]-[.F$2])^2" office:value-type="float" office:value="0.398161">
            <text:p>0.398161</text:p>
          </table:table-cell>
          <table:table-cell table:formula="of:=([.B687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88]-[.F$2])^2" office:value-type="float" office:value="0.398161">
            <text:p>0.398161</text:p>
          </table:table-cell>
          <table:table-cell table:formula="of:=([.B688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formula="of:=([.A689]-[.F$2])^2" office:value-type="float" office:value="28.826161">
            <text:p>28.826161</text:p>
          </table:table-cell>
          <table:table-cell table:formula="of:=([.B68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690]-[.F$2])^2" office:value-type="float" office:value="0.398161">
            <text:p>0.398161</text:p>
          </table:table-cell>
          <table:table-cell table:formula="of:=([.B690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691]-[.F$2])^2" office:value-type="float" office:value="0.398161">
            <text:p>0.398161</text:p>
          </table:table-cell>
          <table:table-cell table:formula="of:=([.B691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92]-[.F$2])^2" office:value-type="float" office:value="0.398161">
            <text:p>0.398161</text:p>
          </table:table-cell>
          <table:table-cell table:formula="of:=([.B692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693]-[.F$2])^2" office:value-type="float" office:value="0.398161">
            <text:p>0.398161</text:p>
          </table:table-cell>
          <table:table-cell table:formula="of:=([.B693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694]-[.F$2])^2" office:value-type="float" office:value="2.660161">
            <text:p>2.660161</text:p>
          </table:table-cell>
          <table:table-cell table:formula="of:=([.B694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695]-[.F$2])^2" office:value-type="float" office:value="0.398161">
            <text:p>0.398161</text:p>
          </table:table-cell>
          <table:table-cell table:formula="of:=([.B695]-[.G$2])^2" office:value-type="float" office:value="23.059204">
            <text:p>23.05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696]-[.F$2])^2" office:value-type="float" office:value="2.660161">
            <text:p>2.660161</text:p>
          </table:table-cell>
          <table:table-cell table:formula="of:=([.B696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697]-[.F$2])^2" office:value-type="float" office:value="2.660161">
            <text:p>2.660161</text:p>
          </table:table-cell>
          <table:table-cell table:formula="of:=([.B697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98]-[.F$2])^2" office:value-type="float" office:value="0.398161">
            <text:p>0.398161</text:p>
          </table:table-cell>
          <table:table-cell table:formula="of:=([.B698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99]-[.F$2])^2" office:value-type="float" office:value="0.398161">
            <text:p>0.398161</text:p>
          </table:table-cell>
          <table:table-cell table:formula="of:=([.B699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700]-[.F$2])^2" office:value-type="float" office:value="0.398161">
            <text:p>0.398161</text:p>
          </table:table-cell>
          <table:table-cell table:formula="of:=([.B700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formula="of:=([.A701]-[.F$2])^2" office:value-type="float" office:value="11.350161">
            <text:p>11.350161</text:p>
          </table:table-cell>
          <table:table-cell table:formula="of:=([.B701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702]-[.F$2])^2" office:value-type="float" office:value="0.136161">
            <text:p>0.136161</text:p>
          </table:table-cell>
          <table:table-cell table:formula="of:=([.B702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703]-[.F$2])^2" office:value-type="float" office:value="0.136161">
            <text:p>0.136161</text:p>
          </table:table-cell>
          <table:table-cell table:formula="of:=([.B703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([.A704]-[.F$2])^2" office:value-type="float" office:value="1.874161">
            <text:p>1.874161</text:p>
          </table:table-cell>
          <table:table-cell table:formula="of:=([.B704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705]-[.F$2])^2" office:value-type="float" office:value="2.660161">
            <text:p>2.660161</text:p>
          </table:table-cell>
          <table:table-cell table:formula="of:=([.B705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06]-[.F$2])^2" office:value-type="float" office:value="0.398161">
            <text:p>0.398161</text:p>
          </table:table-cell>
          <table:table-cell table:formula="of:=([.B706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707]-[.F$2])^2" office:value-type="float" office:value="0.136161">
            <text:p>0.136161</text:p>
          </table:table-cell>
          <table:table-cell table:formula="of:=([.B707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708]-[.F$2])^2" office:value-type="float" office:value="2.660161">
            <text:p>2.660161</text:p>
          </table:table-cell>
          <table:table-cell table:formula="of:=([.B708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09]-[.F$2])^2" office:value-type="float" office:value="0.398161">
            <text:p>0.398161</text:p>
          </table:table-cell>
          <table:table-cell table:formula="of:=([.B709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710]-[.F$2])^2" office:value-type="float" office:value="2.660161">
            <text:p>2.660161</text:p>
          </table:table-cell>
          <table:table-cell table:formula="of:=([.B710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711]-[.F$2])^2" office:value-type="float" office:value="129.254161">
            <text:p>129.254161</text:p>
          </table:table-cell>
          <table:table-cell table:formula="of:=([.B711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712]-[.F$2])^2" office:value-type="float" office:value="0.398161">
            <text:p>0.398161</text:p>
          </table:table-cell>
          <table:table-cell table:formula="of:=([.B712]-[.G$2])^2" office:value-type="float" office:value="14.455204">
            <text:p>14.45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13]-[.F$2])^2" office:value-type="float" office:value="0.398161">
            <text:p>0.398161</text:p>
          </table:table-cell>
          <table:table-cell table:formula="of:=([.B713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714]-[.F$2])^2" office:value-type="float" office:value="0.398161">
            <text:p>0.398161</text:p>
          </table:table-cell>
          <table:table-cell table:formula="of:=([.B714]-[.G$2])^2" office:value-type="float" office:value="77.475204">
            <text:p>77.47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715]-[.F$2])^2" office:value-type="float" office:value="0.398161">
            <text:p>0.398161</text:p>
          </table:table-cell>
          <table:table-cell table:formula="of:=([.B715]-[.G$2])^2" office:value-type="float" office:value="60.871204">
            <text:p>60.87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16]-[.F$2])^2" office:value-type="float" office:value="0.398161">
            <text:p>0.398161</text:p>
          </table:table-cell>
          <table:table-cell table:formula="of:=([.B716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formula="of:=([.A717]-[.F$2])^2" office:value-type="float" office:value="0.136161">
            <text:p>0.136161</text:p>
          </table:table-cell>
          <table:table-cell table:formula="of:=([.B717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18]-[.F$2])^2" office:value-type="float" office:value="0.398161">
            <text:p>0.398161</text:p>
          </table:table-cell>
          <table:table-cell table:formula="of:=([.B718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719]-[.F$2])^2" office:value-type="float" office:value="6.922161">
            <text:p>6.922161</text:p>
          </table:table-cell>
          <table:table-cell table:formula="of:=([.B719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720]-[.F$2])^2" office:value-type="float" office:value="6.922161">
            <text:p>6.922161</text:p>
          </table:table-cell>
          <table:table-cell table:formula="of:=([.B720]-[.G$2])^2" office:value-type="float" office:value="125.395204">
            <text:p>125.39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721]-[.F$2])^2" office:value-type="float" office:value="0.398161">
            <text:p>0.398161</text:p>
          </table:table-cell>
          <table:table-cell table:formula="of:=([.B721]-[.G$2])^2" office:value-type="float" office:value="14.455204">
            <text:p>14.45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722]-[.F$2])^2" office:value-type="float" office:value="0.398161">
            <text:p>0.398161</text:p>
          </table:table-cell>
          <table:table-cell table:formula="of:=([.B722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table:formula="of:=([.A723]-[.F$2])^2" office:value-type="float" office:value="6.922161">
            <text:p>6.922161</text:p>
          </table:table-cell>
          <table:table-cell table:formula="of:=([.B723]-[.G$2])^2" office:value-type="float" office:value="77.475204">
            <text:p>77.47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724]-[.F$2])^2" office:value-type="float" office:value="2.660161">
            <text:p>2.660161</text:p>
          </table:table-cell>
          <table:table-cell table:formula="of:=([.B724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725]-[.F$2])^2" office:value-type="float" office:value="0.398161">
            <text:p>0.398161</text:p>
          </table:table-cell>
          <table:table-cell table:formula="of:=([.B725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726]-[.F$2])^2" office:value-type="float" office:value="2.660161">
            <text:p>2.660161</text:p>
          </table:table-cell>
          <table:table-cell table:formula="of:=([.B726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27]-[.F$2])^2" office:value-type="float" office:value="2.660161">
            <text:p>2.660161</text:p>
          </table:table-cell>
          <table:table-cell table:formula="of:=([.B727]-[.G$2])^2" office:value-type="float" office:value="27.019204">
            <text:p>27.01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([.A728]-[.F$2])^2" office:value-type="float" office:value="0.398161">
            <text:p>0.398161</text:p>
          </table:table-cell>
          <table:table-cell table:formula="of:=([.B728]-[.G$2])^2" office:value-type="float" office:value="33.663204">
            <text:p>33.66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729]-[.F$2])^2" office:value-type="float" office:value="2.660161">
            <text:p>2.660161</text:p>
          </table:table-cell>
          <table:table-cell table:formula="of:=([.B729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730]-[.F$2])^2" office:value-type="float" office:value="5.612161">
            <text:p>5.612161</text:p>
          </table:table-cell>
          <table:table-cell table:formula="of:=([.B730]-[.G$2])^2" office:value-type="float" office:value="33.663204">
            <text:p>33.66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731]-[.F$2])^2" office:value-type="float" office:value="0.398161">
            <text:p>0.398161</text:p>
          </table:table-cell>
          <table:table-cell table:formula="of:=([.B731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732]-[.F$2])^2" office:value-type="float" office:value="0.136161">
            <text:p>0.136161</text:p>
          </table:table-cell>
          <table:table-cell table:formula="of:=([.B732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733]-[.F$2])^2" office:value-type="float" office:value="2.660161">
            <text:p>2.660161</text:p>
          </table:table-cell>
          <table:table-cell table:formula="of:=([.B733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34]-[.F$2])^2" office:value-type="float" office:value="2.660161">
            <text:p>2.660161</text:p>
          </table:table-cell>
          <table:table-cell table:formula="of:=([.B734]-[.G$2])^2" office:value-type="float" office:value="27.019204">
            <text:p>27.019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A735]-[.F$2])^2" office:value-type="float" office:value="5.612161">
            <text:p>5.612161</text:p>
          </table:table-cell>
          <table:table-cell table:formula="of:=([.B735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36]-[.F$2])^2" office:value-type="float" office:value="0.398161">
            <text:p>0.398161</text:p>
          </table:table-cell>
          <table:table-cell table:formula="of:=([.B736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([.A737]-[.F$2])^2" office:value-type="float" office:value="28.826161">
            <text:p>28.826161</text:p>
          </table:table-cell>
          <table:table-cell table:formula="of:=([.B737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38]-[.F$2])^2" office:value-type="float" office:value="0.398161">
            <text:p>0.398161</text:p>
          </table:table-cell>
          <table:table-cell table:formula="of:=([.B738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739]-[.F$2])^2" office:value-type="float" office:value="0.136161">
            <text:p>0.136161</text:p>
          </table:table-cell>
          <table:table-cell table:formula="of:=([.B739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740]-[.F$2])^2" office:value-type="float" office:value="0.398161">
            <text:p>0.398161</text:p>
          </table:table-cell>
          <table:table-cell table:formula="of:=([.B740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741]-[.F$2])^2" office:value-type="float" office:value="0.398161">
            <text:p>0.398161</text:p>
          </table:table-cell>
          <table:table-cell table:formula="of:=([.B741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742]-[.F$2])^2" office:value-type="float" office:value="13.184161">
            <text:p>13.184161</text:p>
          </table:table-cell>
          <table:table-cell table:formula="of:=([.B742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([.A743]-[.F$2])^2" office:value-type="float" office:value="5.612161">
            <text:p>5.612161</text:p>
          </table:table-cell>
          <table:table-cell table:formula="of:=([.B743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44]-[.F$2])^2" office:value-type="float" office:value="0.136161">
            <text:p>0.136161</text:p>
          </table:table-cell>
          <table:table-cell table:formula="of:=([.B744]-[.G$2])^2" office:value-type="float" office:value="7.851204">
            <text:p>7.85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formula="of:=([.A745]-[.F$2])^2" office:value-type="float" office:value="0.398161">
            <text:p>0.398161</text:p>
          </table:table-cell>
          <table:table-cell table:formula="of:=([.B745]-[.G$2])^2" office:value-type="float" office:value="190.495204">
            <text:p>190.49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46]-[.F$2])^2" office:value-type="float" office:value="2.660161">
            <text:p>2.660161</text:p>
          </table:table-cell>
          <table:table-cell table:formula="of:=([.B746]-[.G$2])^2" office:value-type="float" office:value="27.019204">
            <text:p>27.01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747]-[.F$2])^2" office:value-type="float" office:value="2.660161">
            <text:p>2.660161</text:p>
          </table:table-cell>
          <table:table-cell table:formula="of:=([.B747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48]-[.F$2])^2" office:value-type="float" office:value="0.398161">
            <text:p>0.398161</text:p>
          </table:table-cell>
          <table:table-cell table:formula="of:=([.B748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749]-[.F$2])^2" office:value-type="float" office:value="0.398161">
            <text:p>0.398161</text:p>
          </table:table-cell>
          <table:table-cell table:formula="of:=([.B749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750]-[.F$2])^2" office:value-type="float" office:value="2.660161">
            <text:p>2.660161</text:p>
          </table:table-cell>
          <table:table-cell table:formula="of:=([.B750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751]-[.F$2])^2" office:value-type="float" office:value="0.398161">
            <text:p>0.398161</text:p>
          </table:table-cell>
          <table:table-cell table:formula="of:=([.B751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([.A752]-[.F$2])^2" office:value-type="float" office:value="2.660161">
            <text:p>2.660161</text:p>
          </table:table-cell>
          <table:table-cell table:formula="of:=([.B752]-[.G$2])^2" office:value-type="float" office:value="14.455204">
            <text:p>14.45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753]-[.F$2])^2" office:value-type="float" office:value="0.398161">
            <text:p>0.398161</text:p>
          </table:table-cell>
          <table:table-cell table:formula="of:=([.B753]-[.G$2])^2" office:value-type="float" office:value="77.475204">
            <text:p>77.47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754]-[.F$2])^2" office:value-type="float" office:value="0.398161">
            <text:p>0.398161</text:p>
          </table:table-cell>
          <table:table-cell table:formula="of:=([.B754]-[.G$2])^2" office:value-type="float" office:value="7.851204">
            <text:p>7.85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755]-[.F$2])^2" office:value-type="float" office:value="2.660161">
            <text:p>2.660161</text:p>
          </table:table-cell>
          <table:table-cell table:formula="of:=([.B755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formula="of:=([.A756]-[.F$2])^2" office:value-type="float" office:value="54.302161">
            <text:p>54.302161</text:p>
          </table:table-cell>
          <table:table-cell table:formula="of:=([.B756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57]-[.F$2])^2" office:value-type="float" office:value="0.398161">
            <text:p>0.398161</text:p>
          </table:table-cell>
          <table:table-cell table:formula="of:=([.B757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formula="of:=([.A758]-[.F$2])^2" office:value-type="float" office:value="54.302161">
            <text:p>54.302161</text:p>
          </table:table-cell>
          <table:table-cell table:formula="of:=([.B758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759]-[.F$2])^2" office:value-type="float" office:value="0.398161">
            <text:p>0.398161</text:p>
          </table:table-cell>
          <table:table-cell table:formula="of:=([.B759]-[.G$2])^2" office:value-type="float" office:value="60.871204">
            <text:p>60.87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760]-[.F$2])^2" office:value-type="float" office:value="0.398161">
            <text:p>0.398161</text:p>
          </table:table-cell>
          <table:table-cell table:formula="of:=([.B760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formula="of:=([.A761]-[.F$2])^2" office:value-type="float" office:value="0.398161">
            <text:p>0.398161</text:p>
          </table:table-cell>
          <table:table-cell table:formula="of:=([.B761]-[.G$2])^2" office:value-type="float" office:value="139.287204">
            <text:p>139.28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762]-[.F$2])^2" office:value-type="float" office:value="0.398161">
            <text:p>0.398161</text:p>
          </table:table-cell>
          <table:table-cell table:formula="of:=([.B762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763]-[.F$2])^2" office:value-type="float" office:value="6.922161">
            <text:p>6.922161</text:p>
          </table:table-cell>
          <table:table-cell table:formula="of:=([.B763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764]-[.F$2])^2" office:value-type="float" office:value="0.136161">
            <text:p>0.136161</text:p>
          </table:table-cell>
          <table:table-cell table:formula="of:=([.B764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765]-[.F$2])^2" office:value-type="float" office:value="2.660161">
            <text:p>2.660161</text:p>
          </table:table-cell>
          <table:table-cell table:formula="of:=([.B765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66]-[.F$2])^2" office:value-type="float" office:value="0.398161">
            <text:p>0.398161</text:p>
          </table:table-cell>
          <table:table-cell table:formula="of:=([.B766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([.A767]-[.F$2])^2" office:value-type="float" office:value="5.612161">
            <text:p>5.612161</text:p>
          </table:table-cell>
          <table:table-cell table:formula="of:=([.B767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768]-[.F$2])^2" office:value-type="float" office:value="0.398161">
            <text:p>0.398161</text:p>
          </table:table-cell>
          <table:table-cell table:formula="of:=([.B768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table:formula="of:=([.A769]-[.F$2])^2" office:value-type="float" office:value="0.136161">
            <text:p>0.136161</text:p>
          </table:table-cell>
          <table:table-cell table:formula="of:=([.B769]-[.G$2])^2" office:value-type="float" office:value="282.307204">
            <text:p>282.307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70]-[.F$2])^2" office:value-type="float" office:value="0.136161">
            <text:p>0.136161</text:p>
          </table:table-cell>
          <table:table-cell table:formula="of:=([.B770]-[.G$2])^2" office:value-type="float" office:value="7.851204">
            <text:p>7.851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771]-[.F$2])^2" office:value-type="float" office:value="0.136161">
            <text:p>0.136161</text:p>
          </table:table-cell>
          <table:table-cell table:formula="of:=([.B771]-[.G$2])^2" office:value-type="float" office:value="60.871204">
            <text:p>60.87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772]-[.F$2])^2" office:value-type="float" office:value="2.660161">
            <text:p>2.660161</text:p>
          </table:table-cell>
          <table:table-cell table:formula="of:=([.B772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formula="of:=([.A773]-[.F$2])^2" office:value-type="float" office:value="70.040161">
            <text:p>70.040161</text:p>
          </table:table-cell>
          <table:table-cell table:formula="of:=([.B773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formula="of:=([.A774]-[.F$2])^2" office:value-type="float" office:value="0.136161">
            <text:p>0.136161</text:p>
          </table:table-cell>
          <table:table-cell table:formula="of:=([.B774]-[.G$2])^2" office:value-type="float" office:value="316.911204">
            <text:p>316.91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775]-[.F$2])^2" office:value-type="float" office:value="2.660161">
            <text:p>2.660161</text:p>
          </table:table-cell>
          <table:table-cell table:formula="of:=([.B775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776]-[.F$2])^2" office:value-type="float" office:value="0.398161">
            <text:p>0.398161</text:p>
          </table:table-cell>
          <table:table-cell table:formula="of:=([.B776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777]-[.F$2])^2" office:value-type="float" office:value="0.398161">
            <text:p>0.398161</text:p>
          </table:table-cell>
          <table:table-cell table:formula="of:=([.B777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778]-[.F$2])^2" office:value-type="float" office:value="5.612161">
            <text:p>5.612161</text:p>
          </table:table-cell>
          <table:table-cell table:formula="of:=([.B778]-[.G$2])^2" office:value-type="float" office:value="14.455204">
            <text:p>14.45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779]-[.F$2])^2" office:value-type="float" office:value="0.398161">
            <text:p>0.398161</text:p>
          </table:table-cell>
          <table:table-cell table:formula="of:=([.B779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780]-[.F$2])^2" office:value-type="float" office:value="0.136161">
            <text:p>0.136161</text:p>
          </table:table-cell>
          <table:table-cell table:formula="of:=([.B780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781]-[.F$2])^2" office:value-type="float" office:value="0.398161">
            <text:p>0.398161</text:p>
          </table:table-cell>
          <table:table-cell table:formula="of:=([.B781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formula="of:=([.A782]-[.F$2])^2" office:value-type="float" office:value="19.088161">
            <text:p>19.088161</text:p>
          </table:table-cell>
          <table:table-cell table:formula="of:=([.B782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783]-[.F$2])^2" office:value-type="float" office:value="13.184161">
            <text:p>13.184161</text:p>
          </table:table-cell>
          <table:table-cell table:formula="of:=([.B783]-[.G$2])^2" office:value-type="float" office:value="125.395204">
            <text:p>125.39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784]-[.F$2])^2" office:value-type="float" office:value="0.398161">
            <text:p>0.398161</text:p>
          </table:table-cell>
          <table:table-cell table:formula="of:=([.B784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([.A785]-[.F$2])^2" office:value-type="float" office:value="5.612161">
            <text:p>5.612161</text:p>
          </table:table-cell>
          <table:table-cell table:formula="of:=([.B785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formula="of:=([.A786]-[.F$2])^2" office:value-type="float" office:value="40.564161">
            <text:p>40.564161</text:p>
          </table:table-cell>
          <table:table-cell table:formula="of:=([.B786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formula="of:=([.A787]-[.F$2])^2" office:value-type="float" office:value="87.778161">
            <text:p>87.778161</text:p>
          </table:table-cell>
          <table:table-cell table:formula="of:=([.B787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table:formula="of:=([.A788]-[.F$2])^2" office:value-type="float" office:value="5.612161">
            <text:p>5.612161</text:p>
          </table:table-cell>
          <table:table-cell table:formula="of:=([.B788]-[.G$2])^2" office:value-type="float" office:value="116.683204">
            <text:p>116.68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789]-[.F$2])^2" office:value-type="float" office:value="0.398161">
            <text:p>0.398161</text:p>
          </table:table-cell>
          <table:table-cell table:formula="of:=([.B789]-[.G$2])^2" office:value-type="float" office:value="96.079204">
            <text:p>96.07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790]-[.F$2])^2" office:value-type="float" office:value="2.660161">
            <text:p>2.660161</text:p>
          </table:table-cell>
          <table:table-cell table:formula="of:=([.B790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table:formula="of:=([.A791]-[.F$2])^2" office:value-type="float" office:value="0.398161">
            <text:p>0.398161</text:p>
          </table:table-cell>
          <table:table-cell table:formula="of:=([.B791]-[.G$2])^2" office:value-type="float" office:value="1075.971204">
            <text:p>1075.9712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792]-[.F$2])^2" office:value-type="float" office:value="19.088161">
            <text:p>19.088161</text:p>
          </table:table-cell>
          <table:table-cell table:formula="of:=([.B792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formula="of:=([.A793]-[.F$2])^2" office:value-type="float" office:value="11.350161">
            <text:p>11.350161</text:p>
          </table:table-cell>
          <table:table-cell table:formula="of:=([.B793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794]-[.F$2])^2" office:value-type="float" office:value="6.922161">
            <text:p>6.922161</text:p>
          </table:table-cell>
          <table:table-cell table:formula="of:=([.B794]-[.G$2])^2" office:value-type="float" office:value="27.019204">
            <text:p>27.019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formula="of:=([.A795]-[.F$2])^2" office:value-type="float" office:value="13.184161">
            <text:p>13.184161</text:p>
          </table:table-cell>
          <table:table-cell table:formula="of:=([.B795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96]-[.F$2])^2" office:value-type="float" office:value="0.398161">
            <text:p>0.398161</text:p>
          </table:table-cell>
          <table:table-cell table:formula="of:=([.B796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797]-[.F$2])^2" office:value-type="float" office:value="2.660161">
            <text:p>2.660161</text:p>
          </table:table-cell>
          <table:table-cell table:formula="of:=([.B797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798]-[.F$2])^2" office:value-type="float" office:value="0.398161">
            <text:p>0.398161</text:p>
          </table:table-cell>
          <table:table-cell table:formula="of:=([.B798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799]-[.F$2])^2" office:value-type="float" office:value="6.922161">
            <text:p>6.922161</text:p>
          </table:table-cell>
          <table:table-cell table:formula="of:=([.B799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formula="of:=([.A800]-[.F$2])^2" office:value-type="float" office:value="301.682161">
            <text:p>301.682161</text:p>
          </table:table-cell>
          <table:table-cell table:formula="of:=([.B800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([.A801]-[.F$2])^2" office:value-type="float" office:value="1.874161">
            <text:p>1.874161</text:p>
          </table:table-cell>
          <table:table-cell table:formula="of:=([.B801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802]-[.F$2])^2" office:value-type="float" office:value="0.398161">
            <text:p>0.398161</text:p>
          </table:table-cell>
          <table:table-cell table:formula="of:=([.B802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803]-[.F$2])^2" office:value-type="float" office:value="13.184161">
            <text:p>13.184161</text:p>
          </table:table-cell>
          <table:table-cell table:formula="of:=([.B803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804]-[.F$2])^2" office:value-type="float" office:value="2.660161">
            <text:p>2.660161</text:p>
          </table:table-cell>
          <table:table-cell table:formula="of:=([.B804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A805]-[.F$2])^2" office:value-type="float" office:value="6.922161">
            <text:p>6.922161</text:p>
          </table:table-cell>
          <table:table-cell table:formula="of:=([.B805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806]-[.F$2])^2" office:value-type="float" office:value="2.660161">
            <text:p>2.660161</text:p>
          </table:table-cell>
          <table:table-cell table:formula="of:=([.B806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807]-[.F$2])^2" office:value-type="float" office:value="2.660161">
            <text:p>2.660161</text:p>
          </table:table-cell>
          <table:table-cell table:formula="of:=([.B807]-[.G$2])^2" office:value-type="float" office:value="7.851204">
            <text:p>7.85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table:formula="of:=([.A808]-[.F$2])^2" office:value-type="float" office:value="0.398161">
            <text:p>0.398161</text:p>
          </table:table-cell>
          <table:table-cell table:formula="of:=([.B808]-[.G$2])^2" office:value-type="float" office:value="392.119204">
            <text:p>392.11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809]-[.F$2])^2" office:value-type="float" office:value="0.398161">
            <text:p>0.398161</text:p>
          </table:table-cell>
          <table:table-cell table:formula="of:=([.B80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formula="of:=([.A810]-[.F$2])^2" office:value-type="float" office:value="0.136161">
            <text:p>0.136161</text:p>
          </table:table-cell>
          <table:table-cell table:formula="of:=([.B810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([.A811]-[.F$2])^2" office:value-type="float" office:value="2.660161">
            <text:p>2.660161</text:p>
          </table:table-cell>
          <table:table-cell table:formula="of:=([.B811]-[.G$2])^2" office:value-type="float" office:value="33.663204">
            <text:p>33.66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12]-[.F$2])^2" office:value-type="float" office:value="0.398161">
            <text:p>0.398161</text:p>
          </table:table-cell>
          <table:table-cell table:formula="of:=([.B812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813]-[.F$2])^2" office:value-type="float" office:value="2.660161">
            <text:p>2.660161</text:p>
          </table:table-cell>
          <table:table-cell table:formula="of:=([.B813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14]-[.F$2])^2" office:value-type="float" office:value="0.398161">
            <text:p>0.398161</text:p>
          </table:table-cell>
          <table:table-cell table:formula="of:=([.B814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15]-[.F$2])^2" office:value-type="float" office:value="0.398161">
            <text:p>0.398161</text:p>
          </table:table-cell>
          <table:table-cell table:formula="of:=([.B815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816]-[.F$2])^2" office:value-type="float" office:value="2.660161">
            <text:p>2.660161</text:p>
          </table:table-cell>
          <table:table-cell table:formula="of:=([.B816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817]-[.F$2])^2" office:value-type="float" office:value="0.398161">
            <text:p>0.398161</text:p>
          </table:table-cell>
          <table:table-cell table:formula="of:=([.B817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818]-[.F$2])^2" office:value-type="float" office:value="0.398161">
            <text:p>0.398161</text:p>
          </table:table-cell>
          <table:table-cell table:formula="of:=([.B818]-[.G$2])^2" office:value-type="float" office:value="96.079204">
            <text:p>96.07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819]-[.F$2])^2" office:value-type="float" office:value="0.136161">
            <text:p>0.136161</text:p>
          </table:table-cell>
          <table:table-cell table:formula="of:=([.B819]-[.G$2])^2" office:value-type="float" office:value="23.059204">
            <text:p>23.05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20]-[.F$2])^2" office:value-type="float" office:value="2.660161">
            <text:p>2.660161</text:p>
          </table:table-cell>
          <table:table-cell table:formula="of:=([.B820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821]-[.F$2])^2" office:value-type="float" office:value="2.660161">
            <text:p>2.660161</text:p>
          </table:table-cell>
          <table:table-cell table:formula="of:=([.B821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table:formula="of:=([.A822]-[.F$2])^2" office:value-type="float" office:value="19.088161">
            <text:p>19.088161</text:p>
          </table:table-cell>
          <table:table-cell table:formula="of:=([.B822]-[.G$2])^2" office:value-type="float" office:value="96.079204">
            <text:p>96.07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823]-[.F$2])^2" office:value-type="float" office:value="0.398161">
            <text:p>0.398161</text:p>
          </table:table-cell>
          <table:table-cell table:formula="of:=([.B823]-[.G$2])^2" office:value-type="float" office:value="27.019204">
            <text:p>27.019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formula="of:=([.A824]-[.F$2])^2" office:value-type="float" office:value="1.874161">
            <text:p>1.874161</text:p>
          </table:table-cell>
          <table:table-cell table:formula="of:=([.B824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825]-[.F$2])^2" office:value-type="float" office:value="6.922161">
            <text:p>6.922161</text:p>
          </table:table-cell>
          <table:table-cell table:formula="of:=([.B825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26]-[.F$2])^2" office:value-type="float" office:value="0.398161">
            <text:p>0.398161</text:p>
          </table:table-cell>
          <table:table-cell table:formula="of:=([.B826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formula="of:=([.A827]-[.F$2])^2" office:value-type="float" office:value="267.944161">
            <text:p>267.944161</text:p>
          </table:table-cell>
          <table:table-cell table:formula="of:=([.B827]-[.G$2])^2" office:value-type="float" office:value="23.059204">
            <text:p>23.05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formula="of:=([.A828]-[.F$2])^2" office:value-type="float" office:value="0.136161">
            <text:p>0.136161</text:p>
          </table:table-cell>
          <table:table-cell table:formula="of:=([.B828]-[.G$2])^2" office:value-type="float" office:value="27.019204">
            <text:p>27.01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829]-[.F$2])^2" office:value-type="float" office:value="0.136161">
            <text:p>0.136161</text:p>
          </table:table-cell>
          <table:table-cell table:formula="of:=([.B82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830]-[.F$2])^2" office:value-type="float" office:value="1.874161">
            <text:p>1.874161</text:p>
          </table:table-cell>
          <table:table-cell table:formula="of:=([.B830]-[.G$2])^2" office:value-type="float" office:value="77.475204">
            <text:p>77.4752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formula="of:=([.A831]-[.F$2])^2" office:value-type="float" office:value="19.088161">
            <text:p>19.088161</text:p>
          </table:table-cell>
          <table:table-cell table:formula="of:=([.B831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A832]-[.F$2])^2" office:value-type="float" office:value="6.922161">
            <text:p>6.922161</text:p>
          </table:table-cell>
          <table:table-cell table:formula="of:=([.B832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833]-[.F$2])^2" office:value-type="float" office:value="13.184161">
            <text:p>13.184161</text:p>
          </table:table-cell>
          <table:table-cell table:formula="of:=([.B833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834]-[.F$2])^2" office:value-type="float" office:value="28.826161">
            <text:p>28.826161</text:p>
          </table:table-cell>
          <table:table-cell table:formula="of:=([.B834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835]-[.F$2])^2" office:value-type="float" office:value="0.398161">
            <text:p>0.398161</text:p>
          </table:table-cell>
          <table:table-cell table:formula="of:=([.B835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([.A836]-[.F$2])^2" office:value-type="float" office:value="1.874161">
            <text:p>1.874161</text:p>
          </table:table-cell>
          <table:table-cell table:formula="of:=([.B836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formula="of:=([.A837]-[.F$2])^2" office:value-type="float" office:value="87.778161">
            <text:p>87.778161</text:p>
          </table:table-cell>
          <table:table-cell table:formula="of:=([.B837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formula="of:=([.A838]-[.F$2])^2" office:value-type="float" office:value="0.136161">
            <text:p>0.136161</text:p>
          </table:table-cell>
          <table:table-cell table:formula="of:=([.B838]-[.G$2])^2" office:value-type="float" office:value="77.475204">
            <text:p>77.47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839]-[.F$2])^2" office:value-type="float" office:value="0.398161">
            <text:p>0.398161</text:p>
          </table:table-cell>
          <table:table-cell table:formula="of:=([.B839]-[.G$2])^2" office:value-type="float" office:value="23.059204">
            <text:p>23.05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840]-[.F$2])^2" office:value-type="float" office:value="0.398161">
            <text:p>0.398161</text:p>
          </table:table-cell>
          <table:table-cell table:formula="of:=([.B840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841]-[.F$2])^2" office:value-type="float" office:value="2.660161">
            <text:p>2.660161</text:p>
          </table:table-cell>
          <table:table-cell table:formula="of:=([.B841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842]-[.F$2])^2" office:value-type="float" office:value="2.660161">
            <text:p>2.660161</text:p>
          </table:table-cell>
          <table:table-cell table:formula="of:=([.B842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table:formula="of:=([.A843]-[.F$2])^2" office:value-type="float" office:value="0.398161">
            <text:p>0.398161</text:p>
          </table:table-cell>
          <table:table-cell table:formula="of:=([.B843]-[.G$2])^2" office:value-type="float" office:value="948.763204">
            <text:p>948.763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table:formula="of:=([.A844]-[.F$2])^2" office:value-type="float" office:value="6.922161">
            <text:p>6.922161</text:p>
          </table:table-cell>
          <table:table-cell table:formula="of:=([.B844]-[.G$2])^2" office:value-type="float" office:value="475.327204">
            <text:p>475.32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table:formula="of:=([.A845]-[.F$2])^2" office:value-type="float" office:value="0.398161">
            <text:p>0.398161</text:p>
          </table:table-cell>
          <table:table-cell table:formula="of:=([.B845]-[.G$2])^2" office:value-type="float" office:value="475.327204">
            <text:p>475.327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formula="of:=([.A846]-[.F$2])^2" office:value-type="float" office:value="1.874161">
            <text:p>1.874161</text:p>
          </table:table-cell>
          <table:table-cell table:formula="of:=([.B846]-[.G$2])^2" office:value-type="float" office:value="116.683204">
            <text:p>116.68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847]-[.F$2])^2" office:value-type="float" office:value="0.398161">
            <text:p>0.398161</text:p>
          </table:table-cell>
          <table:table-cell table:formula="of:=([.B847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848]-[.F$2])^2" office:value-type="float" office:value="0.398161">
            <text:p>0.398161</text:p>
          </table:table-cell>
          <table:table-cell table:formula="of:=([.B848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849]-[.F$2])^2" office:value-type="float" office:value="1.874161">
            <text:p>1.874161</text:p>
          </table:table-cell>
          <table:table-cell table:formula="of:=([.B849]-[.G$2])^2" office:value-type="float" office:value="33.663204">
            <text:p>33.66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850]-[.F$2])^2" office:value-type="float" office:value="2.660161">
            <text:p>2.660161</text:p>
          </table:table-cell>
          <table:table-cell table:formula="of:=([.B850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51]-[.F$2])^2" office:value-type="float" office:value="0.398161">
            <text:p>0.398161</text:p>
          </table:table-cell>
          <table:table-cell table:formula="of:=([.B851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52]-[.F$2])^2" office:value-type="float" office:value="0.398161">
            <text:p>0.398161</text:p>
          </table:table-cell>
          <table:table-cell table:formula="of:=([.B852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853]-[.F$2])^2" office:value-type="float" office:value="2.660161">
            <text:p>2.660161</text:p>
          </table:table-cell>
          <table:table-cell table:formula="of:=([.B853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854]-[.F$2])^2" office:value-type="float" office:value="0.398161">
            <text:p>0.398161</text:p>
          </table:table-cell>
          <table:table-cell table:formula="of:=([.B854]-[.G$2])^2" office:value-type="float" office:value="96.079204">
            <text:p>96.079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855]-[.F$2])^2" office:value-type="float" office:value="6.922161">
            <text:p>6.922161</text:p>
          </table:table-cell>
          <table:table-cell table:formula="of:=([.B855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([.A856]-[.F$2])^2" office:value-type="float" office:value="0.398161">
            <text:p>0.398161</text:p>
          </table:table-cell>
          <table:table-cell table:formula="of:=([.B856]-[.G$2])^2" office:value-type="float" office:value="46.267204">
            <text:p>46.26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857]-[.F$2])^2" office:value-type="float" office:value="0.398161">
            <text:p>0.398161</text:p>
          </table:table-cell>
          <table:table-cell table:formula="of:=([.B857]-[.G$2])^2" office:value-type="float" office:value="14.455204">
            <text:p>14.45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858]-[.F$2])^2" office:value-type="float" office:value="0.398161">
            <text:p>0.398161</text:p>
          </table:table-cell>
          <table:table-cell table:formula="of:=([.B858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formula="of:=([.A859]-[.F$2])^2" office:value-type="float" office:value="0.398161">
            <text:p>0.398161</text:p>
          </table:table-cell>
          <table:table-cell table:formula="of:=([.B859]-[.G$2])^2" office:value-type="float" office:value="665.743204">
            <text:p>665.7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860]-[.F$2])^2" office:value-type="float" office:value="0.398161">
            <text:p>0.398161</text:p>
          </table:table-cell>
          <table:table-cell table:formula="of:=([.B860]-[.G$2])^2" office:value-type="float" office:value="60.871204">
            <text:p>60.87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861]-[.F$2])^2" office:value-type="float" office:value="2.660161">
            <text:p>2.660161</text:p>
          </table:table-cell>
          <table:table-cell table:formula="of:=([.B861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862]-[.F$2])^2" office:value-type="float" office:value="0.398161">
            <text:p>0.398161</text:p>
          </table:table-cell>
          <table:table-cell table:formula="of:=([.B862]-[.G$2])^2" office:value-type="float" office:value="77.475204">
            <text:p>77.47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863]-[.F$2])^2" office:value-type="float" office:value="2.660161">
            <text:p>2.660161</text:p>
          </table:table-cell>
          <table:table-cell table:formula="of:=([.B863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864]-[.F$2])^2" office:value-type="float" office:value="13.184161">
            <text:p>13.184161</text:p>
          </table:table-cell>
          <table:table-cell table:formula="of:=([.B864]-[.G$2])^2" office:value-type="float" office:value="103.999204">
            <text:p>103.99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65]-[.F$2])^2" office:value-type="float" office:value="2.660161">
            <text:p>2.660161</text:p>
          </table:table-cell>
          <table:table-cell table:formula="of:=([.B865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866]-[.F$2])^2" office:value-type="float" office:value="0.398161">
            <text:p>0.398161</text:p>
          </table:table-cell>
          <table:table-cell table:formula="of:=([.B866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formula="of:=([.A867]-[.F$2])^2" office:value-type="float" office:value="87.778161">
            <text:p>87.778161</text:p>
          </table:table-cell>
          <table:table-cell table:formula="of:=([.B867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868]-[.F$2])^2" office:value-type="float" office:value="6.922161">
            <text:p>6.922161</text:p>
          </table:table-cell>
          <table:table-cell table:formula="of:=([.B868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869]-[.F$2])^2" office:value-type="float" office:value="13.184161">
            <text:p>13.184161</text:p>
          </table:table-cell>
          <table:table-cell table:formula="of:=([.B869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formula="of:=([.A870]-[.F$2])^2" office:value-type="float" office:value="13.184161">
            <text:p>13.184161</text:p>
          </table:table-cell>
          <table:table-cell table:formula="of:=([.B870]-[.G$2])^2" office:value-type="float" office:value="116.683204">
            <text:p>116.68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871]-[.F$2])^2" office:value-type="float" office:value="2.660161">
            <text:p>2.660161</text:p>
          </table:table-cell>
          <table:table-cell table:formula="of:=([.B871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872]-[.F$2])^2" office:value-type="float" office:value="2.660161">
            <text:p>2.660161</text:p>
          </table:table-cell>
          <table:table-cell table:formula="of:=([.B872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873]-[.F$2])^2" office:value-type="float" office:value="2.660161">
            <text:p>2.660161</text:p>
          </table:table-cell>
          <table:table-cell table:formula="of:=([.B873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874]-[.F$2])^2" office:value-type="float" office:value="0.398161">
            <text:p>0.398161</text:p>
          </table:table-cell>
          <table:table-cell table:formula="of:=([.B874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([.A875]-[.F$2])^2" office:value-type="float" office:value="2.660161">
            <text:p>2.660161</text:p>
          </table:table-cell>
          <table:table-cell table:formula="of:=([.B875]-[.G$2])^2" office:value-type="float" office:value="33.663204">
            <text:p>33.663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876]-[.F$2])^2" office:value-type="float" office:value="6.922161">
            <text:p>6.922161</text:p>
          </table:table-cell>
          <table:table-cell table:formula="of:=([.B876]-[.G$2])^2" office:value-type="float" office:value="27.019204">
            <text:p>27.01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877]-[.F$2])^2" office:value-type="float" office:value="2.660161">
            <text:p>2.660161</text:p>
          </table:table-cell>
          <table:table-cell table:formula="of:=([.B877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table:formula="of:=([.A878]-[.F$2])^2" office:value-type="float" office:value="0.136161">
            <text:p>0.136161</text:p>
          </table:table-cell>
          <table:table-cell table:formula="of:=([.B878]-[.G$2])^2" office:value-type="float" office:value="615.139204">
            <text:p>615.1392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formula="of:=([.A879]-[.F$2])^2" office:value-type="float" office:value="28.826161">
            <text:p>28.826161</text:p>
          </table:table-cell>
          <table:table-cell table:formula="of:=([.B879]-[.G$2])^2" office:value-type="float" office:value="116.683204">
            <text:p>116.68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880]-[.F$2])^2" office:value-type="float" office:value="2.660161">
            <text:p>2.660161</text:p>
          </table:table-cell>
          <table:table-cell table:formula="of:=([.B880]-[.G$2])^2" office:value-type="float" office:value="27.019204">
            <text:p>27.01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81]-[.F$2])^2" office:value-type="float" office:value="2.660161">
            <text:p>2.660161</text:p>
          </table:table-cell>
          <table:table-cell table:formula="of:=([.B881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882]-[.F$2])^2" office:value-type="float" office:value="2.660161">
            <text:p>2.660161</text:p>
          </table:table-cell>
          <table:table-cell table:formula="of:=([.B882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table:formula="of:=([.A883]-[.F$2])^2" office:value-type="float" office:value="0.398161">
            <text:p>0.398161</text:p>
          </table:table-cell>
          <table:table-cell table:formula="of:=([.B883]-[.G$2])^2" office:value-type="float" office:value="219.099204">
            <text:p>219.099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884]-[.F$2])^2" office:value-type="float" office:value="6.922161">
            <text:p>6.922161</text:p>
          </table:table-cell>
          <table:table-cell table:formula="of:=([.B884]-[.G$2])^2" office:value-type="float" office:value="103.999204">
            <text:p>103.99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885]-[.F$2])^2" office:value-type="float" office:value="0.136161">
            <text:p>0.136161</text:p>
          </table:table-cell>
          <table:table-cell table:formula="of:=([.B885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886]-[.F$2])^2" office:value-type="float" office:value="0.136161">
            <text:p>0.136161</text:p>
          </table:table-cell>
          <table:table-cell table:formula="of:=([.B886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87]-[.F$2])^2" office:value-type="float" office:value="0.398161">
            <text:p>0.398161</text:p>
          </table:table-cell>
          <table:table-cell table:formula="of:=([.B887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888]-[.F$2])^2" office:value-type="float" office:value="0.136161">
            <text:p>0.136161</text:p>
          </table:table-cell>
          <table:table-cell table:formula="of:=([.B888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889]-[.F$2])^2" office:value-type="float" office:value="0.398161">
            <text:p>0.398161</text:p>
          </table:table-cell>
          <table:table-cell table:formula="of:=([.B88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formula="of:=([.A890]-[.F$2])^2" office:value-type="float" office:value="11.350161">
            <text:p>11.350161</text:p>
          </table:table-cell>
          <table:table-cell table:formula="of:=([.B890]-[.G$2])^2" office:value-type="float" office:value="77.475204">
            <text:p>77.47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891]-[.F$2])^2" office:value-type="float" office:value="0.136161">
            <text:p>0.136161</text:p>
          </table:table-cell>
          <table:table-cell table:formula="of:=([.B891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892]-[.F$2])^2" office:value-type="float" office:value="2.660161">
            <text:p>2.660161</text:p>
          </table:table-cell>
          <table:table-cell table:formula="of:=([.B892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893]-[.F$2])^2" office:value-type="float" office:value="2.660161">
            <text:p>2.660161</text:p>
          </table:table-cell>
          <table:table-cell table:formula="of:=([.B893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([.A894]-[.F$2])^2" office:value-type="float" office:value="0.136161">
            <text:p>0.136161</text:p>
          </table:table-cell>
          <table:table-cell table:formula="of:=([.B894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895]-[.F$2])^2" office:value-type="float" office:value="19.088161">
            <text:p>19.088161</text:p>
          </table:table-cell>
          <table:table-cell table:formula="of:=([.B895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formula="of:=([.A896]-[.F$2])^2" office:value-type="float" office:value="375.158161">
            <text:p>375.158161</text:p>
          </table:table-cell>
          <table:table-cell table:formula="of:=([.B896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formula="of:=([.A897]-[.F$2])^2" office:value-type="float" office:value="5.612161">
            <text:p>5.612161</text:p>
          </table:table-cell>
          <table:table-cell table:formula="of:=([.B897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98]-[.F$2])^2" office:value-type="float" office:value="0.398161">
            <text:p>0.398161</text:p>
          </table:table-cell>
          <table:table-cell table:formula="of:=([.B898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formula="of:=([.A899]-[.F$2])^2" office:value-type="float" office:value="5.612161">
            <text:p>5.612161</text:p>
          </table:table-cell>
          <table:table-cell table:formula="of:=([.B899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formula="of:=([.A900]-[.F$2])^2" office:value-type="float" office:value="0.136161">
            <text:p>0.136161</text:p>
          </table:table-cell>
          <table:table-cell table:formula="of:=([.B900]-[.G$2])^2" office:value-type="float" office:value="316.911204">
            <text:p>316.911204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([.A901]-[.F$2])^2" office:value-type="float" office:value="21.446161">
            <text:p>21.446161</text:p>
          </table:table-cell>
          <table:table-cell table:formula="of:=([.B901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902]-[.F$2])^2" office:value-type="float" office:value="2.660161">
            <text:p>2.660161</text:p>
          </table:table-cell>
          <table:table-cell table:formula="of:=([.B902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903]-[.F$2])^2" office:value-type="float" office:value="0.398161">
            <text:p>0.398161</text:p>
          </table:table-cell>
          <table:table-cell table:formula="of:=([.B903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formula="of:=([.A904]-[.F$2])^2" office:value-type="float" office:value="2.660161">
            <text:p>2.660161</text:p>
          </table:table-cell>
          <table:table-cell table:formula="of:=([.B904]-[.G$2])^2" office:value-type="float" office:value="219.099204">
            <text:p>219.09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905]-[.F$2])^2" office:value-type="float" office:value="2.660161">
            <text:p>2.660161</text:p>
          </table:table-cell>
          <table:table-cell table:formula="of:=([.B905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906]-[.F$2])^2" office:value-type="float" office:value="2.660161">
            <text:p>2.660161</text:p>
          </table:table-cell>
          <table:table-cell table:formula="of:=([.B906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([.A907]-[.F$2])^2" office:value-type="float" office:value="21.446161">
            <text:p>21.446161</text:p>
          </table:table-cell>
          <table:table-cell table:formula="of:=([.B907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908]-[.F$2])^2" office:value-type="float" office:value="0.398161">
            <text:p>0.398161</text:p>
          </table:table-cell>
          <table:table-cell table:formula="of:=([.B908]-[.G$2])^2" office:value-type="float" office:value="14.455204">
            <text:p>14.45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909]-[.F$2])^2" office:value-type="float" office:value="0.398161">
            <text:p>0.398161</text:p>
          </table:table-cell>
          <table:table-cell table:formula="of:=([.B909]-[.G$2])^2" office:value-type="float" office:value="60.871204">
            <text:p>60.87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910]-[.F$2])^2" office:value-type="float" office:value="0.398161">
            <text:p>0.398161</text:p>
          </table:table-cell>
          <table:table-cell table:formula="of:=([.B910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911]-[.F$2])^2" office:value-type="float" office:value="19.088161">
            <text:p>19.088161</text:p>
          </table:table-cell>
          <table:table-cell table:formula="of:=([.B911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912]-[.F$2])^2" office:value-type="float" office:value="0.136161">
            <text:p>0.136161</text:p>
          </table:table-cell>
          <table:table-cell table:formula="of:=([.B912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913]-[.F$2])^2" office:value-type="float" office:value="0.136161">
            <text:p>0.136161</text:p>
          </table:table-cell>
          <table:table-cell table:formula="of:=([.B913]-[.G$2])^2" office:value-type="float" office:value="23.059204">
            <text:p>23.05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914]-[.F$2])^2" office:value-type="float" office:value="0.398161">
            <text:p>0.398161</text:p>
          </table:table-cell>
          <table:table-cell table:formula="of:=([.B914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table:formula="of:=([.A915]-[.F$2])^2" office:value-type="float" office:value="11.350161">
            <text:p>11.350161</text:p>
          </table:table-cell>
          <table:table-cell table:formula="of:=([.B915]-[.G$2])^2" office:value-type="float" office:value="163.891204">
            <text:p>163.89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916]-[.F$2])^2" office:value-type="float" office:value="2.660161">
            <text:p>2.660161</text:p>
          </table:table-cell>
          <table:table-cell table:formula="of:=([.B916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formula="of:=([.A917]-[.F$2])^2" office:value-type="float" office:value="13.184161">
            <text:p>13.184161</text:p>
          </table:table-cell>
          <table:table-cell table:formula="of:=([.B917]-[.G$2])^2" office:value-type="float" office:value="60.871204">
            <text:p>60.87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formula="of:=([.A918]-[.F$2])^2" office:value-type="float" office:value="0.398161">
            <text:p>0.398161</text:p>
          </table:table-cell>
          <table:table-cell table:formula="of:=([.B918]-[.G$2])^2" office:value-type="float" office:value="665.743204">
            <text:p>665.74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919]-[.F$2])^2" office:value-type="float" office:value="0.398161">
            <text:p>0.398161</text:p>
          </table:table-cell>
          <table:table-cell table:formula="of:=([.B919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920]-[.F$2])^2" office:value-type="float" office:value="2.660161">
            <text:p>2.660161</text:p>
          </table:table-cell>
          <table:table-cell table:formula="of:=([.B920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921]-[.F$2])^2" office:value-type="float" office:value="2.660161">
            <text:p>2.660161</text:p>
          </table:table-cell>
          <table:table-cell table:formula="of:=([.B921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formula="of:=([.A922]-[.F$2])^2" office:value-type="float" office:value="40.564161">
            <text:p>40.564161</text:p>
          </table:table-cell>
          <table:table-cell table:formula="of:=([.B922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formula="of:=([.A923]-[.F$2])^2" office:value-type="float" office:value="11.350161">
            <text:p>11.350161</text:p>
          </table:table-cell>
          <table:table-cell table:formula="of:=([.B923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924]-[.F$2])^2" office:value-type="float" office:value="2.660161">
            <text:p>2.660161</text:p>
          </table:table-cell>
          <table:table-cell table:formula="of:=([.B924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925]-[.F$2])^2" office:value-type="float" office:value="107.516161">
            <text:p>107.516161</text:p>
          </table:table-cell>
          <table:table-cell table:formula="of:=([.B925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926]-[.F$2])^2" office:value-type="float" office:value="0.136161">
            <text:p>0.136161</text:p>
          </table:table-cell>
          <table:table-cell table:formula="of:=([.B926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927]-[.F$2])^2" office:value-type="float" office:value="2.660161">
            <text:p>2.660161</text:p>
          </table:table-cell>
          <table:table-cell table:formula="of:=([.B927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928]-[.F$2])^2" office:value-type="float" office:value="0.398161">
            <text:p>0.398161</text:p>
          </table:table-cell>
          <table:table-cell table:formula="of:=([.B928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table:formula="of:=([.A929]-[.F$2])^2" office:value-type="float" office:value="0.398161">
            <text:p>0.398161</text:p>
          </table:table-cell>
          <table:table-cell table:formula="of:=([.B929]-[.G$2])^2" office:value-type="float" office:value="316.911204">
            <text:p>316.91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930]-[.F$2])^2" office:value-type="float" office:value="2.660161">
            <text:p>2.660161</text:p>
          </table:table-cell>
          <table:table-cell table:formula="of:=([.B930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formula="of:=([.A931]-[.F$2])^2" office:value-type="float" office:value="54.302161">
            <text:p>54.302161</text:p>
          </table:table-cell>
          <table:table-cell table:formula="of:=([.B931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932]-[.F$2])^2" office:value-type="float" office:value="2.660161">
            <text:p>2.660161</text:p>
          </table:table-cell>
          <table:table-cell table:formula="of:=([.B932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933]-[.F$2])^2" office:value-type="float" office:value="2.660161">
            <text:p>2.660161</text:p>
          </table:table-cell>
          <table:table-cell table:formula="of:=([.B933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934]-[.F$2])^2" office:value-type="float" office:value="2.660161">
            <text:p>2.660161</text:p>
          </table:table-cell>
          <table:table-cell table:formula="of:=([.B934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935]-[.F$2])^2" office:value-type="float" office:value="2.660161">
            <text:p>2.660161</text:p>
          </table:table-cell>
          <table:table-cell table:formula="of:=([.B935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936]-[.F$2])^2" office:value-type="float" office:value="5.612161">
            <text:p>5.612161</text:p>
          </table:table-cell>
          <table:table-cell table:formula="of:=([.B936]-[.G$2])^2" office:value-type="float" office:value="60.871204">
            <text:p>60.871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([.A937]-[.F$2])^2" office:value-type="float" office:value="0.136161">
            <text:p>0.136161</text:p>
          </table:table-cell>
          <table:table-cell table:formula="of:=([.B937]-[.G$2])^2" office:value-type="float" office:value="190.495204">
            <text:p>190.495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938]-[.F$2])^2" office:value-type="float" office:value="13.184161">
            <text:p>13.184161</text:p>
          </table:table-cell>
          <table:table-cell table:formula="of:=([.B938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939]-[.F$2])^2" office:value-type="float" office:value="0.398161">
            <text:p>0.398161</text:p>
          </table:table-cell>
          <table:table-cell table:formula="of:=([.B939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940]-[.F$2])^2" office:value-type="float" office:value="0.398161">
            <text:p>0.398161</text:p>
          </table:table-cell>
          <table:table-cell table:formula="of:=([.B940]-[.G$2])^2" office:value-type="float" office:value="7.851204">
            <text:p>7.85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941]-[.F$2])^2" office:value-type="float" office:value="2.660161">
            <text:p>2.660161</text:p>
          </table:table-cell>
          <table:table-cell table:formula="of:=([.B941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942]-[.F$2])^2" office:value-type="float" office:value="0.398161">
            <text:p>0.398161</text:p>
          </table:table-cell>
          <table:table-cell table:formula="of:=([.B942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formula="of:=([.A943]-[.F$2])^2" office:value-type="float" office:value="414.896161">
            <text:p>414.896161</text:p>
          </table:table-cell>
          <table:table-cell table:formula="of:=([.B943]-[.G$2])^2" office:value-type="float" office:value="60.871204">
            <text:p>60.87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944]-[.F$2])^2" office:value-type="float" office:value="2.660161">
            <text:p>2.660161</text:p>
          </table:table-cell>
          <table:table-cell table:formula="of:=([.B944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945]-[.F$2])^2" office:value-type="float" office:value="0.136161">
            <text:p>0.136161</text:p>
          </table:table-cell>
          <table:table-cell table:formula="of:=([.B945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946]-[.F$2])^2" office:value-type="float" office:value="0.398161">
            <text:p>0.398161</text:p>
          </table:table-cell>
          <table:table-cell table:formula="of:=([.B946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947]-[.F$2])^2" office:value-type="float" office:value="0.136161">
            <text:p>0.136161</text:p>
          </table:table-cell>
          <table:table-cell table:formula="of:=([.B947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948]-[.F$2])^2" office:value-type="float" office:value="0.398161">
            <text:p>0.398161</text:p>
          </table:table-cell>
          <table:table-cell table:formula="of:=([.B948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949]-[.F$2])^2" office:value-type="float" office:value="0.136161">
            <text:p>0.136161</text:p>
          </table:table-cell>
          <table:table-cell table:formula="of:=([.B949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950]-[.F$2])^2" office:value-type="float" office:value="0.398161">
            <text:p>0.398161</text:p>
          </table:table-cell>
          <table:table-cell table:formula="of:=([.B950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([.A951]-[.F$2])^2" office:value-type="float" office:value="28.826161">
            <text:p>28.826161</text:p>
          </table:table-cell>
          <table:table-cell table:formula="of:=([.B951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([.A952]-[.F$2])^2" office:value-type="float" office:value="21.446161">
            <text:p>21.446161</text:p>
          </table:table-cell>
          <table:table-cell table:formula="of:=([.B952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953]-[.F$2])^2" office:value-type="float" office:value="2.660161">
            <text:p>2.660161</text:p>
          </table:table-cell>
          <table:table-cell table:formula="of:=([.B953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954]-[.F$2])^2" office:value-type="float" office:value="0.398161">
            <text:p>0.398161</text:p>
          </table:table-cell>
          <table:table-cell table:formula="of:=([.B954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955]-[.F$2])^2" office:value-type="float" office:value="13.184161">
            <text:p>13.184161</text:p>
          </table:table-cell>
          <table:table-cell table:formula="of:=([.B955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formula="of:=([.A956]-[.F$2])^2" office:value-type="float" office:value="301.682161">
            <text:p>301.682161</text:p>
          </table:table-cell>
          <table:table-cell table:formula="of:=([.B956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([.A957]-[.F$2])^2" office:value-type="float" office:value="2.660161">
            <text:p>2.660161</text:p>
          </table:table-cell>
          <table:table-cell table:formula="of:=([.B957]-[.G$2])^2" office:value-type="float" office:value="33.663204">
            <text:p>33.66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958]-[.F$2])^2" office:value-type="float" office:value="0.398161">
            <text:p>0.398161</text:p>
          </table:table-cell>
          <table:table-cell table:formula="of:=([.B958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([.A959]-[.F$2])^2" office:value-type="float" office:value="2.660161">
            <text:p>2.660161</text:p>
          </table:table-cell>
          <table:table-cell table:formula="of:=([.B959]-[.G$2])^2" office:value-type="float" office:value="14.455204">
            <text:p>14.45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60]-[.F$2])^2" office:value-type="float" office:value="0.136161">
            <text:p>0.136161</text:p>
          </table:table-cell>
          <table:table-cell table:formula="of:=([.B960]-[.G$2])^2" office:value-type="float" office:value="14.455204">
            <text:p>14.455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formula="of:=([.A961]-[.F$2])^2" office:value-type="float" office:value="6.922161">
            <text:p>6.922161</text:p>
          </table:table-cell>
          <table:table-cell table:formula="of:=([.B961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962]-[.F$2])^2" office:value-type="float" office:value="6.922161">
            <text:p>6.922161</text:p>
          </table:table-cell>
          <table:table-cell table:formula="of:=([.B962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963]-[.F$2])^2" office:value-type="float" office:value="0.398161">
            <text:p>0.398161</text:p>
          </table:table-cell>
          <table:table-cell table:formula="of:=([.B963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([.A964]-[.F$2])^2" office:value-type="float" office:value="87.778161">
            <text:p>87.778161</text:p>
          </table:table-cell>
          <table:table-cell table:formula="of:=([.B964]-[.G$2])^2" office:value-type="float" office:value="17.623204">
            <text:p>17.623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965]-[.F$2])^2" office:value-type="float" office:value="6.922161">
            <text:p>6.922161</text:p>
          </table:table-cell>
          <table:table-cell table:formula="of:=([.B965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formula="of:=([.A966]-[.F$2])^2" office:value-type="float" office:value="11.350161">
            <text:p>11.350161</text:p>
          </table:table-cell>
          <table:table-cell table:formula="of:=([.B966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967]-[.F$2])^2" office:value-type="float" office:value="0.398161">
            <text:p>0.398161</text:p>
          </table:table-cell>
          <table:table-cell table:formula="of:=([.B967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968]-[.F$2])^2" office:value-type="float" office:value="2.660161">
            <text:p>2.660161</text:p>
          </table:table-cell>
          <table:table-cell table:formula="of:=([.B968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([.A969]-[.F$2])^2" office:value-type="float" office:value="0.136161">
            <text:p>0.136161</text:p>
          </table:table-cell>
          <table:table-cell table:formula="of:=([.B969]-[.G$2])^2" office:value-type="float" office:value="190.495204">
            <text:p>190.49520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formula="of:=([.A970]-[.F$2])^2" office:value-type="float" office:value="19.088161">
            <text:p>19.088161</text:p>
          </table:table-cell>
          <table:table-cell table:formula="of:=([.B970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971]-[.F$2])^2" office:value-type="float" office:value="0.398161">
            <text:p>0.398161</text:p>
          </table:table-cell>
          <table:table-cell table:formula="of:=([.B971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972]-[.F$2])^2" office:value-type="float" office:value="2.660161">
            <text:p>2.660161</text:p>
          </table:table-cell>
          <table:table-cell table:formula="of:=([.B972]-[.G$2])^2" office:value-type="float" office:value="27.019204">
            <text:p>27.01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973]-[.F$2])^2" office:value-type="float" office:value="2.660161">
            <text:p>2.660161</text:p>
          </table:table-cell>
          <table:table-cell table:formula="of:=([.B973]-[.G$2])^2" office:value-type="float" office:value="51.811204">
            <text:p>51.81120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formula="of:=([.A974]-[.F$2])^2" office:value-type="float" office:value="28.826161">
            <text:p>28.826161</text:p>
          </table:table-cell>
          <table:table-cell table:formula="of:=([.B974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975]-[.F$2])^2" office:value-type="float" office:value="0.398161">
            <text:p>0.398161</text:p>
          </table:table-cell>
          <table:table-cell table:formula="of:=([.B975]-[.G$2])^2" office:value-type="float" office:value="3.247204">
            <text:p>3.2472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976]-[.F$2])^2" office:value-type="float" office:value="13.184161">
            <text:p>13.184161</text:p>
          </table:table-cell>
          <table:table-cell table:formula="of:=([.B976]-[.G$2])^2" office:value-type="float" office:value="38.415204">
            <text:p>38.41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977]-[.F$2])^2" office:value-type="float" office:value="2.660161">
            <text:p>2.660161</text:p>
          </table:table-cell>
          <table:table-cell table:formula="of:=([.B977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978]-[.F$2])^2" office:value-type="float" office:value="0.398161">
            <text:p>0.398161</text:p>
          </table:table-cell>
          <table:table-cell table:formula="of:=([.B978]-[.G$2])^2" office:value-type="float" office:value="103.999204">
            <text:p>103.999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979]-[.F$2])^2" office:value-type="float" office:value="2.660161">
            <text:p>2.660161</text:p>
          </table:table-cell>
          <table:table-cell table:formula="of:=([.B979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([.A980]-[.F$2])^2" office:value-type="float" office:value="5.612161">
            <text:p>5.612161</text:p>
          </table:table-cell>
          <table:table-cell table:formula="of:=([.B980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table:formula="of:=([.A981]-[.F$2])^2" office:value-type="float" office:value="236.206161">
            <text:p>236.206161</text:p>
          </table:table-cell>
          <table:table-cell table:formula="of:=([.B981]-[.G$2])^2" office:value-type="float" office:value="392.119204">
            <text:p>392.11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982]-[.F$2])^2" office:value-type="float" office:value="0.398161">
            <text:p>0.398161</text:p>
          </table:table-cell>
          <table:table-cell table:formula="of:=([.B982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983]-[.F$2])^2" office:value-type="float" office:value="0.398161">
            <text:p>0.398161</text:p>
          </table:table-cell>
          <table:table-cell table:formula="of:=([.B983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984]-[.F$2])^2" office:value-type="float" office:value="0.136161">
            <text:p>0.136161</text:p>
          </table:table-cell>
          <table:table-cell table:formula="of:=([.B984]-[.G$2])^2" office:value-type="float" office:value="0.0392040000000002">
            <text:p>0.03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985]-[.F$2])^2" office:value-type="float" office:value="0.398161">
            <text:p>0.398161</text:p>
          </table:table-cell>
          <table:table-cell table:formula="of:=([.B985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986]-[.F$2])^2" office:value-type="float" office:value="0.136161">
            <text:p>0.136161</text:p>
          </table:table-cell>
          <table:table-cell table:formula="of:=([.B986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([.A987]-[.F$2])^2" office:value-type="float" office:value="21.446161">
            <text:p>21.446161</text:p>
          </table:table-cell>
          <table:table-cell table:formula="of:=([.B987]-[.G$2])^2" office:value-type="float" office:value="84.603204">
            <text:p>84.603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988]-[.F$2])^2" office:value-type="float" office:value="0.398161">
            <text:p>0.398161</text:p>
          </table:table-cell>
          <table:table-cell table:formula="of:=([.B988]-[.G$2])^2" office:value-type="float" office:value="0.643203999999999">
            <text:p>0.643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([.A989]-[.F$2])^2" office:value-type="float" office:value="2.660161">
            <text:p>2.660161</text:p>
          </table:table-cell>
          <table:table-cell table:formula="of:=([.B989]-[.G$2])^2" office:value-type="float" office:value="14.455204">
            <text:p>14.45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990]-[.F$2])^2" office:value-type="float" office:value="2.660161">
            <text:p>2.660161</text:p>
          </table:table-cell>
          <table:table-cell table:formula="of:=([.B990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991]-[.F$2])^2" office:value-type="float" office:value="2.660161">
            <text:p>2.660161</text:p>
          </table:table-cell>
          <table:table-cell table:formula="of:=([.B991]-[.G$2])^2" office:value-type="float" office:value="27.019204">
            <text:p>27.019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table:formula="of:=([.A992]-[.F$2])^2" office:value-type="float" office:value="0.398161">
            <text:p>0.398161</text:p>
          </table:table-cell>
          <table:table-cell table:formula="of:=([.B992]-[.G$2])^2" office:value-type="float" office:value="219.099204">
            <text:p>219.09920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table:formula="of:=([.A993]-[.F$2])^2" office:value-type="float" office:value="1.874161">
            <text:p>1.874161</text:p>
          </table:table-cell>
          <table:table-cell table:formula="of:=([.B993]-[.G$2])^2" office:value-type="float" office:value="316.911204">
            <text:p>316.91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994]-[.F$2])^2" office:value-type="float" office:value="2.660161">
            <text:p>2.660161</text:p>
          </table:table-cell>
          <table:table-cell table:formula="of:=([.B994]-[.G$2])^2" office:value-type="float" office:value="4.831204">
            <text:p>4.83120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995]-[.F$2])^2" office:value-type="float" office:value="2.660161">
            <text:p>2.660161</text:p>
          </table:table-cell>
          <table:table-cell table:formula="of:=([.B995]-[.G$2])^2" office:value-type="float" office:value="10.227204">
            <text:p>10.227204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([.A996]-[.F$2])^2" office:value-type="float" office:value="21.446161">
            <text:p>21.446161</text:p>
          </table:table-cell>
          <table:table-cell table:formula="of:=([.B996]-[.G$2])^2" office:value-type="float" office:value="67.207204">
            <text:p>67.2072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997]-[.F$2])^2" office:value-type="float" office:value="0.398161">
            <text:p>0.398161</text:p>
          </table:table-cell>
          <table:table-cell table:formula="of:=([.B997]-[.G$2])^2" office:value-type="float" office:value="1.435204">
            <text:p>1.43520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formula="of:=([.A998]-[.F$2])^2" office:value-type="float" office:value="236.206161">
            <text:p>236.206161</text:p>
          </table:table-cell>
          <table:table-cell table:formula="of:=([.B998]-[.G$2])^2" office:value-type="float" office:value="77.475204">
            <text:p>77.47520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999]-[.F$2])^2" office:value-type="float" office:value="6.922161">
            <text:p>6.922161</text:p>
          </table:table-cell>
          <table:table-cell table:formula="of:=([.B999]-[.G$2])^2" office:value-type="float" office:value="125.395204">
            <text:p>125.39520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1000]-[.F$2])^2" office:value-type="float" office:value="0.136161">
            <text:p>0.136161</text:p>
          </table:table-cell>
          <table:table-cell table:formula="of:=([.B1000]-[.G$2])^2" office:value-type="float" office:value="10.227204">
            <text:p>10.227204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01/16/2012</text:date>, <text:time>12:5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6T12:58:03</dc:date>
    <meta:document-statistic meta:table-count="1" meta:cell-count="4004" meta:object-count="0"/>
    <meta:generator>LibreOffice/3.4$Linux LibreOffice_project/340m1$Build-1206</meta:generator>
  </office:meta>
</office:document-meta>
</file>